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36pt" style:font-size-asian="36pt" style:font-size-complex="36pt" fo:font-weight="bold" style:font-weight-asian="bold" style:font-weight-complex="bold"/>
    </style:style>
    <style:style style:name="ce3" style:family="table-cell" style:parent-style-name="Default" style:data-style-name="N0">
      <style:text-properties fo:font-size="36pt" style:font-size-asian="36pt" style:font-size-complex="36pt"/>
    </style:style>
    <style:style style:name="ce4" style:family="table-cell" style:parent-style-name="Default" style:data-style-name="N0">
      <style:text-properties fo:font-size="26pt" style:font-size-asian="26pt" style:font-size-complex="26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00"/>
      <style:text-properties fo:font-size="26pt" style:font-size-asian="26pt" style:font-size-complex="26pt"/>
    </style:style>
    <style:style style:name="ce7" style:family="table-cell" style:parent-style-name="Default" style:data-style-name="N0">
      <style:table-cell-properties fo:background-color="#81D41A"/>
      <style:text-properties fo:font-size="26pt" style:font-size-asian="26pt" style:font-size-complex="26pt"/>
    </style:style>
    <style:style style:name="ce8" style:family="table-cell" style:parent-style-name="Default" style:data-style-name="N0">
      <style:text-properties fo:font-size="26pt" style:font-size-asian="26pt" style:font-size-complex="26pt" fo:font-weight="bold" style:font-weight-asian="bold" style:font-weight-complex="bold"/>
    </style:style>
    <style:style style:name="ce9" style:family="table-cell" style:parent-style-name="Default" style:data-style-name="N0"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B4C7DC" style:repeat-content="false"/>
      <style:paragraph-properties fo:text-align="center"/>
      <style:text-properties fo:font-size="32pt" style:font-size-asian="32pt" style:font-size-complex="3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9211E" fo:font-size="20pt" style:font-size-asian="20pt" style:font-size-complex="20pt"/>
    </style:style>
    <style:style style:name="ce17" style:family="table-cell" style:parent-style-name="Default" style:data-style-name="N0">
      <style:text-properties fo:font-size="22pt" style:font-size-asian="22pt" style:font-size-complex="22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9" style:family="table-cell" style:parent-style-name="Default" style:data-style-name="N0">
      <style:text-properties fo:color="#C9211E" fo:font-size="18pt" style:font-size-asian="18pt" style:font-size-complex="18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21" style:family="table-cell" style:parent-style-name="Default" style:data-style-name="N0">
      <style:text-properties fo:font-size="18pt" style:font-size-asian="18pt" style:font-size-complex="18pt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FF" fo:font-size="14pt" style:font-size-asian="14pt" style:font-size-complex="14pt"/>
    </style:style>
    <style:style style:name="ce26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ext-properties fo:font-size="12pt" style:font-size-asian="12pt" style:font-size-complex="12pt"/>
    </style:style>
    <style:style style:name="ce28" style:family="table-cell" style:parent-style-name="Default" style:data-style-name="N0">
      <style:text-properties fo:color="#FF0000" fo:font-size="12pt" style:font-size-asian="12pt" style:font-size-complex="12pt"/>
    </style:style>
    <style:style style:name="ce29" style:family="table-cell" style:parent-style-name="Default" style:data-style-name="N0">
      <style:text-properties fo:font-size="30pt" style:font-size-asian="30pt" style:font-size-complex="3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32pt" style:font-size-asian="32pt" style:font-size-complex="32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B4C7DC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FFFF" fo:font-size="16pt" style:font-size-asian="16pt" style:font-size-complex="16pt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ize="30pt" style:font-size-asian="30pt" style:font-size-complex="30pt" fo:font-weight="bold" style:font-weight-asian="bold" style:font-weight-complex="bold"/>
    </style:style>
    <style:style style:name="ce35" style:family="table-cell" style:parent-style-name="Default" style:data-style-name="N0">
      <style:text-properties fo:font-size="22pt" style:font-size-asian="22pt" style:font-size-complex="2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end" fo:margin-right="0cm"/>
      <style:text-properties fo:font-size="22pt" style:font-size-asian="22pt" style:font-size-complex="22pt" fo:font-weight="bold" style:font-weight-asian="bold" style:font-weight-complex="bold"/>
    </style:style>
    <style:style style:name="ce37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3CAC7" style:repeat-content="false"/>
      <style:paragraph-properties fo:text-align="end" fo:margin-right="0cm"/>
      <style:text-properties fo:font-size="22pt" style:font-size-asian="22pt" style:font-size-complex="2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B3CAC7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77BC65" style:repeat-content="false"/>
      <style:paragraph-properties fo:text-align="end" fo:margin-right="0cm"/>
      <style:text-properties fo:font-size="22pt" style:font-size-asian="22pt" style:font-size-complex="2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77BC65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Amarelo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start" fo:margin-left="0cm"/>
      <style:text-properties fo:font-size="22pt" style:font-size-asian="22pt" style:font-size-complex="22pt" fo:font-weight="bold" style:font-weight-asian="bold" style:font-weight-complex="bold"/>
    </style:style>
    <style:style style:name="ce46" style:family="table-cell" style:parent-style-name="Default" style:data-style-name="N3">
      <style:table-cell-properties fo:border="thin solid #000000" style:vertical-align="middle" fo:background-color="#B3CAC7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47" style:family="table-cell" style:parent-style-name="Default" style:data-style-name="N3">
      <style:table-cell-properties fo:border="thin solid #000000" style:vertical-align="middle" fo:background-color="#77BC65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/>
      <style:text-properties fo:font-size="22pt" style:font-size-asian="22pt" style:font-size-complex="2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end" fo:margin-right="0cm"/>
      <style:text-properties fo:font-size="24pt" style:font-size-asian="24pt" style:font-size-complex="24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fo:background-color="#FFFF00"/>
      <style:text-properties fo:font-size="16pt" style:font-size-asian="16pt" style:font-size-complex="16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56" style:family="table-cell" style:parent-style-name="Default" style:data-style-name="N0">
      <style:table-cell-properties fo:border="thin solid #000000" style:vertical-align="middle" fo:background-color="#FFFF00"/>
      <style:text-properties fo:font-size="16pt" style:font-size-asian="16pt" style:font-size-complex="16pt" fo:font-weight="bold" style:font-weight-asian="bold" style:font-weight-complex="bold"/>
    </style:style>
    <style:style style:name="ce57" style:family="table-cell" style:parent-style-name="Amarelo" style:data-style-name="N0">
      <style:table-cell-properties fo:border-top="thin solid #000000" fo:border-bottom="thin solid #000000" fo:border-left="thin solid #000000" fo:border-right="none" style:vertical-align="middle" fo:background-color="#77BC65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58" style:family="table-cell" style:parent-style-name="Amarelo" style:data-style-name="N0">
      <style:table-cell-properties fo:border-top="thin solid #000000" fo:border-bottom="thin solid #000000" fo:border-left="none" fo:border-right="none" style:vertical-align="middle" fo:background-color="#77BC65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77BC65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77BC65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65" style:family="table-cell" style:parent-style-name="Invis_237_vel" style:data-style-name="N0">
      <style:table-cell-properties style:vertical-align="middle" fo:background-color="#FFFFFF"/>
      <style:text-properties fo:color="#FFFFFF" fo:font-size="16pt" style:font-size-asian="16pt" style:font-size-complex="16pt"/>
    </style:style>
    <style:style style:name="ce66" style:family="table-cell" style:parent-style-name="Amarelo" style:data-style-name="N0">
      <style:table-cell-properties style:vertical-align="automatic" fo:background-color="transparent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67" style:family="table-cell" style:parent-style-name="Amarelo" style:data-style-name="N0">
      <style:table-cell-properties style:vertical-align="automatic" fo:background-color="transparent" style:repeat-content="false"/>
      <style:paragraph-properties fo:text-align="center"/>
      <style:text-properties fo:font-size="24pt" style:font-size-asian="24pt" style:font-size-complex="24pt" fo:font-weight="normal" style:font-weight-asian="normal" style:font-weight-complex="normal"/>
    </style:style>
    <style:style style:name="ce6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e69" style:family="table-cell" style:parent-style-name="Branco" style:data-style-name="N0">
      <style:table-cell-properties style:vertical-align="middle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70" style:family="table-cell" style:parent-style-name="Amarelo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71" style:family="table-cell" style:parent-style-name="Amarelo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background-color="transparent"/>
      <style:text-properties fo:font-size="16pt" style:font-size-asian="16pt" style:font-size-complex="16pt"/>
    </style:style>
    <style:style style:name="ce75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EC9BA4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76" style:family="table-cell" style:parent-style-name="Default" style:data-style-name="N1">
      <style:table-cell-properties fo:border-top="thin solid #000000" fo:border-bottom="thin solid #000000" fo:border-left="none" fo:border-right="none" style:vertical-align="middle" fo:background-color="#EC9BA4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77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EC9BA4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79" style:family="table-cell" style:parent-style-name="Amarelo" style:data-style-name="N0">
      <style:table-cell-properties fo:border-top="thin solid #000000" fo:border-bottom="thin solid #000000" fo:border-left="thin solid #000000" fo:border-right="none" style:vertical-align="middle" fo:background-color="#EC9BA4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80" style:family="table-cell" style:parent-style-name="Amarelo" style:data-style-name="N0">
      <style:table-cell-properties fo:border-top="thin solid #000000" fo:border-bottom="thin solid #000000" fo:border-left="none" fo:border-right="none" style:vertical-align="middle" fo:background-color="#EC9BA4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C9BA4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C9BA4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start" fo:margin-left="0cm"/>
      <style:text-properties fo:font-size="24pt" style:font-size-asian="24pt" style:font-size-complex="24pt"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8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32pt" style:font-size-asian="32pt" style:font-size-complex="32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center"/>
      <style:text-properties fo:font-size="32pt" style:font-size-asian="32pt" style:font-size-complex="32pt"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fo:font-size="32pt" style:font-size-asian="32pt" style:font-size-complex="32pt" fo:font-weight="bold" style:font-weight-asian="bold" style:font-weight-complex="bold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1" style:family="table-cell" style:parent-style-name="Amarelo12p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/>
    </style:style>
    <style:style style:name="ce97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9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00" style:family="table-cell" style:parent-style-name="Default" style:data-style-name="N0">
      <style:table-cell-properties fo:border="thin solid #000000" fo:background-color="transparent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03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ce104" style:family="table-cell" style:parent-style-name="Default" style:data-style-name="N3">
      <style:table-cell-properties fo:border-top="thin solid #000000" fo:border-bottom="thin solid #000000" fo:border-left="none" fo:border-right="thin solid #000000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05" style:family="table-cell" style:parent-style-name="Amarelinho14p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3CAC7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77BC65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108" style:family="table-cell" style:parent-style-name="Default" style:data-style-name="N3">
      <style:table-cell-properties fo:border="thin solid #000000" style:vertical-align="middle" fo:background-color="#B3CAC7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09" style:family="table-cell" style:parent-style-name="Default" style:data-style-name="N3">
      <style:table-cell-properties fo:border="thin solid #000000" style:vertical-align="middle" fo:background-color="#77BC65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26pt" style:font-size-asian="26pt" style:font-size-complex="2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7" style:family="text" style:parent-style-name="Default">
      <style:text-properties fo:color="#000000" style:text-line-through-style="none" style:font-name="Liberation Sans" style:font-name-asian="Liberation Sans" style:font-name-complex="Liberation Sans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0.79375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0.926041666666667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4.445cm"/>
    </style:style>
    <style:style style:name="co13" style:family="table-column">
      <style:table-column-properties fo:break-before="auto" style:column-width="5.82083333333333cm"/>
    </style:style>
    <style:style style:name="co14" style:family="table-column">
      <style:table-column-properties fo:break-before="auto" style:column-width="0.767291666666667cm"/>
    </style:style>
    <style:style style:name="co15" style:family="table-column">
      <style:table-column-properties fo:break-before="auto" style:column-width="4.81541666666667cm"/>
    </style:style>
    <style:style style:name="co16" style:family="table-column">
      <style:table-column-properties fo:break-before="auto" style:column-width="4.365625cm"/>
    </style:style>
    <style:style style:name="co17" style:family="table-column">
      <style:table-column-properties fo:break-before="auto" style:column-width="0.396875cm"/>
    </style:style>
    <style:style style:name="co18" style:family="table-column">
      <style:table-column-properties fo:break-before="auto" style:column-width="1.45520833333333cm"/>
    </style:style>
    <style:style style:name="co19" style:family="table-column">
      <style:table-column-properties fo:break-before="auto" style:column-width="0.502708333333333cm"/>
    </style:style>
    <style:style style:name="co20" style:family="table-column">
      <style:table-column-properties fo:break-before="auto" style:column-width="0.687916666666667cm"/>
    </style:style>
    <style:style style:name="co21" style:family="table-column">
      <style:table-column-properties fo:break-before="auto" style:column-width="4.497916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33.75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27.75pt" style:use-optimal-row-height="true" fo:break-before="auto"/>
    </style:style>
    <style:style style:name="ro7" style:family="table-row">
      <style:table-row-properties style:row-height="23.25pt" style:use-optimal-row-height="true" fo:break-before="auto"/>
    </style:style>
    <style:style style:name="ro8" style:family="table-row">
      <style:table-row-properties style:row-height="19.7pt" style:use-optimal-row-height="true" fo:break-before="auto"/>
    </style:style>
    <style:style style:name="ro9" style:family="table-row">
      <style:table-row-properties style:row-height="8.45pt" style:use-optimal-row-height="false" fo:break-before="auto"/>
    </style:style>
    <style:style style:name="ro10" style:family="table-row">
      <style:table-row-properties style:row-height="2.85pt" style:use-optimal-row-height="fals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37.5pt" style:use-optimal-row-height="true" fo:break-before="auto"/>
    </style:style>
    <style:style style:name="ro14" style:family="table-row">
      <style:table-row-properties style:row-height="5.85pt" style:use-optimal-row-height="false" fo:break-before="auto"/>
    </style:style>
    <style:style style:name="ro15" style:family="table-row">
      <style:table-row-properties style:row-height="7.9pt" style:use-optimal-row-height="false" fo:break-before="auto"/>
    </style:style>
    <style:style style:name="ro16" style:family="table-row">
      <style:table-row-properties style:row-height="14.25pt" style:use-optimal-row-height="tru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5.65pt" style:use-optimal-row-height="false" fo:break-before="auto"/>
    </style:style>
    <style:style style:name="ro19" style:family="table-row">
      <style:table-row-properties style:row-height="31.15pt" style:use-optimal-row-height="false" fo:break-before="auto"/>
    </style:style>
    <style:style style:name="ro20" style:family="table-row">
      <style:table-row-properties style:row-height="25.5pt" style:use-optimal-row-height="false" fo:break-before="auto"/>
    </style:style>
    <style:style style:name="ro21" style:family="table-row">
      <style:table-row-properties style:row-height="19.9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0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  <style:map style:condition="of:cell-content()=1" style:apply-style-name="cf1"/>
    </style:style>
    <style:style style:name="ce1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cell-content()=1" style:apply-style-name="cf1"/>
    </style:style>
    <style:style style:name="ce1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  <style:map style:condition="of:cell-content()=1" style:apply-style-name="cf1"/>
    </style:style>
    <style:style style:name="ce113" style:family="table-cell" style:parent-style-name="Default" style:data-style-name="N3">
      <style:table-cell-properties fo:border="thin solid #000000" style:vertical-align="middle" fo:background-color="#B3CAC7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  <style:map style:condition="of:cell-content()=1" style:apply-style-name="cf1"/>
    </style:style>
    <style:style style:name="ce114" style:family="table-cell" style:parent-style-name="Default" style:data-style-name="N3">
      <style:table-cell-properties fo:border="thin solid #000000" style:vertical-align="middle" fo:background-color="#77BC65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  <style:map style:condition="of:cell-content()=1" style:apply-style-name="cf1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cell-content()=1" style:apply-style-name="cf1"/>
    </style:style>
    <style:style style:name="ce116" style:family="table-cell">
      <style:map style:condition="of:cell-content()=1" style:apply-style-name="cf1"/>
    </style:style>
    <style:style style:name="ce117" style:family="table-cell" style:parent-style-name="Amarelo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9]=1)" style:apply-style-name="cf1" style:base-cell-address="prefixo.B14"/>
    </style:style>
    <style:style style:name="ce1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9]=1)" style:apply-style-name="cf1" style:base-cell-address="prefixo.B14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cell-content()=1" style:apply-style-name="cf1"/>
    </style:style>
    <style:style style:name="ce12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cell-content()=1" style:apply-style-name="cf1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cell-content()=1" style:apply-style-name="cf1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cell-content()=1" style:apply-style-name="cf1"/>
    </style:style>
    <style:style style:name="ce123" style:family="table-cell" style:parent-style-name="Amarelo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13"/>
    </style:style>
    <style:style style:name="ce124" style:family="table-cell" style:parent-style-name="Amarelo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13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13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13"/>
    </style:style>
    <style:style style:name="ce127" style:family="table-cell" style:parent-style-name="Default" style:data-style-name="N0">
      <style:table-cell-properties style:vertical-align="middle" fo:background-color="transparent"/>
      <style:text-properties fo:font-size="16pt" style:font-size-asian="16pt" style:font-size-complex="16pt"/>
      <style:map style:condition="of:is-true-formula([.B10]=1)" style:apply-style-name="cf1" style:base-cell-address="mascara.B13"/>
    </style:style>
    <style:style style:name="ce128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EC9BA4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  <style:map style:condition="of:is-true-formula([.B10]=1)" style:apply-style-name="cf1" style:base-cell-address="mascara.B16"/>
    </style:style>
    <style:style style:name="ce129" style:family="table-cell" style:parent-style-name="Default" style:data-style-name="N1">
      <style:table-cell-properties fo:border-top="thin solid #000000" fo:border-bottom="thin solid #000000" fo:border-left="none" fo:border-right="none" style:vertical-align="middle" fo:background-color="#EC9BA4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  <style:map style:condition="of:is-true-formula([.B10]=1)" style:apply-style-name="cf1" style:base-cell-address="mascara.B16"/>
    </style:style>
    <style:style style:name="ce130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EC9BA4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  <style:map style:condition="of:is-true-formula([.B10]=1)" style:apply-style-name="cf1" style:base-cell-address="mascara.B16"/>
    </style:style>
    <style:style style:name="ce13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  <style:map style:condition="of:is-true-formula([.B10]=1)" style:apply-style-name="cf1" style:base-cell-address="mascara.B16"/>
    </style:style>
    <style:style style:name="ce132" style:family="table-cell" style:parent-style-name="Amarelo" style:data-style-name="N0">
      <style:table-cell-properties fo:border-top="thin solid #000000" fo:border-bottom="thin solid #000000" fo:border-left="thin solid #000000" fo:border-right="none" style:vertical-align="middle" fo:background-color="#77BC65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19"/>
    </style:style>
    <style:style style:name="ce133" style:family="table-cell" style:parent-style-name="Amarelo" style:data-style-name="N0">
      <style:table-cell-properties fo:border-top="thin solid #000000" fo:border-bottom="thin solid #000000" fo:border-left="none" fo:border-right="none" style:vertical-align="middle" fo:background-color="#77BC65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19"/>
    </style:style>
    <style:style style:name="ce13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77BC65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19"/>
    </style:style>
    <style:style style:name="ce1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77BC65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19"/>
    </style:style>
    <style:style style:name="ce136" style:family="table-cell" style:parent-style-name="Default" style:data-style-name="N0">
      <style:table-cell-properties style:vertical-align="middle" fo:background-color="transparent"/>
      <style:text-properties fo:font-size="16pt" style:font-size-asian="16pt" style:font-size-complex="16pt"/>
      <style:map style:condition="of:is-true-formula([.B10]=1)" style:apply-style-name="cf1" style:base-cell-address="mascara.B19"/>
    </style:style>
    <style:style style:name="ce137" style:family="table-cell" style:parent-style-name="Amarelo" style:data-style-name="N0">
      <style:table-cell-properties fo:border-top="thin solid #000000" fo:border-bottom="thin solid #000000" fo:border-left="thin solid #000000" fo:border-right="none" style:vertical-align="middle" fo:background-color="#EC9BA4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22"/>
    </style:style>
    <style:style style:name="ce138" style:family="table-cell" style:parent-style-name="Amarelo" style:data-style-name="N0">
      <style:table-cell-properties fo:border-top="thin solid #000000" fo:border-bottom="thin solid #000000" fo:border-left="none" fo:border-right="none" style:vertical-align="middle" fo:background-color="#EC9BA4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22"/>
    </style:style>
    <style:style style:name="ce13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C9BA4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22"/>
    </style:style>
    <style:style style:name="ce1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C9BA4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22"/>
    </style:style>
    <style:style style:name="ce141" style:family="table-cell" style:parent-style-name="Default" style:data-style-name="N0">
      <style:table-cell-properties style:vertical-align="middle" fo:background-color="transparent"/>
      <style:text-properties fo:font-size="16pt" style:font-size-asian="16pt" style:font-size-complex="16pt"/>
      <style:map style:condition="of:is-true-formula([.B10]=1)" style:apply-style-name="cf1" style:base-cell-address="mascara.B22"/>
    </style:style>
    <style:style style:name="ce142" style:family="table-cell" style:parent-style-name="Amarelo" style:data-style-name="N0">
      <style:table-cell-properties fo:border-top="thin solid #000000" fo:border-bottom="thin solid #000000" fo:border-left="thin solid #000000" fo:border-right="none" style:vertical-align="middle" fo:background-color="#77BC65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7"/>
    </style:style>
    <style:style style:name="ce143" style:family="table-cell" style:parent-style-name="Amarelo" style:data-style-name="N0">
      <style:table-cell-properties fo:border-top="thin solid #000000" fo:border-bottom="thin solid #000000" fo:border-left="none" fo:border-right="none" style:vertical-align="middle" fo:background-color="#77BC65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7"/>
    </style:style>
    <style:style style:name="ce14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77BC65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7"/>
    </style:style>
    <style:style style:name="ce1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77BC65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7"/>
    </style:style>
    <style:style style:name="ce14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0]=1)" style:apply-style-name="cf1" style:base-cell-address="mascara.B7"/>
    </style:style>
    <style:style style:name="ce147" style:family="table-cell" style:parent-style-name="Amarelo12p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/>
      <style:map style:condition="of:cell-content()=1" style:apply-style-name="cf2"/>
    </style:style>
    <style:style style:name="ce14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/>
      <style:map style:condition="of:cell-content()=1" style:apply-style-name="cf2"/>
    </style:style>
    <style:style style:name="ce1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  <style:map style:condition="of:cell-content()=1" style:apply-style-name="cf2"/>
    </style:style>
    <style:style style:name="ce15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  <style:map style:condition="of:cell-content()=1" style:apply-style-name="cf2"/>
    </style:style>
    <style:style style:name="ce1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4pt" style:font-size-asian="14pt" style:font-size-complex="14pt"/>
      <style:map style:condition="of:cell-content()=1" style:apply-style-name="cf2"/>
    </style:style>
    <style:style style:name="ce152" style:family="table-cell" style:parent-style-name="Default" style:data-style-name="N3">
      <style:table-cell-properties fo:border="thin solid #000000" style:vertical-align="middle" fo:background-color="#B3CAC7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  <style:map style:condition="of:cell-content()=1" style:apply-style-name="cf1"/>
    </style:style>
    <style:style style:name="ce153" style:family="table-cell" style:parent-style-name="Default" style:data-style-name="N3">
      <style:table-cell-properties fo:border="thin solid #000000" style:vertical-align="middle" fo:background-color="#77BC65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  <style:map style:condition="of:cell-content()=1" style:apply-style-name="cf1"/>
    </style:style>
    <style:style style:name="ce15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cell-content()=1" style:apply-style-name="cf1"/>
    </style:style>
    <style:style style:name="ce1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cell-content()=1" style:apply-style-name="cf1"/>
    </style:style>
    <style:style style:name="ce156" style:family="table-cell" style:parent-style-name="Amarelo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4]=1)" style:apply-style-name="cf1" style:base-cell-address="exercícios.B6"/>
    </style:style>
    <style:style style:name="ce15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  <style:map style:condition="of:is-true-formula([.B14]=1)" style:apply-style-name="cf1" style:base-cell-address="exercícios.B6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nalogia-apto" table:style-name="ta1">
        <table:table-column table:style-name="co1" table:number-columns-repeated="3" table:default-cell-style-name="ce4"/>
        <table:table-column table:style-name="co2" table:number-columns-repeated="3" table:default-cell-style-name="ce4"/>
        <table:table-column table:style-name="co1" table:number-columns-repeated="4" table:default-cell-style-name="ce4"/>
        <table:table-column table:style-name="co2" table:number-columns-repeated="3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00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Analogia – Edificio x Apartamentos</text:p>
          </table:table-cell>
          <table:table-cell table:number-columns-repeated="16383" table:style-name="ce3"/>
        </table:table-row>
        <table:table-row table:style-name="ro2">
          <table:table-cell table:number-columns-repeated="10" table:style-name="ce4"/>
          <table:table-cell table:number-columns-repeated="16374" table:style-name="ce1"/>
        </table:table-row>
        <table:table-row table:style-name="ro3">
          <table:table-cell table:number-columns-repeated="3" table:style-name="ce1"/>
          <table:table-cell office:value-type="string" table:number-columns-spanned="3" table:number-rows-spanned="1" table:style-name="ce10">
            <text:p>Apto A</text:p>
          </table:table-cell>
          <table:covered-table-cell table:number-columns-repeated="2"/>
          <table:table-cell table:number-columns-repeated="2" table:style-name="ce1"/>
          <table:table-cell table:number-columns-repeated="2" table:style-name="ce4"/>
          <table:table-cell office:value-type="string" table:number-columns-spanned="3" table:number-rows-spanned="1" table:style-name="ce10">
            <text:p>Apto B</text:p>
          </table:table-cell>
          <table:covered-table-cell table:number-columns-repeated="2"/>
          <table:table-cell table:number-columns-repeated="16371" table:style-name="ce1"/>
        </table:table-row>
        <table:table-row table:style-name="ro3">
          <table:table-cell table:number-columns-repeated="3" table:style-name="ce1"/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number-columns-repeated="2" table:style-name="ce4"/>
          <table:table-cell office:value-type="float" office:value="1" table:style-name="ce6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style-name="ce1"/>
          <table:table-cell office:value-type="string" table:style-name="ce8">
            <text:p>0-9</text:p>
          </table:table-cell>
          <table:table-cell office:value-type="string" table:style-name="ce9">
            <text:p>ANDAR</text:p>
          </table:table-cell>
          <table:table-cell table:number-columns-repeated="16366"/>
        </table:table-row>
        <table:table-row table:style-name="ro3">
          <table:table-cell table:number-columns-repeated="10" table:style-name="ce4"/>
          <table:table-cell table:number-columns-repeated="6" table:style-name="ce1"/>
          <table:table-cell office:value-type="string" table:style-name="ce8">
            <text:p>00-99</text:p>
          </table:table-cell>
          <table:table-cell office:value-type="string" table:style-name="ce9">
            <text:p>NR. APTO</text:p>
          </table:table-cell>
          <table:table-cell table:number-columns-repeated="16366"/>
        </table:table-row>
        <table:table-row table:style-name="ro3">
          <table:table-cell office:value-type="string" table:style-name="ce8">
            <text:p>Estão no mesmo andar?</text:p>
          </table:table-cell>
          <table:table-cell table:number-columns-repeated="9" table:style-name="ce4"/>
          <table:table-cell table:number-columns-repeated="16374" table:style-name="ce1"/>
        </table:table-row>
        <table:table-row table:style-name="ro2">
          <table:table-cell table:number-columns-repeated="10" table:style-name="ce4"/>
          <table:table-cell table:number-columns-repeated="16374" table:style-name="ce1"/>
        </table:table-row>
        <table:table-row table:style-name="ro3">
          <table:table-cell office:value-type="string" table:style-name="ce8">
            <text:p>Considerando 3 dígitos e a regra:</text:p>
          </table:table-cell>
          <table:table-cell table:number-columns-repeated="9" table:style-name="ce4"/>
          <table:table-cell table:number-columns-repeated="16374" table:style-name="ce1"/>
        </table:table-row>
        <table:table-row table:style-name="ro2">
          <table:table-cell table:number-columns-repeated="2" table:style-name="ce4"/>
          <table:table-cell office:value-type="string" table:style-name="ce4">
            <text:p>Quantos andares são possíveis?</text:p>
          </table:table-cell>
          <table:table-cell table:number-columns-repeated="7" table:style-name="ce4"/>
          <table:table-cell table:number-columns-repeated="16374" table:style-name="ce1"/>
        </table:table-row>
        <table:table-row table:style-name="ro2">
          <table:table-cell table:number-columns-repeated="2" table:style-name="ce4"/>
          <table:table-cell office:value-type="string" table:style-name="ce4">
            <text:p>Quantos apartamentos por andar são possíveis?</text:p>
          </table:table-cell>
          <table:table-cell table:number-columns-repeated="7" table:style-name="ce4"/>
          <table:table-cell table:number-columns-repeated="16374" table:style-name="ce1"/>
        </table:table-row>
        <table:table-row table:style-name="ro2">
          <table:table-cell table:number-columns-repeated="2" table:style-name="ce4"/>
          <table:table-cell office:value-type="string" table:style-name="ce4">
            <text:p>Como faz para chegar ao apartamento?</text:p>
          </table:table-cell>
          <table:table-cell table:number-columns-repeated="7" table:style-name="ce4"/>
          <table:table-cell table:number-columns-repeated="16374" table:style-name="ce1"/>
        </table:table-row>
        <table:table-row table:style-name="ro2">
          <table:table-cell table:style-name="ce1"/>
          <table:table-cell table:number-columns-repeated="2" table:style-name="ce4"/>
          <table:table-cell office:value-type="string" table:style-name="ce4">
            <text:p>- No<text:s/><text:span text:style-name="T2">mesmo<text:s/></text:span>andar?</text:p>
          </table:table-cell>
          <table:table-cell table:number-columns-repeated="6" table:style-name="ce4"/>
          <table:table-cell table:number-columns-repeated="16374" table:style-name="ce1"/>
        </table:table-row>
        <table:table-row table:style-name="ro2">
          <table:table-cell table:number-columns-repeated="3" table:style-name="ce4"/>
          <table:table-cell office:value-type="string" table:style-name="ce4">
            <text:p>- Em<text:s/><text:span text:style-name="T2">outro<text:s/></text:span>andar?</text:p>
          </table:table-cell>
          <table:table-cell table:number-columns-repeated="6" table:style-name="ce4"/>
          <table:table-cell table:number-columns-repeated="16374" table:style-name="ce1"/>
        </table:table-row>
        <table:table-row table:number-rows-repeated="1048563" table:style-name="ro4">
          <table:table-cell table:number-columns-repeated="16384"/>
        </table:table-row>
      </table:table>
      <table:table table:name="notacao-decimal" table:style-name="ta1">
        <table:table-column table:style-name="co6" table:default-cell-style-name="ce9"/>
        <table:table-column table:style-name="co7" table:default-cell-style-name="ce9"/>
        <table:table-column table:style-name="co2" table:number-columns-repeated="3" table:default-cell-style-name="ce9"/>
        <table:table-column table:style-name="co7" table:number-columns-repeated="23" table:default-cell-style-name="ce9"/>
        <table:table-column table:style-name="co3" table:number-columns-repeated="29" table:default-cell-style-name="ce9"/>
        <table:table-column table:style-name="co5" table:number-columns-repeated="16327" table:default-cell-style-name="ce1"/>
        <table:table-row table:style-name="ro3">
          <table:table-cell office:value-type="string" table:number-columns-spanned="18" table:number-rows-spanned="1" table:style-name="ce10">
            <text:p>Notação Decimal</text:p>
          </table:table-cell>
          <table:covered-table-cell table:number-columns-repeated="17"/>
          <table:table-cell table:number-columns-repeated="39" table:style-name="ce9"/>
          <table:table-cell table:number-columns-repeated="16327"/>
        </table:table-row>
        <table:table-row table:style-name="ro3">
          <table:table-cell table:style-name="ce5"/>
          <table:table-cell table:number-columns-repeated="56" table:style-name="ce9"/>
          <table:table-cell table:number-columns-repeated="16327"/>
        </table:table-row>
        <table:table-row table:style-name="ro1">
          <table:table-cell office:value-type="string" table:style-name="ce11">
            <text:p>Número:</text:p>
          </table:table-cell>
          <table:table-cell table:style-name="ce12"/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table:number-columns-repeated="5" table:style-name="ce12"/>
          <table:table-cell table:style-name="ce14"/>
          <table:table-cell table:style-name="ce1"/>
          <table:table-cell table:number-columns-repeated="7" table:style-name="ce12"/>
          <table:table-cell table:style-name="ce14"/>
          <table:table-cell table:style-name="ce1"/>
          <table:table-cell table:number-columns-repeated="7" table:style-name="ce12"/>
          <table:table-cell table:number-columns-repeated="16356"/>
        </table:table-row>
        <table:table-row table:style-name="ro5">
          <table:table-cell table:number-columns-repeated="28" table:style-name="ce15"/>
          <table:table-cell table:number-columns-repeated="16356"/>
        </table:table-row>
        <table:table-row table:style-name="ro6">
          <table:table-cell office:value-type="string" table:style-name="ce11">
            <text:p>Base 10</text:p>
          </table:table-cell>
          <table:table-cell table:style-name="ce1"/>
          <table:table-cell office:value-type="string" table:style-name="ce16">
            <text:p>10<text:span text:style-name="T2">²</text:span></text:p>
          </table:table-cell>
          <table:table-cell office:value-type="string" table:style-name="ce16">
            <text:p>10<text:span text:style-name="T2">¹</text:span></text:p>
          </table:table-cell>
          <table:table-cell office:value-type="string" table:style-name="ce16">
            <text:p>10<text:span text:style-name="T2">⁰</text:span></text:p>
          </table:table-cell>
          <table:table-cell table:style-name="ce17"/>
          <table:table-cell table:style-name="ce18"/>
          <table:table-cell table:style-name="ce17"/>
          <table:table-cell table:number-columns-repeated="49" table:style-name="ce9"/>
          <table:table-cell table:number-columns-repeated="16327"/>
        </table:table-row>
        <table:table-row table:style-name="ro7">
          <table:table-cell table:number-columns-repeated="2" table:style-name="ce1"/>
          <table:table-cell office:value-type="float" office:value="100" table:style-name="ce19">
            <text:p>100</text:p>
          </table:table-cell>
          <table:table-cell office:value-type="float" office:value="10" table:style-name="ce19">
            <text:p>10</text:p>
          </table:table-cell>
          <table:table-cell office:value-type="float" office:value="1" table:style-name="ce19">
            <text:p>1</text:p>
          </table:table-cell>
          <table:table-cell table:style-name="ce19"/>
          <table:table-cell table:style-name="ce1"/>
          <table:table-cell table:style-name="ce19"/>
          <table:table-cell table:number-columns-repeated="49" table:style-name="ce9"/>
          <table:table-cell table:number-columns-repeated="16327"/>
        </table:table-row>
        <table:table-row table:style-name="ro7">
          <table:table-cell table:style-name="ce9"/>
          <table:table-cell table:style-name="ce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number-columns-repeated="49" table:style-name="ce9"/>
          <table:table-cell table:number-columns-repeated="16327"/>
        </table:table-row>
        <table:table-row table:style-name="ro7">
          <table:table-cell table:style-name="ce9"/>
          <table:table-cell table:style-name="ce1"/>
          <table:table-cell office:value-type="float" office:value="600" table:formula="of:=[.C6]*[.C3]" table:style-name="ce22">
            <text:p>600</text:p>
          </table:table-cell>
          <table:table-cell office:value-type="float" office:value="20" table:formula="of:=[.D6]*[.D3]" table:style-name="ce22">
            <text:p>20</text:p>
          </table:table-cell>
          <table:table-cell office:value-type="float" office:value="3" table:formula="of:=[.E6]*[.E3]" table:style-name="ce22">
            <text:p>3</text:p>
          </table:table-cell>
          <table:table-cell table:style-name="ce21"/>
          <table:table-cell table:style-name="ce20"/>
          <table:table-cell table:style-name="ce21"/>
          <table:table-cell table:number-columns-repeated="49" table:style-name="ce9"/>
          <table:table-cell table:number-columns-repeated="16327"/>
        </table:table-row>
        <table:table-row table:number-rows-repeated="1048568" table:style-name="ro8">
          <table:table-cell table:number-columns-repeated="16384"/>
        </table:table-row>
      </table:table>
      <table:table table:name="ipv4" table:style-name="ta1">
        <table:table-column table:style-name="co8" table:default-cell-style-name="ce1"/>
        <table:table-column table:style-name="co9" table:default-cell-style-name="ce9"/>
        <table:table-column table:style-name="co7" table:number-columns-repeated="8" table:default-cell-style-name="ce9"/>
        <table:table-column table:style-name="co10" table:default-cell-style-name="ce9"/>
        <table:table-column table:style-name="co7" table:number-columns-repeated="8" table:default-cell-style-name="ce9"/>
        <table:table-column table:style-name="co11" table:default-cell-style-name="ce9"/>
        <table:table-column table:style-name="co7" table:number-columns-repeated="8" table:default-cell-style-name="ce9"/>
        <table:table-column table:style-name="co10" table:default-cell-style-name="ce9"/>
        <table:table-column table:style-name="co7" table:number-columns-repeated="7" table:default-cell-style-name="ce9"/>
        <table:table-column table:style-name="co3" table:number-columns-repeated="28" table:default-cell-style-name="ce9"/>
        <table:table-column table:style-name="co5" table:number-columns-repeated="16320" table:default-cell-style-name="ce1"/>
        <table:table-row table:style-name="ro3">
          <table:table-cell table:style-name="ce1"/>
          <table:table-cell office:value-type="string" table:number-columns-spanned="35" table:number-rows-spanned="1" table:style-name="ce10">
            <text:p>Endereço IPv4</text:p>
          </table:table-cell>
          <table:covered-table-cell table:number-columns-repeated="34"/>
          <table:table-cell table:number-columns-repeated="28" table:style-name="ce9"/>
          <table:table-cell table:number-columns-repeated="16320"/>
        </table:table-row>
        <table:table-row table:style-name="ro9">
          <table:table-cell table:style-name="ce1"/>
          <table:table-cell table:style-name="ce5"/>
          <table:table-cell table:number-columns-repeated="62" table:style-name="ce9"/>
          <table:table-cell table:number-columns-repeated="16320"/>
        </table:table-row>
        <table:table-row table:style-name="ro5">
          <table:table-cell table:style-name="ce1"/>
          <table:table-cell office:value-type="string" table:number-columns-spanned="8" table:number-rows-spanned="1" table:style-name="ce30">
            <text:p>1<text:span text:style-name="T6">o</text:span><text:s/>Octeto</text:p>
          </table:table-cell>
          <table:covered-table-cell table:number-columns-repeated="7"/>
          <table:table-cell table:style-name="ce9"/>
          <table:table-cell office:value-type="string" table:number-columns-spanned="8" table:number-rows-spanned="1" table:style-name="ce30">
            <text:p>2<text:span text:style-name="T6">o</text:span><text:s/>Octeto</text:p>
          </table:table-cell>
          <table:covered-table-cell table:number-columns-repeated="7"/>
          <table:table-cell table:style-name="ce9"/>
          <table:table-cell office:value-type="string" table:number-columns-spanned="8" table:number-rows-spanned="1" table:style-name="ce30">
            <text:p>3<text:span text:style-name="T6">o</text:span><text:s/>Octeto</text:p>
          </table:table-cell>
          <table:covered-table-cell table:number-columns-repeated="7"/>
          <table:table-cell table:style-name="ce9"/>
          <table:table-cell office:value-type="string" table:number-columns-spanned="8" table:number-rows-spanned="1" table:style-name="ce30">
            <text:p>4<text:span text:style-name="T6">o</text:span><text:s/>Octeto</text:p>
          </table:table-cell>
          <table:covered-table-cell table:number-columns-repeated="7"/>
          <table:table-cell table:number-columns-repeated="28" table:style-name="ce9"/>
          <table:table-cell table:number-columns-repeated="16320"/>
        </table:table-row>
        <table:table-row table:style-name="ro1">
          <table:table-cell office:value-type="string" table:number-columns-spanned="1" table:number-rows-spanned="3" table:style-name="ce31">
            <text:p>IP</text:p>
          </table:table-cell>
          <table:table-cell office:value-type="float" office:value="223" table:number-columns-spanned="8" table:number-rows-spanned="1" table:style-name="ce32">
            <text:p>223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255" table:number-columns-spanned="8" table:number-rows-spanned="1" table:style-name="ce32">
            <text:p>255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1" table:number-columns-spanned="8" table:number-rows-spanned="1" table:style-name="ce32">
            <text:p>1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1" table:number-columns-spanned="8" table:number-rows-spanned="1" table:style-name="ce32">
            <text:p>1</text:p>
          </table:table-cell>
          <table:covered-table-cell table:number-columns-repeated="7"/>
          <table:table-cell table:number-columns-repeated="28" table:style-name="ce9"/>
          <table:table-cell table:number-columns-repeated="16320"/>
        </table:table-row>
        <table:table-row table:style-name="ro10">
          <table:covered-table-cell/>
          <table:table-cell office:value-type="string" office:string-value="11011111" table:formula="of:=DEC2BIN([.B4];8)" table:number-columns-spanned="8" table:number-rows-spanned="1" table:style-name="ce33">
            <text:p>11011111</text:p>
          </table:table-cell>
          <table:covered-table-cell table:number-columns-repeated="7"/>
          <table:table-cell table:style-name="ce9"/>
          <table:table-cell office:value-type="string" office:string-value="11111111" table:formula="of:=DEC2BIN([.K4];8)" table:number-columns-spanned="8" table:number-rows-spanned="1" table:style-name="ce33">
            <text:p>11111111</text:p>
          </table:table-cell>
          <table:covered-table-cell table:number-columns-repeated="7"/>
          <table:table-cell table:style-name="ce9"/>
          <table:table-cell office:value-type="string" office:string-value="00000001" table:formula="of:=DEC2BIN([.T4];8)" table:number-columns-spanned="8" table:number-rows-spanned="1" table:style-name="ce33">
            <text:p>00000001</text:p>
          </table:table-cell>
          <table:covered-table-cell table:number-columns-repeated="7"/>
          <table:table-cell table:style-name="ce9"/>
          <table:table-cell office:value-type="string" office:string-value="00000001" table:formula="of:=DEC2BIN([.AC4];8)" table:number-columns-spanned="8" table:number-rows-spanned="1" table:style-name="ce33">
            <text:p>00000001</text:p>
          </table:table-cell>
          <table:covered-table-cell table:number-columns-repeated="7"/>
          <table:table-cell table:number-columns-repeated="28" table:style-name="ce9"/>
          <table:table-cell table:number-columns-repeated="16320"/>
        </table:table-row>
        <table:table-row table:style-name="ro11">
          <table:covered-table-cell/>
          <table:table-cell office:value-type="string" office:string-value="1" table:formula="of:=MID([.$B5];1;1)" table:style-name="ce23">
            <text:p>1</text:p>
          </table:table-cell>
          <table:table-cell office:value-type="string" office:string-value="1" table:formula="of:=MID([.$B5];2;1)" table:style-name="ce23">
            <text:p>1</text:p>
          </table:table-cell>
          <table:table-cell office:value-type="string" office:string-value="0" table:formula="of:=MID([.$B5];3;1)" table:style-name="ce23">
            <text:p>0</text:p>
          </table:table-cell>
          <table:table-cell office:value-type="string" office:string-value="1" table:formula="of:=MID([.$B5];4;1)" table:style-name="ce23">
            <text:p>1</text:p>
          </table:table-cell>
          <table:table-cell office:value-type="string" office:string-value="1" table:formula="of:=MID([.$B5];5;1)" table:style-name="ce23">
            <text:p>1</text:p>
          </table:table-cell>
          <table:table-cell office:value-type="string" office:string-value="1" table:formula="of:=MID([.$B5];6;1)" table:style-name="ce23">
            <text:p>1</text:p>
          </table:table-cell>
          <table:table-cell office:value-type="string" office:string-value="1" table:formula="of:=MID([.$B5];7;1)" table:style-name="ce23">
            <text:p>1</text:p>
          </table:table-cell>
          <table:table-cell office:value-type="string" office:string-value="1" table:formula="of:=MID([.$B5];8;1)" table:style-name="ce23">
            <text:p>1</text:p>
          </table:table-cell>
          <table:table-cell table:style-name="ce24"/>
          <table:table-cell office:value-type="string" office:string-value="1" table:formula="of:=MID([.$K5];1;1)" table:style-name="ce23">
            <text:p>1</text:p>
          </table:table-cell>
          <table:table-cell office:value-type="string" office:string-value="1" table:formula="of:=MID([.$K5];2;1)" table:style-name="ce23">
            <text:p>1</text:p>
          </table:table-cell>
          <table:table-cell office:value-type="string" office:string-value="1" table:formula="of:=MID([.$K5];3;1)" table:style-name="ce23">
            <text:p>1</text:p>
          </table:table-cell>
          <table:table-cell office:value-type="string" office:string-value="1" table:formula="of:=MID([.$K5];4;1)" table:style-name="ce23">
            <text:p>1</text:p>
          </table:table-cell>
          <table:table-cell office:value-type="string" office:string-value="1" table:formula="of:=MID([.$K5];5;1)" table:style-name="ce23">
            <text:p>1</text:p>
          </table:table-cell>
          <table:table-cell office:value-type="string" office:string-value="1" table:formula="of:=MID([.$K5];6;1)" table:style-name="ce23">
            <text:p>1</text:p>
          </table:table-cell>
          <table:table-cell office:value-type="string" office:string-value="1" table:formula="of:=MID([.$K5];7;1)" table:style-name="ce23">
            <text:p>1</text:p>
          </table:table-cell>
          <table:table-cell office:value-type="string" office:string-value="1" table:formula="of:=MID([.$K5];8;1)" table:style-name="ce23">
            <text:p>1</text:p>
          </table:table-cell>
          <table:table-cell table:style-name="ce24"/>
          <table:table-cell office:value-type="string" office:string-value="0" table:formula="of:=MID([.$T5];1;1)" table:style-name="ce23">
            <text:p>0</text:p>
          </table:table-cell>
          <table:table-cell office:value-type="string" office:string-value="0" table:formula="of:=MID([.$T5];2;1)" table:style-name="ce23">
            <text:p>0</text:p>
          </table:table-cell>
          <table:table-cell office:value-type="string" office:string-value="0" table:formula="of:=MID([.$T5];3;1)" table:style-name="ce23">
            <text:p>0</text:p>
          </table:table-cell>
          <table:table-cell office:value-type="string" office:string-value="0" table:formula="of:=MID([.$T5];4;1)" table:style-name="ce23">
            <text:p>0</text:p>
          </table:table-cell>
          <table:table-cell office:value-type="string" office:string-value="0" table:formula="of:=MID([.$T5];5;1)" table:style-name="ce23">
            <text:p>0</text:p>
          </table:table-cell>
          <table:table-cell office:value-type="string" office:string-value="0" table:formula="of:=MID([.$T5];6;1)" table:style-name="ce23">
            <text:p>0</text:p>
          </table:table-cell>
          <table:table-cell office:value-type="string" office:string-value="0" table:formula="of:=MID([.$T5];7;1)" table:style-name="ce23">
            <text:p>0</text:p>
          </table:table-cell>
          <table:table-cell office:value-type="string" office:string-value="1" table:formula="of:=MID([.$T5];8;1)" table:style-name="ce23">
            <text:p>1</text:p>
          </table:table-cell>
          <table:table-cell table:style-name="ce24"/>
          <table:table-cell office:value-type="string" office:string-value="0" table:formula="of:=MID([.$AC5];1;1)" table:style-name="ce23">
            <text:p>0</text:p>
          </table:table-cell>
          <table:table-cell office:value-type="string" office:string-value="0" table:formula="of:=MID([.$AC5];2;1)" table:style-name="ce23">
            <text:p>0</text:p>
          </table:table-cell>
          <table:table-cell office:value-type="string" office:string-value="0" table:formula="of:=MID([.$AC5];3;1)" table:style-name="ce23">
            <text:p>0</text:p>
          </table:table-cell>
          <table:table-cell office:value-type="string" office:string-value="0" table:formula="of:=MID([.$AC5];4;1)" table:style-name="ce23">
            <text:p>0</text:p>
          </table:table-cell>
          <table:table-cell office:value-type="string" office:string-value="0" table:formula="of:=MID([.$AC5];5;1)" table:style-name="ce23">
            <text:p>0</text:p>
          </table:table-cell>
          <table:table-cell office:value-type="string" office:string-value="0" table:formula="of:=MID([.$AC5];6;1)" table:style-name="ce23">
            <text:p>0</text:p>
          </table:table-cell>
          <table:table-cell office:value-type="string" office:string-value="0" table:formula="of:=MID([.$AC5];7;1)" table:style-name="ce23">
            <text:p>0</text:p>
          </table:table-cell>
          <table:table-cell office:value-type="string" office:string-value="1" table:formula="of:=MID([.$AC5];8;1)" table:style-name="ce23">
            <text:p>1</text:p>
          </table:table-cell>
          <table:table-cell table:number-columns-repeated="28" table:style-name="ce9"/>
          <table:table-cell table:number-columns-repeated="16320"/>
        </table:table-row>
        <table:table-row table:style-name="ro5">
          <table:table-cell table:style-name="ce1"/>
          <table:table-cell office:value-type="float" office:value="0" table:formula="of:=DEC2BIN([.#REF!];8)" table:number-columns-spanned="8" table:number-rows-spanned="1" table:style-name="ce33">
            <text:p>#REF!</text:p>
          </table:table-cell>
          <table:covered-table-cell table:number-columns-repeated="7"/>
          <table:table-cell table:style-name="ce9"/>
          <table:table-cell office:value-type="float" office:value="0" table:formula="of:=DEC2BIN([.#REF!];8)" table:number-columns-spanned="8" table:number-rows-spanned="1" table:style-name="ce33">
            <text:p>#REF!</text:p>
          </table:table-cell>
          <table:covered-table-cell table:number-columns-repeated="7"/>
          <table:table-cell table:style-name="ce9"/>
          <table:table-cell office:value-type="float" office:value="0" table:formula="of:=DEC2BIN([.#REF!];8)" table:number-columns-spanned="8" table:number-rows-spanned="1" table:style-name="ce33">
            <text:p>#REF!</text:p>
          </table:table-cell>
          <table:covered-table-cell table:number-columns-repeated="7"/>
          <table:table-cell table:style-name="ce9"/>
          <table:table-cell office:value-type="float" office:value="0" table:formula="of:=DEC2BIN([.#REF!];8)" table:number-columns-spanned="8" table:number-rows-spanned="1" table:style-name="ce33">
            <text:p>#REF!</text:p>
          </table:table-cell>
          <table:covered-table-cell table:number-columns-repeated="7"/>
          <table:table-cell table:number-columns-repeated="28" table:style-name="ce9"/>
          <table:table-cell table:number-columns-repeated="16320"/>
        </table:table-row>
        <table:table-row table:style-name="ro5">
          <table:table-cell table:style-name="ce1"/>
          <table:table-cell office:value-type="string" table:style-name="ce25">
            <text:p>2⁷</text:p>
          </table:table-cell>
          <table:table-cell office:value-type="string" table:style-name="ce25">
            <text:p>2⁶</text:p>
          </table:table-cell>
          <table:table-cell office:value-type="string" table:style-name="ce25">
            <text:p>2⁵</text:p>
          </table:table-cell>
          <table:table-cell office:value-type="string" table:style-name="ce25">
            <text:p>2⁴</text:p>
          </table:table-cell>
          <table:table-cell office:value-type="string" table:style-name="ce25">
            <text:p>2³</text:p>
          </table:table-cell>
          <table:table-cell office:value-type="string" table:style-name="ce25">
            <text:p>2²</text:p>
          </table:table-cell>
          <table:table-cell office:value-type="string" table:style-name="ce25">
            <text:p>2¹</text:p>
          </table:table-cell>
          <table:table-cell office:value-type="string" table:style-name="ce25">
            <text:p>2⁰</text:p>
          </table:table-cell>
          <table:table-cell table:style-name="ce1"/>
          <table:table-cell office:value-type="string" table:style-name="ce25">
            <text:p>2⁷</text:p>
          </table:table-cell>
          <table:table-cell office:value-type="string" table:style-name="ce25">
            <text:p>2⁶</text:p>
          </table:table-cell>
          <table:table-cell office:value-type="string" table:style-name="ce25">
            <text:p>2⁵</text:p>
          </table:table-cell>
          <table:table-cell office:value-type="string" table:style-name="ce25">
            <text:p>2⁴</text:p>
          </table:table-cell>
          <table:table-cell office:value-type="string" table:style-name="ce25">
            <text:p>2³</text:p>
          </table:table-cell>
          <table:table-cell office:value-type="string" table:style-name="ce25">
            <text:p>2²</text:p>
          </table:table-cell>
          <table:table-cell office:value-type="string" table:style-name="ce25">
            <text:p>2¹</text:p>
          </table:table-cell>
          <table:table-cell office:value-type="string" table:style-name="ce25">
            <text:p>2⁰</text:p>
          </table:table-cell>
          <table:table-cell table:style-name="ce1"/>
          <table:table-cell office:value-type="string" table:style-name="ce25">
            <text:p>2⁷</text:p>
          </table:table-cell>
          <table:table-cell office:value-type="string" table:style-name="ce25">
            <text:p>2⁶</text:p>
          </table:table-cell>
          <table:table-cell office:value-type="string" table:style-name="ce25">
            <text:p>2⁵</text:p>
          </table:table-cell>
          <table:table-cell office:value-type="string" table:style-name="ce25">
            <text:p>2⁴</text:p>
          </table:table-cell>
          <table:table-cell office:value-type="string" table:style-name="ce25">
            <text:p>2³</text:p>
          </table:table-cell>
          <table:table-cell office:value-type="string" table:style-name="ce25">
            <text:p>2²</text:p>
          </table:table-cell>
          <table:table-cell office:value-type="string" table:style-name="ce25">
            <text:p>2¹</text:p>
          </table:table-cell>
          <table:table-cell office:value-type="string" table:style-name="ce25">
            <text:p>2⁰</text:p>
          </table:table-cell>
          <table:table-cell table:style-name="ce1"/>
          <table:table-cell office:value-type="string" table:style-name="ce25">
            <text:p>2⁷</text:p>
          </table:table-cell>
          <table:table-cell office:value-type="string" table:style-name="ce25">
            <text:p>2⁶</text:p>
          </table:table-cell>
          <table:table-cell office:value-type="string" table:style-name="ce25">
            <text:p>2⁵</text:p>
          </table:table-cell>
          <table:table-cell office:value-type="string" table:style-name="ce25">
            <text:p>2⁴</text:p>
          </table:table-cell>
          <table:table-cell office:value-type="string" table:style-name="ce25">
            <text:p>2³</text:p>
          </table:table-cell>
          <table:table-cell office:value-type="string" table:style-name="ce25">
            <text:p>2²</text:p>
          </table:table-cell>
          <table:table-cell office:value-type="string" table:style-name="ce25">
            <text:p>2¹</text:p>
          </table:table-cell>
          <table:table-cell office:value-type="string" table:style-name="ce25">
            <text:p>2⁰</text:p>
          </table:table-cell>
          <table:table-cell table:number-columns-repeated="28" table:style-name="ce9"/>
          <table:table-cell table:number-columns-repeated="16320"/>
        </table:table-row>
        <table:table-row table:style-name="ro5">
          <table:table-cell table:style-name="ce1"/>
          <table:table-cell office:value-type="float" office:value="128" table:style-name="ce26">
            <text:p>128</text:p>
          </table:table-cell>
          <table:table-cell office:value-type="float" office:value="64" table:style-name="ce26">
            <text:p>64</text:p>
          </table:table-cell>
          <table:table-cell office:value-type="float" office:value="32" table:style-name="ce26">
            <text:p>32</text:p>
          </table:table-cell>
          <table:table-cell office:value-type="float" office:value="16" table:style-name="ce26">
            <text:p>16</text:p>
          </table:table-cell>
          <table:table-cell office:value-type="float" office:value="8" table:style-name="ce26">
            <text:p>8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style-name="ce1"/>
          <table:table-cell office:value-type="float" office:value="128" table:style-name="ce26">
            <text:p>128</text:p>
          </table:table-cell>
          <table:table-cell office:value-type="float" office:value="64" table:style-name="ce26">
            <text:p>64</text:p>
          </table:table-cell>
          <table:table-cell office:value-type="float" office:value="32" table:style-name="ce26">
            <text:p>32</text:p>
          </table:table-cell>
          <table:table-cell office:value-type="float" office:value="16" table:style-name="ce26">
            <text:p>16</text:p>
          </table:table-cell>
          <table:table-cell office:value-type="float" office:value="8" table:style-name="ce26">
            <text:p>8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style-name="ce9"/>
          <table:table-cell office:value-type="float" office:value="128" table:style-name="ce26">
            <text:p>128</text:p>
          </table:table-cell>
          <table:table-cell office:value-type="float" office:value="64" table:style-name="ce26">
            <text:p>64</text:p>
          </table:table-cell>
          <table:table-cell office:value-type="float" office:value="32" table:style-name="ce26">
            <text:p>32</text:p>
          </table:table-cell>
          <table:table-cell office:value-type="float" office:value="16" table:style-name="ce26">
            <text:p>16</text:p>
          </table:table-cell>
          <table:table-cell office:value-type="float" office:value="8" table:style-name="ce26">
            <text:p>8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style-name="ce9"/>
          <table:table-cell office:value-type="float" office:value="128" table:style-name="ce26">
            <text:p>128</text:p>
          </table:table-cell>
          <table:table-cell office:value-type="float" office:value="64" table:style-name="ce26">
            <text:p>64</text:p>
          </table:table-cell>
          <table:table-cell office:value-type="float" office:value="32" table:style-name="ce26">
            <text:p>32</text:p>
          </table:table-cell>
          <table:table-cell office:value-type="float" office:value="16" table:style-name="ce26">
            <text:p>16</text:p>
          </table:table-cell>
          <table:table-cell office:value-type="float" office:value="8" table:style-name="ce26">
            <text:p>8</text:p>
          </table:table-cell>
          <table:table-cell office:value-type="float" office:value="4" table:style-name="ce26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number-columns-repeated="28" table:style-name="ce9"/>
          <table:table-cell table:number-columns-repeated="16320"/>
        </table:table-row>
        <table:table-row table:style-name="ro11">
          <table:table-cell table:style-name="ce1"/>
          <table:table-cell office:value-type="string" office:string-value="1" table:formula="of:=[.B6]" table:style-name="ce23">
            <text:p>1</text:p>
          </table:table-cell>
          <table:table-cell office:value-type="string" office:string-value="1" table:formula="of:=[.C6]" table:style-name="ce23">
            <text:p>1</text:p>
          </table:table-cell>
          <table:table-cell office:value-type="string" office:string-value="0" table:formula="of:=[.D6]" table:style-name="ce23">
            <text:p>0</text:p>
          </table:table-cell>
          <table:table-cell office:value-type="string" office:string-value="1" table:formula="of:=[.E6]" table:style-name="ce23">
            <text:p>1</text:p>
          </table:table-cell>
          <table:table-cell office:value-type="string" office:string-value="1" table:formula="of:=[.F6]" table:style-name="ce23">
            <text:p>1</text:p>
          </table:table-cell>
          <table:table-cell office:value-type="string" office:string-value="1" table:formula="of:=[.G6]" table:style-name="ce23">
            <text:p>1</text:p>
          </table:table-cell>
          <table:table-cell office:value-type="string" office:string-value="1" table:formula="of:=[.H6]" table:style-name="ce23">
            <text:p>1</text:p>
          </table:table-cell>
          <table:table-cell office:value-type="string" office:string-value="1" table:formula="of:=[.I6]" table:style-name="ce23">
            <text:p>1</text:p>
          </table:table-cell>
          <table:table-cell table:style-name="ce24"/>
          <table:table-cell office:value-type="string" office:string-value="1" table:formula="of:=[.K6]" table:style-name="ce23">
            <text:p>1</text:p>
          </table:table-cell>
          <table:table-cell office:value-type="string" office:string-value="1" table:formula="of:=[.L6]" table:style-name="ce23">
            <text:p>1</text:p>
          </table:table-cell>
          <table:table-cell office:value-type="string" office:string-value="1" table:formula="of:=[.M6]" table:style-name="ce23">
            <text:p>1</text:p>
          </table:table-cell>
          <table:table-cell office:value-type="string" office:string-value="1" table:formula="of:=[.N6]" table:style-name="ce23">
            <text:p>1</text:p>
          </table:table-cell>
          <table:table-cell office:value-type="string" office:string-value="1" table:formula="of:=[.O6]" table:style-name="ce23">
            <text:p>1</text:p>
          </table:table-cell>
          <table:table-cell office:value-type="string" office:string-value="1" table:formula="of:=[.P6]" table:style-name="ce23">
            <text:p>1</text:p>
          </table:table-cell>
          <table:table-cell office:value-type="string" office:string-value="1" table:formula="of:=[.Q6]" table:style-name="ce23">
            <text:p>1</text:p>
          </table:table-cell>
          <table:table-cell office:value-type="string" office:string-value="1" table:formula="of:=[.R6]" table:style-name="ce23">
            <text:p>1</text:p>
          </table:table-cell>
          <table:table-cell table:style-name="ce24"/>
          <table:table-cell office:value-type="string" office:string-value="0" table:formula="of:=[.T6]" table:style-name="ce23">
            <text:p>0</text:p>
          </table:table-cell>
          <table:table-cell office:value-type="string" office:string-value="0" table:formula="of:=[.U6]" table:style-name="ce23">
            <text:p>0</text:p>
          </table:table-cell>
          <table:table-cell office:value-type="string" office:string-value="0" table:formula="of:=[.V6]" table:style-name="ce23">
            <text:p>0</text:p>
          </table:table-cell>
          <table:table-cell office:value-type="string" office:string-value="0" table:formula="of:=[.W6]" table:style-name="ce23">
            <text:p>0</text:p>
          </table:table-cell>
          <table:table-cell office:value-type="string" office:string-value="0" table:formula="of:=[.X6]" table:style-name="ce23">
            <text:p>0</text:p>
          </table:table-cell>
          <table:table-cell office:value-type="string" office:string-value="0" table:formula="of:=[.Y6]" table:style-name="ce23">
            <text:p>0</text:p>
          </table:table-cell>
          <table:table-cell office:value-type="string" office:string-value="0" table:formula="of:=[.Z6]" table:style-name="ce23">
            <text:p>0</text:p>
          </table:table-cell>
          <table:table-cell office:value-type="string" office:string-value="1" table:formula="of:=[.AA6]" table:style-name="ce23">
            <text:p>1</text:p>
          </table:table-cell>
          <table:table-cell table:style-name="ce24"/>
          <table:table-cell office:value-type="string" office:string-value="0" table:formula="of:=[.AC6]" table:style-name="ce23">
            <text:p>0</text:p>
          </table:table-cell>
          <table:table-cell office:value-type="string" office:string-value="0" table:formula="of:=[.AD6]" table:style-name="ce23">
            <text:p>0</text:p>
          </table:table-cell>
          <table:table-cell office:value-type="string" office:string-value="0" table:formula="of:=[.AE6]" table:style-name="ce23">
            <text:p>0</text:p>
          </table:table-cell>
          <table:table-cell office:value-type="string" office:string-value="0" table:formula="of:=[.AF6]" table:style-name="ce23">
            <text:p>0</text:p>
          </table:table-cell>
          <table:table-cell office:value-type="string" office:string-value="0" table:formula="of:=[.AG6]" table:style-name="ce23">
            <text:p>0</text:p>
          </table:table-cell>
          <table:table-cell office:value-type="string" office:string-value="0" table:formula="of:=[.AH6]" table:style-name="ce23">
            <text:p>0</text:p>
          </table:table-cell>
          <table:table-cell office:value-type="string" office:string-value="0" table:formula="of:=[.AI6]" table:style-name="ce23">
            <text:p>0</text:p>
          </table:table-cell>
          <table:table-cell office:value-type="string" office:string-value="1" table:formula="of:=[.AJ6]" table:style-name="ce23">
            <text:p>1</text:p>
          </table:table-cell>
          <table:table-cell table:number-columns-repeated="28" table:style-name="ce9"/>
          <table:table-cell table:number-columns-repeated="16320"/>
        </table:table-row>
        <table:table-row table:style-name="ro12">
          <table:table-cell table:style-name="ce27"/>
          <table:table-cell office:value-type="float" office:value="0" table:formula="of:=IF([.B10];[.B9]*[.B10];&quot;&quot;)" table:style-name="ce28">
            <text:p>#VALOR!</text:p>
          </table:table-cell>
          <table:table-cell office:value-type="float" office:value="0" table:formula="of:=IF([.C10];[.C9]*[.C10];&quot;&quot;)" table:style-name="ce28">
            <text:p>#VALOR!</text:p>
          </table:table-cell>
          <table:table-cell office:value-type="float" office:value="0" table:formula="of:=IF([.D10];[.D9]*[.D10];&quot;&quot;)" table:style-name="ce28">
            <text:p>#VALOR!</text:p>
          </table:table-cell>
          <table:table-cell office:value-type="float" office:value="0" table:formula="of:=IF([.E10];[.E9]*[.E10];&quot;&quot;)" table:style-name="ce28">
            <text:p>#VALOR!</text:p>
          </table:table-cell>
          <table:table-cell office:value-type="float" office:value="0" table:formula="of:=IF([.F10];[.F9]*[.F10];&quot;&quot;)" table:style-name="ce28">
            <text:p>#VALOR!</text:p>
          </table:table-cell>
          <table:table-cell office:value-type="float" office:value="0" table:formula="of:=IF([.G10];[.G9]*[.G10];&quot;&quot;)" table:style-name="ce28">
            <text:p>#VALOR!</text:p>
          </table:table-cell>
          <table:table-cell office:value-type="float" office:value="0" table:formula="of:=IF([.H10];[.H9]*[.H10];&quot;&quot;)" table:style-name="ce28">
            <text:p>#VALOR!</text:p>
          </table:table-cell>
          <table:table-cell office:value-type="float" office:value="0" table:formula="of:=IF([.I10];[.I9]*[.I10];&quot;&quot;)" table:style-name="ce28">
            <text:p>#VALOR!</text:p>
          </table:table-cell>
          <table:table-cell table:style-name="ce28"/>
          <table:table-cell office:value-type="float" office:value="0" table:formula="of:=IF([.K10];[.K9]*[.K10];&quot;&quot;)" table:style-name="ce28">
            <text:p>#VALOR!</text:p>
          </table:table-cell>
          <table:table-cell office:value-type="float" office:value="0" table:formula="of:=IF([.L10];[.L9]*[.L10];&quot;&quot;)" table:style-name="ce28">
            <text:p>#VALOR!</text:p>
          </table:table-cell>
          <table:table-cell office:value-type="float" office:value="0" table:formula="of:=IF([.M10];[.M9]*[.M10];&quot;&quot;)" table:style-name="ce28">
            <text:p>#VALOR!</text:p>
          </table:table-cell>
          <table:table-cell office:value-type="float" office:value="0" table:formula="of:=IF([.N10];[.N9]*[.N10];&quot;&quot;)" table:style-name="ce28">
            <text:p>#VALOR!</text:p>
          </table:table-cell>
          <table:table-cell office:value-type="float" office:value="0" table:formula="of:=IF([.O10];[.O9]*[.O10];&quot;&quot;)" table:style-name="ce28">
            <text:p>#VALOR!</text:p>
          </table:table-cell>
          <table:table-cell office:value-type="float" office:value="0" table:formula="of:=IF([.P10];[.P9]*[.P10];&quot;&quot;)" table:style-name="ce28">
            <text:p>#VALOR!</text:p>
          </table:table-cell>
          <table:table-cell office:value-type="float" office:value="0" table:formula="of:=IF([.Q10];[.Q9]*[.Q10];&quot;&quot;)" table:style-name="ce28">
            <text:p>#VALOR!</text:p>
          </table:table-cell>
          <table:table-cell office:value-type="float" office:value="0" table:formula="of:=IF([.R10];[.R9]*[.R10];&quot;&quot;)" table:style-name="ce28">
            <text:p>#VALOR!</text:p>
          </table:table-cell>
          <table:table-cell table:style-name="ce28"/>
          <table:table-cell office:value-type="float" office:value="0" table:formula="of:=IF([.T10];[.T9]*[.T10];&quot;&quot;)" table:style-name="ce28">
            <text:p>#VALOR!</text:p>
          </table:table-cell>
          <table:table-cell office:value-type="float" office:value="0" table:formula="of:=IF([.U10];[.U9]*[.U10];&quot;&quot;)" table:style-name="ce28">
            <text:p>#VALOR!</text:p>
          </table:table-cell>
          <table:table-cell office:value-type="float" office:value="0" table:formula="of:=IF([.V10];[.V9]*[.V10];&quot;&quot;)" table:style-name="ce28">
            <text:p>#VALOR!</text:p>
          </table:table-cell>
          <table:table-cell office:value-type="float" office:value="0" table:formula="of:=IF([.W10];[.W9]*[.W10];&quot;&quot;)" table:style-name="ce28">
            <text:p>#VALOR!</text:p>
          </table:table-cell>
          <table:table-cell office:value-type="float" office:value="0" table:formula="of:=IF([.X10];[.X9]*[.X10];&quot;&quot;)" table:style-name="ce28">
            <text:p>#VALOR!</text:p>
          </table:table-cell>
          <table:table-cell office:value-type="float" office:value="0" table:formula="of:=IF([.Y10];[.Y9]*[.Y10];&quot;&quot;)" table:style-name="ce28">
            <text:p>#VALOR!</text:p>
          </table:table-cell>
          <table:table-cell office:value-type="float" office:value="0" table:formula="of:=IF([.Z10];[.Z9]*[.Z10];&quot;&quot;)" table:style-name="ce28">
            <text:p>#VALOR!</text:p>
          </table:table-cell>
          <table:table-cell office:value-type="float" office:value="0" table:formula="of:=IF([.AA10];[.AA9]*[.AA10];&quot;&quot;)" table:style-name="ce28">
            <text:p>#VALOR!</text:p>
          </table:table-cell>
          <table:table-cell table:style-name="ce28"/>
          <table:table-cell office:value-type="float" office:value="0" table:formula="of:=IF([.AC10];[.AC9]*[.AC10];&quot;&quot;)" table:style-name="ce28">
            <text:p>#VALOR!</text:p>
          </table:table-cell>
          <table:table-cell office:value-type="float" office:value="0" table:formula="of:=IF([.AD10];[.AD9]*[.AD10];&quot;&quot;)" table:style-name="ce28">
            <text:p>#VALOR!</text:p>
          </table:table-cell>
          <table:table-cell office:value-type="float" office:value="0" table:formula="of:=IF([.AE10];[.AE9]*[.AE10];&quot;&quot;)" table:style-name="ce28">
            <text:p>#VALOR!</text:p>
          </table:table-cell>
          <table:table-cell office:value-type="float" office:value="0" table:formula="of:=IF([.AF10];[.AF9]*[.AF10];&quot;&quot;)" table:style-name="ce28">
            <text:p>#VALOR!</text:p>
          </table:table-cell>
          <table:table-cell office:value-type="float" office:value="0" table:formula="of:=IF([.AG10];[.AG9]*[.AG10];&quot;&quot;)" table:style-name="ce28">
            <text:p>#VALOR!</text:p>
          </table:table-cell>
          <table:table-cell office:value-type="float" office:value="0" table:formula="of:=IF([.AH10];[.AH9]*[.AH10];&quot;&quot;)" table:style-name="ce28">
            <text:p>#VALOR!</text:p>
          </table:table-cell>
          <table:table-cell office:value-type="float" office:value="0" table:formula="of:=IF([.AI10];[.AI9]*[.AI10];&quot;&quot;)" table:style-name="ce28">
            <text:p>#VALOR!</text:p>
          </table:table-cell>
          <table:table-cell office:value-type="float" office:value="0" table:formula="of:=IF([.AJ10];[.AJ9]*[.AJ10];&quot;&quot;)" table:style-name="ce28">
            <text:p>#VALOR!</text:p>
          </table:table-cell>
          <table:table-cell table:number-columns-repeated="28" table:style-name="ce27"/>
          <table:table-cell table:number-columns-repeated="16320"/>
        </table:table-row>
        <table:table-row table:style-name="ro13">
          <table:table-cell table:style-name="ce1"/>
          <table:table-cell office:value-type="float" office:value="0" table:formula="of:=SUM([.B11:.I11])" table:number-columns-spanned="8" table:number-rows-spanned="1" table:style-name="ce34">
            <text:p>#VALOR!</text:p>
          </table:table-cell>
          <table:covered-table-cell table:number-columns-repeated="7"/>
          <table:table-cell table:style-name="ce29"/>
          <table:table-cell office:value-type="float" office:value="0" table:formula="of:=SUM([.K11:.R11])" table:number-columns-spanned="8" table:number-rows-spanned="1" table:style-name="ce34">
            <text:p>#VALOR!</text:p>
          </table:table-cell>
          <table:covered-table-cell table:number-columns-repeated="7"/>
          <table:table-cell table:style-name="ce29"/>
          <table:table-cell office:value-type="float" office:value="0" table:formula="of:=SUM([.T11:.AA11])" table:number-columns-spanned="8" table:number-rows-spanned="1" table:style-name="ce34">
            <text:p>#VALOR!</text:p>
          </table:table-cell>
          <table:covered-table-cell table:number-columns-repeated="7"/>
          <table:table-cell table:style-name="ce29"/>
          <table:table-cell office:value-type="float" office:value="0" table:formula="of:=SUM([.AC11:.AJ11])" table:number-columns-spanned="8" table:number-rows-spanned="1" table:style-name="ce34">
            <text:p>#VALOR!</text:p>
          </table:table-cell>
          <table:covered-table-cell table:number-columns-repeated="7"/>
          <table:table-cell table:number-columns-repeated="28" table:style-name="ce9"/>
          <table:table-cell table:number-columns-repeated="16320"/>
        </table:table-row>
        <table:table-row table:number-rows-repeated="1048564" table:style-name="ro8">
          <table:table-cell table:number-columns-repeated="16384"/>
        </table:table-row>
      </table:table>
      <table:table table:name="prefixo" table:style-name="ta1">
        <table:table-column table:style-name="co12" table:default-cell-style-name="ce1"/>
        <table:table-column table:style-name="co7" table:number-columns-repeated="8" table:default-cell-style-name="ce9"/>
        <table:table-column table:style-name="co9" table:default-cell-style-name="ce9"/>
        <table:table-column table:style-name="co7" table:number-columns-repeated="26" table:default-cell-style-name="ce9"/>
        <table:table-column table:style-name="co3" table:number-columns-repeated="28" table:default-cell-style-name="ce9"/>
        <table:table-column table:style-name="co5" table:number-columns-repeated="16320" table:default-cell-style-name="ce1"/>
        <table:table-row table:style-name="ro3">
          <table:table-cell table:style-name="ce1"/>
          <table:table-cell office:value-type="string" table:number-columns-spanned="35" table:number-rows-spanned="1" table:style-name="ce10">
            <text:p>Prefixo</text:p>
          </table:table-cell>
          <table:covered-table-cell table:number-columns-repeated="34"/>
          <table:table-cell table:number-columns-repeated="16348"/>
        </table:table-row>
        <table:table-row table:style-name="ro14">
          <table:table-cell table:number-columns-spanned="36" table:number-rows-spanned="1" table:style-name="ce44"/>
          <table:covered-table-cell table:number-columns-repeated="35"/>
          <table:table-cell table:number-columns-repeated="16348"/>
        </table:table-row>
        <table:table-row table:style-name="ro6">
          <table:table-cell office:value-type="string" table:style-name="ce35">
            <text:p>Prefixo (b):</text:p>
          </table:table-cell>
          <table:table-cell office:value-type="string" table:style-name="ce36">
            <text:p>/</text:p>
          </table:table-cell>
          <table:table-cell office:value-type="float" office:value="8" table:number-columns-spanned="2" table:number-rows-spanned="1" table:style-name="ce45">
            <text:p>8</text:p>
          </table:table-cell>
          <table:covered-table-cell/>
          <table:table-cell table:number-columns-repeated="60" table:style-name="ce9"/>
          <table:table-cell table:number-columns-repeated="16320"/>
        </table:table-row>
        <table:table-row table:style-name="ro11">
          <table:table-cell office:value-type="string" table:style-name="ce37">
            <text:p>Nr. de redes possíveis (2<text:span text:style-name="T6">b</text:span>):</text:p>
          </table:table-cell>
          <table:table-cell table:number-columns-repeated="5" table:style-name="ce24"/>
          <table:table-cell table:style-name="ce1"/>
          <table:table-cell office:value-type="float" office:value="2" table:style-name="ce38">
            <text:p>2</text:p>
          </table:table-cell>
          <table:table-cell office:value-type="float" office:value="8" table:formula="of:=[.C3]" table:style-name="ce39">
            <text:p>8</text:p>
          </table:table-cell>
          <table:table-cell table:style-name="ce1"/>
          <table:table-cell office:value-type="string" table:style-name="ce40">
            <text:p>=</text:p>
          </table:table-cell>
          <table:table-cell office:value-type="float" office:value="256" table:formula="of:=2^[.C3]" table:number-columns-spanned="7" table:number-rows-spanned="1" table:style-name="ce113">
            <text:p>256</text:p>
          </table:table-cell>
          <table:covered-table-cell table:number-columns-repeated="6"/>
          <table:table-cell table:number-columns-repeated="4" table:style-name="ce1"/>
          <table:table-cell table:number-columns-repeated="42" table:style-name="ce9"/>
          <table:table-cell table:number-columns-repeated="16320"/>
        </table:table-row>
        <table:table-row table:style-name="ro15">
          <table:table-cell table:number-columns-spanned="36" table:number-rows-spanned="1" table:style-name="ce44"/>
          <table:covered-table-cell table:number-columns-repeated="35"/>
          <table:table-cell table:number-columns-repeated="16348"/>
        </table:table-row>
        <table:table-row table:style-name="ro6">
          <table:table-cell office:value-type="string" table:style-name="ce37">
            <text:p>Nr. de hosts possíveis (2<text:span text:style-name="T6">32-b</text:span>):</text:p>
          </table:table-cell>
          <table:table-cell table:number-columns-repeated="6" table:style-name="ce1"/>
          <table:table-cell office:value-type="float" office:value="2" table:style-name="ce41">
            <text:p>2</text:p>
          </table:table-cell>
          <table:table-cell office:value-type="float" office:value="24" table:formula="of:=32-[.C3]" table:style-name="ce42">
            <text:p>24</text:p>
          </table:table-cell>
          <table:table-cell table:style-name="ce1"/>
          <table:table-cell office:value-type="string" table:style-name="ce40">
            <text:p>=</text:p>
          </table:table-cell>
          <table:table-cell office:value-type="float" office:value="16777216" table:formula="of:=2^(32-[.C3])" table:number-columns-spanned="7" table:number-rows-spanned="1" table:style-name="ce114">
            <text:p>16.777.216</text:p>
          </table:table-cell>
          <table:covered-table-cell table:number-columns-repeated="6"/>
          <table:table-cell table:number-columns-repeated="4" table:style-name="ce1"/>
          <table:table-cell table:number-columns-repeated="42" table:style-name="ce9"/>
          <table:table-cell table:number-columns-repeated="16320"/>
        </table:table-row>
        <table:table-row table:style-name="ro9">
          <table:table-cell table:number-columns-spanned="36" table:number-rows-spanned="1" table:style-name="ce44"/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1" table:number-rows-spanned="2" table:style-name="ce48">
            <text:p>Máscara</text:p>
          </table:table-cell>
          <table:table-cell office:value-type="float" office:value="255" table:formula="of:=IF([.B9];128)+IF([.C9];64)+IF([.D9];32)+IF([.E9];16)+IF([.F9];8)+IF([.G9];4)+IF([.H9];2)+IF([.I9];1)" table:number-columns-spanned="8" table:number-rows-spanned="1" table:style-name="ce110">
            <text:p>255</text:p>
          </table:table-cell>
          <table:covered-table-cell table:number-columns-repeated="7"/>
          <table:table-cell office:value-type="string" table:style-name="ce112">
            <text:p>.</text:p>
          </table:table-cell>
          <table:table-cell office:value-type="float" office:value="0" table:formula="of:=IF([.K9];128)+IF([.L9];64)+IF([.M9];32)+IF([.N9];16)+IF([.O9];8)+IF([.P9];4)+IF([.Q9];2)+IF([.R9];1)" table:number-columns-spanned="8" table:number-rows-spanned="1" table:style-name="ce110">
            <text:p>0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0" table:formula="of:=IF([.T9];128)+IF([.U9];64)+IF([.V9];32)+IF([.W9];16)+IF([.X9];8)+IF([.Y9];4)+IF([.Z9];2)+IF([.AA9];1)" table:number-columns-spanned="8" table:number-rows-spanned="1" table:style-name="ce110">
            <text:p>0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0" table:formula="of:=IF([.AC9];128)+IF([.AD9];64)+IF([.AE9];32)+IF([.AF9];16)+IF([.AG9];8)+IF([.AH9];4)+IF([.AI9];2)+IF([.AJ9];1)" table:number-columns-spanned="8" table:number-rows-spanned="1" table:style-name="ce110">
            <text:p>0</text:p>
          </table:table-cell>
          <table:covered-table-cell table:number-columns-repeated="7"/>
          <table:table-cell table:number-columns-repeated="16348"/>
        </table:table-row>
        <table:table-row table:style-name="ro11">
          <table:covered-table-cell/>
          <table:table-cell office:value-type="float" office:value="1" table:formula="of:=IF([.$C$3]&gt;0;1;0)" table:style-name="ce111">
            <text:p>1</text:p>
          </table:table-cell>
          <table:table-cell office:value-type="float" office:value="1" table:formula="of:=IF([.$C$3]&gt;1;1;0)" table:style-name="ce111">
            <text:p>1</text:p>
          </table:table-cell>
          <table:table-cell office:value-type="float" office:value="1" table:formula="of:=IF([.$C$3]&gt;2;1;0)" table:style-name="ce111">
            <text:p>1</text:p>
          </table:table-cell>
          <table:table-cell office:value-type="float" office:value="1" table:formula="of:=IF([.$C$3]&gt;3;1;0)" table:style-name="ce111">
            <text:p>1</text:p>
          </table:table-cell>
          <table:table-cell office:value-type="float" office:value="1" table:formula="of:=IF([.$C$3]&gt;4;1;0)" table:style-name="ce111">
            <text:p>1</text:p>
          </table:table-cell>
          <table:table-cell office:value-type="float" office:value="1" table:formula="of:=IF([.$C$3]&gt;5;1;0)" table:style-name="ce111">
            <text:p>1</text:p>
          </table:table-cell>
          <table:table-cell office:value-type="float" office:value="1" table:formula="of:=IF([.$C$3]&gt;6;1;0)" table:style-name="ce111">
            <text:p>1</text:p>
          </table:table-cell>
          <table:table-cell office:value-type="float" office:value="1" table:formula="of:=IF([.$C$3]&gt;7;1;0)" table:style-name="ce111">
            <text:p>1</text:p>
          </table:table-cell>
          <table:table-cell table:style-name="ce115"/>
          <table:table-cell office:value-type="float" office:value="0" table:formula="of:=IF([.$C$3]&gt;8;1;0)" table:style-name="ce111">
            <text:p>0</text:p>
          </table:table-cell>
          <table:table-cell office:value-type="float" office:value="0" table:formula="of:=IF([.$C$3]&gt;9;1;0)" table:style-name="ce111">
            <text:p>0</text:p>
          </table:table-cell>
          <table:table-cell office:value-type="float" office:value="0" table:formula="of:=IF([.$C$3]&gt;10;1;0)" table:style-name="ce111">
            <text:p>0</text:p>
          </table:table-cell>
          <table:table-cell office:value-type="float" office:value="0" table:formula="of:=IF([.$C$3]&gt;11;1;0)" table:style-name="ce111">
            <text:p>0</text:p>
          </table:table-cell>
          <table:table-cell office:value-type="float" office:value="0" table:formula="of:=IF([.$C$3]&gt;12;1;0)" table:style-name="ce111">
            <text:p>0</text:p>
          </table:table-cell>
          <table:table-cell office:value-type="float" office:value="0" table:formula="of:=IF([.$C$3]&gt;13;1;0)" table:style-name="ce111">
            <text:p>0</text:p>
          </table:table-cell>
          <table:table-cell office:value-type="float" office:value="0" table:formula="of:=IF([.$C$3]&gt;14;1;0)" table:style-name="ce111">
            <text:p>0</text:p>
          </table:table-cell>
          <table:table-cell office:value-type="float" office:value="0" table:formula="of:=IF([.$C$3]&gt;15;1;0)" table:style-name="ce111">
            <text:p>0</text:p>
          </table:table-cell>
          <table:table-cell table:style-name="ce24"/>
          <table:table-cell office:value-type="float" office:value="0" table:formula="of:=IF([.$C$3]&gt;16;1;0)" table:style-name="ce111">
            <text:p>0</text:p>
          </table:table-cell>
          <table:table-cell office:value-type="float" office:value="0" table:formula="of:=IF([.$C$3]&gt;17;1;0)" table:style-name="ce111">
            <text:p>0</text:p>
          </table:table-cell>
          <table:table-cell office:value-type="float" office:value="0" table:formula="of:=IF([.$C$3]&gt;18;1;0)" table:style-name="ce111">
            <text:p>0</text:p>
          </table:table-cell>
          <table:table-cell office:value-type="float" office:value="0" table:formula="of:=IF([.$C$3]&gt;19;1;0)" table:style-name="ce111">
            <text:p>0</text:p>
          </table:table-cell>
          <table:table-cell office:value-type="float" office:value="0" table:formula="of:=IF([.$C$3]&gt;20;1;0)" table:style-name="ce111">
            <text:p>0</text:p>
          </table:table-cell>
          <table:table-cell office:value-type="float" office:value="0" table:formula="of:=IF([.$C$3]&gt;21;1;0)" table:style-name="ce111">
            <text:p>0</text:p>
          </table:table-cell>
          <table:table-cell office:value-type="float" office:value="0" table:formula="of:=IF([.$C$3]&gt;22;1;0)" table:style-name="ce111">
            <text:p>0</text:p>
          </table:table-cell>
          <table:table-cell office:value-type="float" office:value="0" table:formula="of:=IF([.$C$3]&gt;23;1;0)" table:style-name="ce111">
            <text:p>0</text:p>
          </table:table-cell>
          <table:table-cell table:style-name="ce24"/>
          <table:table-cell office:value-type="float" office:value="0" table:formula="of:=IF([.$C$3]&gt;24;1;0)" table:style-name="ce111">
            <text:p>0</text:p>
          </table:table-cell>
          <table:table-cell office:value-type="float" office:value="0" table:formula="of:=IF([.$C$3]&gt;25;1;0)" table:style-name="ce111">
            <text:p>0</text:p>
          </table:table-cell>
          <table:table-cell office:value-type="float" office:value="0" table:formula="of:=IF([.$C$3]&gt;26;1;0)" table:style-name="ce111">
            <text:p>0</text:p>
          </table:table-cell>
          <table:table-cell office:value-type="float" office:value="0" table:formula="of:=IF([.$C$3]&gt;27;1;0)" table:style-name="ce111">
            <text:p>0</text:p>
          </table:table-cell>
          <table:table-cell office:value-type="float" office:value="0" table:formula="of:=IF([.$C$3]&gt;28;1;0)" table:style-name="ce111">
            <text:p>0</text:p>
          </table:table-cell>
          <table:table-cell office:value-type="float" office:value="0" table:formula="of:=IF([.$C$3]&gt;29;1;0)" table:style-name="ce111">
            <text:p>0</text:p>
          </table:table-cell>
          <table:table-cell office:value-type="float" office:value="0" table:formula="of:=IF([.$C$3]&gt;30;1;0)" table:style-name="ce111">
            <text:p>0</text:p>
          </table:table-cell>
          <table:table-cell office:value-type="float" office:value="0" table:formula="of:=IF([.$C$3]&gt;31;1;0)" table:style-name="ce111">
            <text:p>0</text:p>
          </table:table-cell>
          <table:table-cell table:number-columns-repeated="16348"/>
        </table:table-row>
        <table:table-row table:style-name="ro9">
          <table:table-cell table:number-columns-spanned="36" table:number-rows-spanned="1" table:style-name="ce44"/>
          <table:covered-table-cell table:number-columns-repeated="35"/>
          <table:table-cell table:number-columns-repeated="16348"/>
        </table:table-row>
        <table:table-row table:style-name="ro5">
          <table:table-cell table:style-name="ce1"/>
          <table:table-cell office:value-type="string" table:number-columns-spanned="8" table:number-rows-spanned="1" table:style-name="ce30">
            <text:p>1<text:span text:style-name="T6">o</text:span><text:s/>Octeto</text:p>
          </table:table-cell>
          <table:covered-table-cell table:number-columns-repeated="7"/>
          <table:table-cell table:style-name="ce9"/>
          <table:table-cell office:value-type="string" table:number-columns-spanned="8" table:number-rows-spanned="1" table:style-name="ce30">
            <text:p>2<text:span text:style-name="T6">o</text:span><text:s/>Octeto</text:p>
          </table:table-cell>
          <table:covered-table-cell table:number-columns-repeated="7"/>
          <table:table-cell table:style-name="ce9"/>
          <table:table-cell office:value-type="string" table:number-columns-spanned="8" table:number-rows-spanned="1" table:style-name="ce30">
            <text:p>3<text:span text:style-name="T6">o</text:span><text:s/>Octeto</text:p>
          </table:table-cell>
          <table:covered-table-cell table:number-columns-repeated="7"/>
          <table:table-cell table:style-name="ce9"/>
          <table:table-cell office:value-type="string" table:number-columns-spanned="8" table:number-rows-spanned="1" table:style-name="ce30">
            <text:p>4<text:span text:style-name="T6">o</text:span><text:s/>Octeto</text:p>
          </table:table-cell>
          <table:covered-table-cell table:number-columns-repeated="7"/>
          <table:table-cell table:number-columns-repeated="16348"/>
        </table:table-row>
        <table:table-row table:style-name="ro1">
          <table:table-cell office:value-type="string" table:number-columns-spanned="1" table:number-rows-spanned="3" table:style-name="ce31">
            <text:p>IP</text:p>
          </table:table-cell>
          <table:table-cell office:value-type="float" office:value="178" table:number-columns-spanned="8" table:number-rows-spanned="1" table:style-name="ce50">
            <text:p>178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255" table:number-columns-spanned="8" table:number-rows-spanned="1" table:style-name="ce50">
            <text:p>255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171" table:number-columns-spanned="8" table:number-rows-spanned="1" table:style-name="ce50">
            <text:p>171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13" table:number-columns-spanned="8" table:number-rows-spanned="1" table:style-name="ce50">
            <text:p>13</text:p>
          </table:table-cell>
          <table:covered-table-cell table:number-columns-repeated="7"/>
          <table:table-cell table:number-columns-repeated="16348"/>
        </table:table-row>
        <table:table-row table:style-name="ro10">
          <table:covered-table-cell/>
          <table:table-cell office:value-type="string" office:string-value="10110010" table:formula="of:=DEC2BIN([.B12];8)" table:number-columns-spanned="8" table:number-rows-spanned="1" table:style-name="ce33">
            <text:p>10110010</text:p>
          </table:table-cell>
          <table:covered-table-cell table:number-columns-repeated="7"/>
          <table:table-cell table:style-name="ce9"/>
          <table:table-cell office:value-type="string" office:string-value="11111111" table:formula="of:=DEC2BIN([.K12];8)" table:number-columns-spanned="8" table:number-rows-spanned="1" table:style-name="ce33">
            <text:p>11111111</text:p>
          </table:table-cell>
          <table:covered-table-cell table:number-columns-repeated="7"/>
          <table:table-cell table:style-name="ce9"/>
          <table:table-cell office:value-type="string" office:string-value="10101011" table:formula="of:=DEC2BIN([.T12];8)" table:number-columns-spanned="8" table:number-rows-spanned="1" table:style-name="ce33">
            <text:p>10101011</text:p>
          </table:table-cell>
          <table:covered-table-cell table:number-columns-repeated="7"/>
          <table:table-cell table:style-name="ce9"/>
          <table:table-cell office:value-type="string" office:string-value="00001101" table:formula="of:=DEC2BIN([.AC12];8)" table:number-columns-spanned="8" table:number-rows-spanned="1" table:style-name="ce33">
            <text:p>00001101</text:p>
          </table:table-cell>
          <table:covered-table-cell table:number-columns-repeated="7"/>
          <table:table-cell table:number-columns-repeated="16348"/>
        </table:table-row>
        <table:table-row table:style-name="ro11">
          <table:covered-table-cell/>
          <table:table-cell office:value-type="string" office:string-value="1" table:formula="of:=MID([.$B13];1;1)" table:style-name="ce117">
            <text:p>1</text:p>
          </table:table-cell>
          <table:table-cell office:value-type="string" office:string-value="0" table:formula="of:=MID([.$B13];2;1)" table:style-name="ce117">
            <text:p>0</text:p>
          </table:table-cell>
          <table:table-cell office:value-type="string" office:string-value="1" table:formula="of:=MID([.$B13];3;1)" table:style-name="ce118">
            <text:p>1</text:p>
          </table:table-cell>
          <table:table-cell office:value-type="string" office:string-value="1" table:formula="of:=MID([.$B13];4;1)" table:style-name="ce118">
            <text:p>1</text:p>
          </table:table-cell>
          <table:table-cell office:value-type="string" office:string-value="0" table:formula="of:=MID([.$B13];5;1)" table:style-name="ce118">
            <text:p>0</text:p>
          </table:table-cell>
          <table:table-cell office:value-type="string" office:string-value="0" table:formula="of:=MID([.$B13];6;1)" table:style-name="ce118">
            <text:p>0</text:p>
          </table:table-cell>
          <table:table-cell office:value-type="string" office:string-value="1" table:formula="of:=MID([.$B13];7;1)" table:style-name="ce118">
            <text:p>1</text:p>
          </table:table-cell>
          <table:table-cell office:value-type="string" office:string-value="0" table:formula="of:=MID([.$B13];8;1)" table:style-name="ce118">
            <text:p>0</text:p>
          </table:table-cell>
          <table:table-cell table:style-name="ce24"/>
          <table:table-cell office:value-type="string" office:string-value="1" table:formula="of:=MID([.$K13];1;1)" table:style-name="ce117">
            <text:p>1</text:p>
          </table:table-cell>
          <table:table-cell office:value-type="string" office:string-value="1" table:formula="of:=MID([.$K13];2;1)" table:style-name="ce117">
            <text:p>1</text:p>
          </table:table-cell>
          <table:table-cell office:value-type="string" office:string-value="1" table:formula="of:=MID([.$K13];3;1)" table:style-name="ce118">
            <text:p>1</text:p>
          </table:table-cell>
          <table:table-cell office:value-type="string" office:string-value="1" table:formula="of:=MID([.$K13];4;1)" table:style-name="ce118">
            <text:p>1</text:p>
          </table:table-cell>
          <table:table-cell office:value-type="string" office:string-value="1" table:formula="of:=MID([.$K13];5;1)" table:style-name="ce118">
            <text:p>1</text:p>
          </table:table-cell>
          <table:table-cell office:value-type="string" office:string-value="1" table:formula="of:=MID([.$K13];6;1)" table:style-name="ce118">
            <text:p>1</text:p>
          </table:table-cell>
          <table:table-cell office:value-type="string" office:string-value="1" table:formula="of:=MID([.$K13];7;1)" table:style-name="ce118">
            <text:p>1</text:p>
          </table:table-cell>
          <table:table-cell office:value-type="string" office:string-value="1" table:formula="of:=MID([.$K13];8;1)" table:style-name="ce118">
            <text:p>1</text:p>
          </table:table-cell>
          <table:table-cell table:style-name="ce24"/>
          <table:table-cell office:value-type="string" office:string-value="1" table:formula="of:=MID([.$T13];1;1)" table:style-name="ce117">
            <text:p>1</text:p>
          </table:table-cell>
          <table:table-cell office:value-type="string" office:string-value="0" table:formula="of:=MID([.$T13];2;1)" table:style-name="ce117">
            <text:p>0</text:p>
          </table:table-cell>
          <table:table-cell office:value-type="string" office:string-value="1" table:formula="of:=MID([.$T13];3;1)" table:style-name="ce118">
            <text:p>1</text:p>
          </table:table-cell>
          <table:table-cell office:value-type="string" office:string-value="0" table:formula="of:=MID([.$T13];4;1)" table:style-name="ce118">
            <text:p>0</text:p>
          </table:table-cell>
          <table:table-cell office:value-type="string" office:string-value="1" table:formula="of:=MID([.$T13];5;1)" table:style-name="ce118">
            <text:p>1</text:p>
          </table:table-cell>
          <table:table-cell office:value-type="string" office:string-value="0" table:formula="of:=MID([.$T13];6;1)" table:style-name="ce118">
            <text:p>0</text:p>
          </table:table-cell>
          <table:table-cell office:value-type="string" office:string-value="1" table:formula="of:=MID([.$T13];7;1)" table:style-name="ce118">
            <text:p>1</text:p>
          </table:table-cell>
          <table:table-cell office:value-type="string" office:string-value="1" table:formula="of:=MID([.$T13];8;1)" table:style-name="ce118">
            <text:p>1</text:p>
          </table:table-cell>
          <table:table-cell table:style-name="ce24"/>
          <table:table-cell office:value-type="string" office:string-value="0" table:formula="of:=MID([.$AC13];1;1)" table:style-name="ce117">
            <text:p>0</text:p>
          </table:table-cell>
          <table:table-cell office:value-type="string" office:string-value="0" table:formula="of:=MID([.$AC13];2;1)" table:style-name="ce117">
            <text:p>0</text:p>
          </table:table-cell>
          <table:table-cell office:value-type="string" office:string-value="0" table:formula="of:=MID([.$AC13];3;1)" table:style-name="ce118">
            <text:p>0</text:p>
          </table:table-cell>
          <table:table-cell office:value-type="string" office:string-value="0" table:formula="of:=MID([.$AC13];4;1)" table:style-name="ce118">
            <text:p>0</text:p>
          </table:table-cell>
          <table:table-cell office:value-type="string" office:string-value="1" table:formula="of:=MID([.$AC13];5;1)" table:style-name="ce118">
            <text:p>1</text:p>
          </table:table-cell>
          <table:table-cell office:value-type="string" office:string-value="1" table:formula="of:=MID([.$AC13];6;1)" table:style-name="ce118">
            <text:p>1</text:p>
          </table:table-cell>
          <table:table-cell office:value-type="string" office:string-value="0" table:formula="of:=MID([.$AC13];7;1)" table:style-name="ce118">
            <text:p>0</text:p>
          </table:table-cell>
          <table:table-cell office:value-type="string" office:string-value="1" table:formula="of:=MID([.$AC13];8;1)" table:style-name="ce118">
            <text:p>1</text:p>
          </table:table-cell>
          <table:table-cell table:number-columns-repeated="16348"/>
        </table:table-row>
        <table:table-row table:style-name="ro5">
          <table:table-cell table:number-columns-spanned="36" table:number-rows-spanned="1" table:style-name="ce44"/>
          <table:covered-table-cell table:number-columns-repeated="35"/>
          <table:table-cell table:number-columns-repeated="16348"/>
        </table:table-row>
        <table:table-row table:style-name="ro16">
          <table:table-cell table:number-columns-repeated="16384" table:style-name="ce1"/>
        </table:table-row>
        <table:table-row table:style-name="ro5">
          <table:table-cell table:style-name="ce1"/>
          <table:table-cell table:number-columns-repeated="63" table:style-name="ce9"/>
          <table:table-cell table:number-columns-repeated="16320"/>
        </table:table-row>
        <table:table-row table:style-name="ro15">
          <table:table-cell table:style-name="ce1"/>
          <table:table-cell table:number-columns-repeated="63" table:style-name="ce9"/>
          <table:table-cell table:number-columns-repeated="16320"/>
        </table:table-row>
        <table:table-row table:style-name="ro5">
          <table:table-cell table:style-name="ce1"/>
          <table:table-cell table:number-columns-repeated="63" table:style-name="ce9"/>
          <table:table-cell table:number-columns-repeated="16320"/>
        </table:table-row>
        <table:table-row table:style-name="ro17">
          <table:table-cell table:number-columns-spanned="36" table:number-rows-spanned="1" table:style-name="ce44"/>
          <table:covered-table-cell table:number-columns-repeated="35"/>
          <table:table-cell table:number-columns-repeated="16348"/>
        </table:table-row>
        <table:table-row table:style-name="ro16">
          <table:table-cell table:number-columns-repeated="16384" table:style-name="ce1"/>
        </table:table-row>
        <table:table-row table:style-name="ro16">
          <table:table-cell table:style-name="ce1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number-columns-repeated="16348" table:style-name="ce1"/>
        </table:table-row>
        <table:table-row table:style-name="ro11">
          <table:table-cell table:style-name="ce3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24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24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number-columns-repeated="16348"/>
        </table:table-row>
        <table:table-row table:style-name="ro11">
          <table:table-cell table:number-columns-repeated="21" table:style-name="ce1"/>
          <table:table-cell table:number-columns-repeated="15" table:style-name="ce24"/>
          <table:table-cell table:number-columns-repeated="16348"/>
        </table:table-row>
        <table:table-row table:style-name="ro5">
          <table:table-cell table:number-columns-repeated="21" table:style-name="ce1"/>
          <table:table-cell table:number-columns-repeated="43" table:style-name="ce9"/>
          <table:table-cell table:number-columns-repeated="16320"/>
        </table:table-row>
        <table:table-row table:style-name="ro5">
          <table:table-cell table:number-columns-repeated="7" table:style-name="ce1"/>
          <table:table-cell table:number-columns-repeated="57" table:style-name="ce9"/>
          <table:table-cell table:number-columns-repeated="16320"/>
        </table:table-row>
        <table:table-row table:number-rows-repeated="2" table:style-name="ro5">
          <table:table-cell table:number-columns-repeated="2" table:style-name="ce1"/>
          <table:table-cell table:number-columns-repeated="62" table:style-name="ce9"/>
          <table:table-cell table:number-columns-repeated="16320"/>
        </table:table-row>
        <table:table-row table:style-name="ro5">
          <table:table-cell table:style-name="ce1"/>
          <table:table-cell table:number-columns-repeated="35" table:style-name="ce15"/>
          <table:table-cell table:number-columns-repeated="16348"/>
        </table:table-row>
        <table:table-row table:style-name="ro5">
          <table:table-cell table:number-columns-repeated="2" table:style-name="ce1"/>
          <table:table-cell table:number-columns-repeated="62" table:style-name="ce9"/>
          <table:table-cell table:number-columns-repeated="16320"/>
        </table:table-row>
        <table:table-row table:number-rows-repeated="1048546" table:style-name="ro8">
          <table:table-cell table:number-columns-repeated="16384"/>
        </table:table-row>
      </table:table>
      <table:table table:name="mascara" table:style-name="ta2">
        <table:table-column table:style-name="co13" table:default-cell-style-name="ce1"/>
        <table:table-column table:style-name="co7" table:number-columns-repeated="6" table:default-cell-style-name="ce9"/>
        <table:table-column table:style-name="co14" table:default-cell-style-name="ce9"/>
        <table:table-column table:style-name="co7" table:number-columns-repeated="28" table:default-cell-style-name="ce9"/>
        <table:table-column table:style-name="co3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3" table:number-columns-repeated="24" table:default-cell-style-name="ce9"/>
        <table:table-column table:style-name="co5" table:number-columns-repeated="16320" table:default-cell-style-name="ce1"/>
        <table:table-row table:style-name="ro3">
          <table:table-cell table:style-name="ce1"/>
          <table:table-cell office:value-type="string" table:number-columns-spanned="35" table:number-rows-spanned="1" table:style-name="ce10">
            <text:p>Máscara de Sub-rede / Prefixo</text:p>
          </table:table-cell>
          <table:covered-table-cell table:number-columns-repeated="34"/>
          <table:table-cell table:number-columns-repeated="28" table:style-name="ce9"/>
          <table:table-cell table:number-columns-repeated="16320"/>
        </table:table-row>
        <table:table-row table:style-name="ro18">
          <table:table-cell table:style-name="ce1"/>
          <table:table-cell table:style-name="ce5"/>
          <table:table-cell table:number-columns-repeated="62" table:style-name="ce9"/>
          <table:table-cell table:number-columns-repeated="16320"/>
        </table:table-row>
        <table:table-row table:style-name="ro11">
          <table:table-cell office:value-type="string" table:style-name="ce51">
            <text:p>Prefixo (b):</text:p>
          </table:table-cell>
          <table:table-cell office:value-type="string" table:style-name="ce52">
            <text:p>/</text:p>
          </table:table-cell>
          <table:table-cell office:value-type="float" office:value="26" table:number-columns-spanned="2" table:number-rows-spanned="1" table:style-name="ce83">
            <text:p>26</text:p>
          </table:table-cell>
          <table:covered-table-cell/>
          <table:table-cell table:number-columns-repeated="33" table:style-name="ce9"/>
          <table:table-cell office:value-type="string" table:number-columns-spanned="2" table:number-rows-spanned="1" table:style-name="ce84">
            <text:p>Qtd. IP Possíveis</text:p>
          </table:table-cell>
          <table:covered-table-cell/>
          <table:table-cell office:value-type="float" office:value="64" table:formula="of:=2^(32-[.C3])" table:style-name="ce53">
            <text:p>64</text:p>
          </table:table-cell>
          <table:table-cell table:number-columns-repeated="24" table:style-name="ce9"/>
          <table:table-cell table:number-columns-repeated="16320"/>
        </table:table-row>
        <table:table-row table:style-name="ro18">
          <table:table-cell table:style-name="ce1"/>
          <table:table-cell table:number-columns-repeated="63" table:style-name="ce9"/>
          <table:table-cell table:number-columns-repeated="16320"/>
        </table:table-row>
        <table:table-row table:style-name="ro19">
          <table:table-cell office:value-type="string" table:number-columns-spanned="1" table:number-rows-spanned="3" table:style-name="ce85">
            <text:p>IP</text:p>
          </table:table-cell>
          <table:table-cell office:value-type="float" office:value="172" table:number-columns-spanned="8" table:number-rows-spanned="1" table:style-name="ce86">
            <text:p>172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16" table:number-columns-spanned="8" table:number-rows-spanned="1" table:style-name="ce86">
            <text:p>16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4" table:number-columns-spanned="8" table:number-rows-spanned="1" table:style-name="ce86">
            <text:p>4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192" table:number-columns-spanned="8" table:number-rows-spanned="1" table:style-name="ce86">
            <text:p>192</text:p>
          </table:table-cell>
          <table:covered-table-cell table:number-columns-repeated="7"/>
          <table:table-cell table:style-name="ce55"/>
          <table:table-cell office:value-type="string" table:number-columns-spanned="2" table:number-rows-spanned="1" table:style-name="ce87">
            <text:p>Qtd. IP</text:p>
          </table:table-cell>
          <table:covered-table-cell/>
          <table:table-cell office:value-type="float" office:value="62" table:formula="of:=2^(32-[.C3])-2" table:style-name="ce56">
            <text:p>62</text:p>
          </table:table-cell>
          <table:table-cell table:number-columns-repeated="24" table:style-name="ce55"/>
          <table:table-cell table:number-columns-repeated="16320"/>
        </table:table-row>
        <table:table-row table:style-name="ro10">
          <table:covered-table-cell/>
          <table:table-cell office:value-type="string" office:string-value="10101100" table:formula="of:=DEC2BIN([.B5];8)" table:number-columns-spanned="8" table:number-rows-spanned="1" table:style-name="ce33">
            <text:p>10101100</text:p>
          </table:table-cell>
          <table:covered-table-cell table:number-columns-repeated="7"/>
          <table:table-cell table:style-name="ce9"/>
          <table:table-cell office:value-type="string" office:string-value="00010000" table:formula="of:=DEC2BIN([.K5];8)" table:number-columns-spanned="8" table:number-rows-spanned="1" table:style-name="ce33">
            <text:p>00010000</text:p>
          </table:table-cell>
          <table:covered-table-cell table:number-columns-repeated="7"/>
          <table:table-cell table:style-name="ce9"/>
          <table:table-cell office:value-type="string" office:string-value="00000100" table:formula="of:=DEC2BIN([.T5];8)" table:number-columns-spanned="8" table:number-rows-spanned="1" table:style-name="ce33">
            <text:p>00000100</text:p>
          </table:table-cell>
          <table:covered-table-cell table:number-columns-repeated="7"/>
          <table:table-cell table:style-name="ce9"/>
          <table:table-cell office:value-type="string" office:string-value="11000000" table:formula="of:=DEC2BIN([.AC5];8)" table:number-columns-spanned="8" table:number-rows-spanned="1" table:style-name="ce33">
            <text:p>11000000</text:p>
          </table:table-cell>
          <table:covered-table-cell table:number-columns-repeated="7"/>
          <table:table-cell table:number-columns-repeated="28" table:style-name="ce9"/>
          <table:table-cell table:number-columns-repeated="16320"/>
        </table:table-row>
        <table:table-row table:style-name="ro20">
          <table:covered-table-cell/>
          <table:table-cell office:value-type="float" office:value="1" table:formula="of:=VALUE(MID([.$B6];1;1))" table:style-name="ce142">
            <text:p>1</text:p>
          </table:table-cell>
          <table:table-cell office:value-type="float" office:value="0" table:formula="of:=VALUE(MID([.$B6];2;1))" table:style-name="ce143">
            <text:p>0</text:p>
          </table:table-cell>
          <table:table-cell office:value-type="float" office:value="1" table:formula="of:=VALUE(MID([.$B6];3;1))" table:style-name="ce144">
            <text:p>1</text:p>
          </table:table-cell>
          <table:table-cell office:value-type="float" office:value="0" table:formula="of:=VALUE(MID([.$B6];4;1))" table:style-name="ce144">
            <text:p>0</text:p>
          </table:table-cell>
          <table:table-cell office:value-type="float" office:value="1" table:formula="of:=VALUE(MID([.$B6];5;1))" table:style-name="ce144">
            <text:p>1</text:p>
          </table:table-cell>
          <table:table-cell office:value-type="float" office:value="1" table:formula="of:=VALUE(MID([.$B6];6;1))" table:style-name="ce144">
            <text:p>1</text:p>
          </table:table-cell>
          <table:table-cell office:value-type="float" office:value="0" table:formula="of:=VALUE(MID([.$B6];7;1))" table:style-name="ce144">
            <text:p>0</text:p>
          </table:table-cell>
          <table:table-cell office:value-type="float" office:value="0" table:formula="of:=VALUE(MID([.$B6];8;1))" table:style-name="ce145">
            <text:p>0</text:p>
          </table:table-cell>
          <table:table-cell table:style-name="ce146"/>
          <table:table-cell office:value-type="float" office:value="0" table:formula="of:=VALUE(MID([.$K6];1;1))" table:style-name="ce142">
            <text:p>0</text:p>
          </table:table-cell>
          <table:table-cell office:value-type="float" office:value="0" table:formula="of:=VALUE(MID([.$K6];2;1))" table:style-name="ce143">
            <text:p>0</text:p>
          </table:table-cell>
          <table:table-cell office:value-type="float" office:value="0" table:formula="of:=VALUE(MID([.$K6];3;1))" table:style-name="ce144">
            <text:p>0</text:p>
          </table:table-cell>
          <table:table-cell office:value-type="float" office:value="1" table:formula="of:=VALUE(MID([.$K6];4;1))" table:style-name="ce144">
            <text:p>1</text:p>
          </table:table-cell>
          <table:table-cell office:value-type="float" office:value="0" table:formula="of:=VALUE(MID([.$K6];5;1))" table:style-name="ce144">
            <text:p>0</text:p>
          </table:table-cell>
          <table:table-cell office:value-type="float" office:value="0" table:formula="of:=VALUE(MID([.$K6];6;1))" table:style-name="ce144">
            <text:p>0</text:p>
          </table:table-cell>
          <table:table-cell office:value-type="float" office:value="0" table:formula="of:=VALUE(MID([.$K6];7;1))" table:style-name="ce144">
            <text:p>0</text:p>
          </table:table-cell>
          <table:table-cell office:value-type="float" office:value="0" table:formula="of:=VALUE(MID([.$K6];8;1))" table:style-name="ce145">
            <text:p>0</text:p>
          </table:table-cell>
          <table:table-cell table:style-name="ce146"/>
          <table:table-cell office:value-type="float" office:value="0" table:formula="of:=VALUE(MID([.$T6];1;1))" table:style-name="ce142">
            <text:p>0</text:p>
          </table:table-cell>
          <table:table-cell office:value-type="float" office:value="0" table:formula="of:=VALUE(MID([.$T6];2;1))" table:style-name="ce143">
            <text:p>0</text:p>
          </table:table-cell>
          <table:table-cell office:value-type="float" office:value="0" table:formula="of:=VALUE(MID([.$T6];3;1))" table:style-name="ce144">
            <text:p>0</text:p>
          </table:table-cell>
          <table:table-cell office:value-type="float" office:value="0" table:formula="of:=VALUE(MID([.$T6];4;1))" table:style-name="ce144">
            <text:p>0</text:p>
          </table:table-cell>
          <table:table-cell office:value-type="float" office:value="0" table:formula="of:=VALUE(MID([.$T6];5;1))" table:style-name="ce144">
            <text:p>0</text:p>
          </table:table-cell>
          <table:table-cell office:value-type="float" office:value="1" table:formula="of:=VALUE(MID([.$T6];6;1))" table:style-name="ce144">
            <text:p>1</text:p>
          </table:table-cell>
          <table:table-cell office:value-type="float" office:value="0" table:formula="of:=VALUE(MID([.$T6];7;1))" table:style-name="ce144">
            <text:p>0</text:p>
          </table:table-cell>
          <table:table-cell office:value-type="float" office:value="0" table:formula="of:=VALUE(MID([.$T6];8;1))" table:style-name="ce145">
            <text:p>0</text:p>
          </table:table-cell>
          <table:table-cell table:style-name="ce146"/>
          <table:table-cell office:value-type="float" office:value="1" table:formula="of:=VALUE(MID([.$AC6];1;1))" table:style-name="ce142">
            <text:p>1</text:p>
          </table:table-cell>
          <table:table-cell office:value-type="float" office:value="1" table:formula="of:=VALUE(MID([.$AC6];2;1))" table:style-name="ce143">
            <text:p>1</text:p>
          </table:table-cell>
          <table:table-cell office:value-type="float" office:value="0" table:formula="of:=VALUE(MID([.$AC6];3;1))" table:style-name="ce144">
            <text:p>0</text:p>
          </table:table-cell>
          <table:table-cell office:value-type="float" office:value="0" table:formula="of:=VALUE(MID([.$AC6];4;1))" table:style-name="ce144">
            <text:p>0</text:p>
          </table:table-cell>
          <table:table-cell office:value-type="float" office:value="0" table:formula="of:=VALUE(MID([.$AC6];5;1))" table:style-name="ce144">
            <text:p>0</text:p>
          </table:table-cell>
          <table:table-cell office:value-type="float" office:value="0" table:formula="of:=VALUE(MID([.$AC6];6;1))" table:style-name="ce144">
            <text:p>0</text:p>
          </table:table-cell>
          <table:table-cell office:value-type="float" office:value="0" table:formula="of:=VALUE(MID([.$AC6];7;1))" table:style-name="ce144">
            <text:p>0</text:p>
          </table:table-cell>
          <table:table-cell office:value-type="float" office:value="0" table:formula="of:=VALUE(MID([.$AC6];8;1))" table:style-name="ce145">
            <text:p>0</text:p>
          </table:table-cell>
          <table:table-cell table:number-columns-repeated="28" table:style-name="ce55"/>
          <table:table-cell table:number-columns-repeated="16320"/>
        </table:table-row>
        <table:table-row table:style-name="ro18">
          <table:table-cell table:number-columns-repeated="16384" table:style-name="ce1"/>
        </table:table-row>
        <table:table-row table:style-name="ro19">
          <table:table-cell office:value-type="string" table:number-columns-spanned="1" table:number-rows-spanned="2" table:style-name="ce87">
            <text:p>Máscara</text:p>
          </table:table-cell>
          <table:table-cell office:value-type="float" office:value="255" table:formula="of:=IF([.B10];128)+IF([.C10];64)+IF([.D10];32)+IF([.E10];16)+IF([.F10];8)+IF([.G10];4)+IF([.H10];2)+IF([.I10];1)" table:number-columns-spanned="8" table:number-rows-spanned="1" table:style-name="ce88">
            <text:p>255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255" table:formula="of:=IF([.K10];128)+IF([.L10];64)+IF([.M10];32)+IF([.N10];16)+IF([.O10];8)+IF([.P10];4)+IF([.Q10];2)+IF([.R10];1)" table:number-columns-spanned="8" table:number-rows-spanned="1" table:style-name="ce88">
            <text:p>255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255" table:formula="of:=IF([.T10];128)+IF([.U10];64)+IF([.V10];32)+IF([.W10];16)+IF([.X10];8)+IF([.Y10];4)+IF([.Z10];2)+IF([.AA10];1)" table:number-columns-spanned="8" table:number-rows-spanned="1" table:style-name="ce88">
            <text:p>255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192" table:formula="of:=IF([.AC10];128)+IF([.AD10];64)+IF([.AE10];32)+IF([.AF10];16)+IF([.AG10];8)+IF([.AH10];4)+IF([.AI10];2)+IF([.AJ10];1)" table:number-columns-spanned="8" table:number-rows-spanned="1" table:style-name="ce88">
            <text:p>192</text:p>
          </table:table-cell>
          <table:covered-table-cell table:number-columns-repeated="7"/>
          <table:table-cell table:number-columns-repeated="28" table:style-name="ce55"/>
          <table:table-cell table:number-columns-repeated="16320"/>
        </table:table-row>
        <table:table-row table:style-name="ro20">
          <table:covered-table-cell/>
          <table:table-cell office:value-type="float" office:value="1" table:formula="of:=IF([.$C$3]&gt;0;1;0)" table:style-name="ce119">
            <text:p>1</text:p>
          </table:table-cell>
          <table:table-cell office:value-type="float" office:value="1" table:formula="of:=IF([.$C$3]&gt;1;1;0)" table:style-name="ce120">
            <text:p>1</text:p>
          </table:table-cell>
          <table:table-cell office:value-type="float" office:value="1" table:formula="of:=IF([.$C$3]&gt;2;1;0)" table:style-name="ce120">
            <text:p>1</text:p>
          </table:table-cell>
          <table:table-cell office:value-type="float" office:value="1" table:formula="of:=IF([.$C$3]&gt;3;1;0)" table:style-name="ce120">
            <text:p>1</text:p>
          </table:table-cell>
          <table:table-cell office:value-type="float" office:value="1" table:formula="of:=IF([.$C$3]&gt;4;1;0)" table:style-name="ce120">
            <text:p>1</text:p>
          </table:table-cell>
          <table:table-cell office:value-type="float" office:value="1" table:formula="of:=IF([.$C$3]&gt;5;1;0)" table:style-name="ce120">
            <text:p>1</text:p>
          </table:table-cell>
          <table:table-cell office:value-type="float" office:value="1" table:formula="of:=IF([.$C$3]&gt;6;1;0)" table:style-name="ce120">
            <text:p>1</text:p>
          </table:table-cell>
          <table:table-cell office:value-type="float" office:value="1" table:formula="of:=IF([.$C$3]&gt;7;1;0)" table:style-name="ce121">
            <text:p>1</text:p>
          </table:table-cell>
          <table:table-cell table:style-name="ce122"/>
          <table:table-cell office:value-type="float" office:value="1" table:formula="of:=IF([.$C$3]&gt;8;1;0)" table:style-name="ce119">
            <text:p>1</text:p>
          </table:table-cell>
          <table:table-cell office:value-type="float" office:value="1" table:formula="of:=IF([.$C$3]&gt;9;1;0)" table:style-name="ce120">
            <text:p>1</text:p>
          </table:table-cell>
          <table:table-cell office:value-type="float" office:value="1" table:formula="of:=IF([.$C$3]&gt;10;1;0)" table:style-name="ce120">
            <text:p>1</text:p>
          </table:table-cell>
          <table:table-cell office:value-type="float" office:value="1" table:formula="of:=IF([.$C$3]&gt;11;1;0)" table:style-name="ce120">
            <text:p>1</text:p>
          </table:table-cell>
          <table:table-cell office:value-type="float" office:value="1" table:formula="of:=IF([.$C$3]&gt;12;1;0)" table:style-name="ce120">
            <text:p>1</text:p>
          </table:table-cell>
          <table:table-cell office:value-type="float" office:value="1" table:formula="of:=IF([.$C$3]&gt;13;1;0)" table:style-name="ce120">
            <text:p>1</text:p>
          </table:table-cell>
          <table:table-cell office:value-type="float" office:value="1" table:formula="of:=IF([.$C$3]&gt;14;1;0)" table:style-name="ce120">
            <text:p>1</text:p>
          </table:table-cell>
          <table:table-cell office:value-type="float" office:value="1" table:formula="of:=IF([.$C$3]&gt;15;1;0)" table:style-name="ce121">
            <text:p>1</text:p>
          </table:table-cell>
          <table:table-cell table:style-name="ce122"/>
          <table:table-cell office:value-type="float" office:value="1" table:formula="of:=IF([.$C$3]&gt;16;1;0)" table:style-name="ce119">
            <text:p>1</text:p>
          </table:table-cell>
          <table:table-cell office:value-type="float" office:value="1" table:formula="of:=IF([.$C$3]&gt;17;1;0)" table:style-name="ce120">
            <text:p>1</text:p>
          </table:table-cell>
          <table:table-cell office:value-type="float" office:value="1" table:formula="of:=IF([.$C$3]&gt;18;1;0)" table:style-name="ce120">
            <text:p>1</text:p>
          </table:table-cell>
          <table:table-cell office:value-type="float" office:value="1" table:formula="of:=IF([.$C$3]&gt;19;1;0)" table:style-name="ce120">
            <text:p>1</text:p>
          </table:table-cell>
          <table:table-cell office:value-type="float" office:value="1" table:formula="of:=IF([.$C$3]&gt;20;1;0)" table:style-name="ce120">
            <text:p>1</text:p>
          </table:table-cell>
          <table:table-cell office:value-type="float" office:value="1" table:formula="of:=IF([.$C$3]&gt;21;1;0)" table:style-name="ce120">
            <text:p>1</text:p>
          </table:table-cell>
          <table:table-cell office:value-type="float" office:value="1" table:formula="of:=IF([.$C$3]&gt;22;1;0)" table:style-name="ce120">
            <text:p>1</text:p>
          </table:table-cell>
          <table:table-cell office:value-type="float" office:value="1" table:formula="of:=IF([.$C$3]&gt;23;1;0)" table:style-name="ce121">
            <text:p>1</text:p>
          </table:table-cell>
          <table:table-cell table:style-name="ce122"/>
          <table:table-cell office:value-type="float" office:value="1" table:formula="of:=IF([.$C$3]&gt;24;1;0)" table:style-name="ce119">
            <text:p>1</text:p>
          </table:table-cell>
          <table:table-cell office:value-type="float" office:value="1" table:formula="of:=IF([.$C$3]&gt;25;1;0)" table:style-name="ce120">
            <text:p>1</text:p>
          </table:table-cell>
          <table:table-cell office:value-type="float" office:value="0" table:formula="of:=IF([.$C$3]&gt;26;1;0)" table:style-name="ce120">
            <text:p>0</text:p>
          </table:table-cell>
          <table:table-cell office:value-type="float" office:value="0" table:formula="of:=IF([.$C$3]&gt;27;1;0)" table:style-name="ce120">
            <text:p>0</text:p>
          </table:table-cell>
          <table:table-cell office:value-type="float" office:value="0" table:formula="of:=IF([.$C$3]&gt;28;1;0)" table:style-name="ce120">
            <text:p>0</text:p>
          </table:table-cell>
          <table:table-cell office:value-type="float" office:value="0" table:formula="of:=IF([.$C$3]&gt;29;1;0)" table:style-name="ce120">
            <text:p>0</text:p>
          </table:table-cell>
          <table:table-cell office:value-type="float" office:value="0" table:formula="of:=IF([.$C$3]&gt;30;1;0)" table:style-name="ce120">
            <text:p>0</text:p>
          </table:table-cell>
          <table:table-cell office:value-type="float" office:value="0" table:formula="of:=IF([.$C$3]&gt;31;1;0)" table:style-name="ce121">
            <text:p>0</text:p>
          </table:table-cell>
          <table:table-cell table:style-name="ce55"/>
          <table:table-cell table:style-name="ce65"/>
          <table:table-cell table:number-columns-repeated="26" table:style-name="ce55"/>
          <table:table-cell table:number-columns-repeated="16320"/>
        </table:table-row>
        <table:table-row table:style-name="ro18">
          <table:table-cell table:style-name="ce66"/>
          <table:table-cell table:number-columns-repeated="8" table:style-name="ce67"/>
          <table:table-cell table:style-name="ce9"/>
          <table:table-cell table:number-columns-repeated="8" table:style-name="ce67"/>
          <table:table-cell table:style-name="ce9"/>
          <table:table-cell table:number-columns-repeated="8" table:style-name="ce67"/>
          <table:table-cell table:style-name="ce9"/>
          <table:table-cell table:number-columns-repeated="8" table:style-name="ce67"/>
          <table:table-cell table:number-columns-repeated="28" table:style-name="ce9"/>
          <table:table-cell table:number-columns-repeated="16320"/>
        </table:table-row>
        <table:table-row table:style-name="ro19">
          <table:table-cell office:value-type="string" table:number-columns-spanned="1" table:number-rows-spanned="2" table:style-name="ce87">
            <text:p>Rede</text:p>
            <text:p><text:span text:style-name="T7">(sub-rede)</text:span></text:p>
          </table:table-cell>
          <table:table-cell office:value-type="float" office:value="172" table:formula="of:=IF([.B13];128)+IF([.C13];64)+IF([.D13];32)+IF([.E13];16)+IF([.F13];8)+IF([.G13];4)+IF([.H13];2)+IF([.I13];1)" table:number-columns-spanned="8" table:number-rows-spanned="1" table:style-name="ce88">
            <text:p>172</text:p>
          </table:table-cell>
          <table:covered-table-cell table:number-columns-repeated="7"/>
          <table:table-cell office:value-type="string" table:style-name="ce68">
            <text:p>.</text:p>
          </table:table-cell>
          <table:table-cell office:value-type="float" office:value="16" table:formula="of:=IF([.K13];128)+IF([.L13];64)+IF([.M13];32)+IF([.N13];16)+IF([.O13];8)+IF([.P13];4)+IF([.Q13];2)+IF([.R13];1)" table:number-columns-spanned="8" table:number-rows-spanned="1" table:style-name="ce88">
            <text:p>16</text:p>
          </table:table-cell>
          <table:covered-table-cell table:number-columns-repeated="7"/>
          <table:table-cell office:value-type="string" table:style-name="ce68">
            <text:p>.</text:p>
          </table:table-cell>
          <table:table-cell office:value-type="float" office:value="4" table:formula="of:=IF([.T13];128)+IF([.U13];64)+IF([.V13];32)+IF([.W13];16)+IF([.X13];8)+IF([.Y13];4)+IF([.Z13];2)+IF([.AA13];1)" table:number-columns-spanned="8" table:number-rows-spanned="1" table:style-name="ce88">
            <text:p>4</text:p>
          </table:table-cell>
          <table:covered-table-cell table:number-columns-repeated="7"/>
          <table:table-cell office:value-type="string" table:style-name="ce68">
            <text:p>.</text:p>
          </table:table-cell>
          <table:table-cell office:value-type="float" office:value="192" table:formula="of:=IF([.AC13];128)+IF([.AD13];64)+IF([.AE13];32)+IF([.AF13];16)+IF([.AG13];8)+IF([.AH13];4)+IF([.AI13];2)+IF([.AJ13];1)" table:number-columns-spanned="8" table:number-rows-spanned="1" table:style-name="ce88">
            <text:p>192</text:p>
          </table:table-cell>
          <table:covered-table-cell table:number-columns-repeated="7"/>
          <table:table-cell table:style-name="ce55"/>
          <table:table-cell table:style-name="ce69"/>
          <table:table-cell table:number-columns-repeated="26" table:style-name="ce55"/>
          <table:table-cell table:number-columns-repeated="16320"/>
        </table:table-row>
        <table:table-row table:style-name="ro20">
          <table:covered-table-cell/>
          <table:table-cell office:value-type="boolean" office:boolean-value="true" table:formula="of:=AND([.B7];[.B10])" table:style-name="ce123">
            <text:p>VERDADEIRO</text:p>
          </table:table-cell>
          <table:table-cell office:value-type="boolean" office:boolean-value="false" table:formula="of:=AND([.C7];[.C10])" table:style-name="ce124">
            <text:p>FALSO</text:p>
          </table:table-cell>
          <table:table-cell office:value-type="boolean" office:boolean-value="true" table:formula="of:=AND([.D7];[.D10])" table:style-name="ce125">
            <text:p>VERDADEIRO</text:p>
          </table:table-cell>
          <table:table-cell office:value-type="boolean" office:boolean-value="false" table:formula="of:=AND([.E7];[.E10])" table:style-name="ce125">
            <text:p>FALSO</text:p>
          </table:table-cell>
          <table:table-cell office:value-type="boolean" office:boolean-value="true" table:formula="of:=AND([.F7];[.F10])" table:style-name="ce125">
            <text:p>VERDADEIRO</text:p>
          </table:table-cell>
          <table:table-cell office:value-type="boolean" office:boolean-value="true" table:formula="of:=AND([.G7];[.G10])" table:style-name="ce125">
            <text:p>VERDADEIRO</text:p>
          </table:table-cell>
          <table:table-cell office:value-type="boolean" office:boolean-value="false" table:formula="of:=AND([.H7];[.H10])" table:style-name="ce125">
            <text:p>FALSO</text:p>
          </table:table-cell>
          <table:table-cell office:value-type="boolean" office:boolean-value="false" table:formula="of:=AND([.I7];[.I10])" table:style-name="ce126">
            <text:p>FALSO</text:p>
          </table:table-cell>
          <table:table-cell table:style-name="ce127"/>
          <table:table-cell office:value-type="boolean" office:boolean-value="false" table:formula="of:=AND([.K7];[.K10])" table:style-name="ce123">
            <text:p>FALSO</text:p>
          </table:table-cell>
          <table:table-cell office:value-type="boolean" office:boolean-value="false" table:formula="of:=AND([.L7];[.L10])" table:style-name="ce124">
            <text:p>FALSO</text:p>
          </table:table-cell>
          <table:table-cell office:value-type="boolean" office:boolean-value="false" table:formula="of:=AND([.M7];[.M10])" table:style-name="ce125">
            <text:p>FALSO</text:p>
          </table:table-cell>
          <table:table-cell office:value-type="boolean" office:boolean-value="true" table:formula="of:=AND([.N7];[.N10])" table:style-name="ce125">
            <text:p>VERDADEIRO</text:p>
          </table:table-cell>
          <table:table-cell office:value-type="boolean" office:boolean-value="false" table:formula="of:=AND([.O7];[.O10])" table:style-name="ce125">
            <text:p>FALSO</text:p>
          </table:table-cell>
          <table:table-cell office:value-type="boolean" office:boolean-value="false" table:formula="of:=AND([.P7];[.P10])" table:style-name="ce125">
            <text:p>FALSO</text:p>
          </table:table-cell>
          <table:table-cell office:value-type="boolean" office:boolean-value="false" table:formula="of:=AND([.Q7];[.Q10])" table:style-name="ce125">
            <text:p>FALSO</text:p>
          </table:table-cell>
          <table:table-cell office:value-type="boolean" office:boolean-value="false" table:formula="of:=AND([.R7];[.R10])" table:style-name="ce126">
            <text:p>FALSO</text:p>
          </table:table-cell>
          <table:table-cell table:style-name="ce127"/>
          <table:table-cell office:value-type="boolean" office:boolean-value="false" table:formula="of:=AND([.T7];[.T10])" table:style-name="ce123">
            <text:p>FALSO</text:p>
          </table:table-cell>
          <table:table-cell office:value-type="boolean" office:boolean-value="false" table:formula="of:=AND([.U7];[.U10])" table:style-name="ce124">
            <text:p>FALSO</text:p>
          </table:table-cell>
          <table:table-cell office:value-type="boolean" office:boolean-value="false" table:formula="of:=AND([.V7];[.V10])" table:style-name="ce125">
            <text:p>FALSO</text:p>
          </table:table-cell>
          <table:table-cell office:value-type="boolean" office:boolean-value="false" table:formula="of:=AND([.W7];[.W10])" table:style-name="ce125">
            <text:p>FALSO</text:p>
          </table:table-cell>
          <table:table-cell office:value-type="boolean" office:boolean-value="false" table:formula="of:=AND([.X7];[.X10])" table:style-name="ce125">
            <text:p>FALSO</text:p>
          </table:table-cell>
          <table:table-cell office:value-type="boolean" office:boolean-value="true" table:formula="of:=AND([.Y7];[.Y10])" table:style-name="ce125">
            <text:p>VERDADEIRO</text:p>
          </table:table-cell>
          <table:table-cell office:value-type="boolean" office:boolean-value="false" table:formula="of:=AND([.Z7];[.Z10])" table:style-name="ce125">
            <text:p>FALSO</text:p>
          </table:table-cell>
          <table:table-cell office:value-type="boolean" office:boolean-value="false" table:formula="of:=AND([.AA7];[.AA10])" table:style-name="ce126">
            <text:p>FALSO</text:p>
          </table:table-cell>
          <table:table-cell table:style-name="ce127"/>
          <table:table-cell office:value-type="boolean" office:boolean-value="true" table:formula="of:=AND([.AC7];[.AC10])" table:style-name="ce123">
            <text:p>VERDADEIRO</text:p>
          </table:table-cell>
          <table:table-cell office:value-type="boolean" office:boolean-value="true" table:formula="of:=AND([.AD7];[.AD10])" table:style-name="ce124">
            <text:p>VERDADEIRO</text:p>
          </table:table-cell>
          <table:table-cell office:value-type="boolean" office:boolean-value="false" table:formula="of:=AND([.AE7];[.AE10])" table:style-name="ce125">
            <text:p>FALSO</text:p>
          </table:table-cell>
          <table:table-cell office:value-type="boolean" office:boolean-value="false" table:formula="of:=AND([.AF7];[.AF10])" table:style-name="ce125">
            <text:p>FALSO</text:p>
          </table:table-cell>
          <table:table-cell office:value-type="boolean" office:boolean-value="false" table:formula="of:=AND([.AG7];[.AG10])" table:style-name="ce125">
            <text:p>FALSO</text:p>
          </table:table-cell>
          <table:table-cell office:value-type="boolean" office:boolean-value="false" table:formula="of:=AND([.AH7];[.AH10])" table:style-name="ce125">
            <text:p>FALSO</text:p>
          </table:table-cell>
          <table:table-cell office:value-type="boolean" office:boolean-value="false" table:formula="of:=AND([.AI7];[.AI10])" table:style-name="ce125">
            <text:p>FALSO</text:p>
          </table:table-cell>
          <table:table-cell office:value-type="boolean" office:boolean-value="false" table:formula="of:=AND([.AJ7];[.AJ10])" table:style-name="ce126">
            <text:p>FALSO</text:p>
          </table:table-cell>
          <table:table-cell table:number-columns-repeated="28" table:style-name="ce55"/>
          <table:table-cell table:number-columns-repeated="16320"/>
        </table:table-row>
        <table:table-row table:style-name="ro18">
          <table:table-cell table:style-name="ce1"/>
          <table:table-cell table:number-columns-repeated="63" table:style-name="ce9"/>
          <table:table-cell table:number-columns-repeated="16320"/>
        </table:table-row>
        <table:table-row table:style-name="ro19">
          <table:table-cell office:value-type="string" table:number-columns-spanned="1" table:number-rows-spanned="2" table:style-name="ce87">
            <text:p>Broadcast</text:p>
          </table:table-cell>
          <table:table-cell office:value-type="float" office:value="172" table:formula="of:=IF([.B16];128)+IF([.C16];64)+IF([.D16];32)+IF([.E16];16)+IF([.F16];8)+IF([.G16];4)+IF([.H16];2)+IF([.I16];1)" table:number-columns-spanned="8" table:number-rows-spanned="1" table:style-name="ce88">
            <text:p>172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16" table:formula="of:=IF([.K16];128)+IF([.L16];64)+IF([.M16];32)+IF([.N16];16)+IF([.O16];8)+IF([.P16];4)+IF([.Q16];2)+IF([.R16];1)" table:number-columns-spanned="8" table:number-rows-spanned="1" table:style-name="ce88">
            <text:p>16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4" table:formula="of:=IF([.T16];128)+IF([.U16];64)+IF([.V16];32)+IF([.W16];16)+IF([.X16];8)+IF([.Y16];4)+IF([.Z16];2)+IF([.AA16];1)" table:number-columns-spanned="8" table:number-rows-spanned="1" table:style-name="ce88">
            <text:p>4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255" table:formula="of:=IF([.AC16];128)+IF([.AD16];64)+IF([.AE16];32)+IF([.AF16];16)+IF([.AG16];8)+IF([.AH16];4)+IF([.AI16];2)+IF([.AJ16];1)" table:number-columns-spanned="8" table:number-rows-spanned="1" table:style-name="ce88">
            <text:p>255</text:p>
          </table:table-cell>
          <table:covered-table-cell table:number-columns-repeated="7"/>
          <table:table-cell table:number-columns-repeated="28" table:style-name="ce55"/>
          <table:table-cell table:number-columns-repeated="16320"/>
        </table:table-row>
        <table:table-row table:style-name="ro20">
          <table:covered-table-cell/>
          <table:table-cell office:value-type="boolean" office:boolean-value="true" table:formula="of:=IF([.B10];[.B13];1)" table:style-name="ce128">
            <text:p>VERDADEIRO</text:p>
          </table:table-cell>
          <table:table-cell office:value-type="boolean" office:boolean-value="false" table:formula="of:=IF([.C10];[.C13];1)" table:style-name="ce129">
            <text:p>FALSO</text:p>
          </table:table-cell>
          <table:table-cell office:value-type="boolean" office:boolean-value="true" table:formula="of:=IF([.D10];[.D13];1)" table:style-name="ce129">
            <text:p>VERDADEIRO</text:p>
          </table:table-cell>
          <table:table-cell office:value-type="boolean" office:boolean-value="false" table:formula="of:=IF([.E10];[.E13];1)" table:style-name="ce129">
            <text:p>FALSO</text:p>
          </table:table-cell>
          <table:table-cell office:value-type="boolean" office:boolean-value="true" table:formula="of:=IF([.F10];[.F13];1)" table:style-name="ce129">
            <text:p>VERDADEIRO</text:p>
          </table:table-cell>
          <table:table-cell office:value-type="boolean" office:boolean-value="true" table:formula="of:=IF([.G10];[.G13];1)" table:style-name="ce129">
            <text:p>VERDADEIRO</text:p>
          </table:table-cell>
          <table:table-cell office:value-type="boolean" office:boolean-value="false" table:formula="of:=IF([.H10];[.H13];1)" table:style-name="ce129">
            <text:p>FALSO</text:p>
          </table:table-cell>
          <table:table-cell office:value-type="boolean" office:boolean-value="false" table:formula="of:=IF([.I10];[.I13];1)" table:style-name="ce130">
            <text:p>FALSO</text:p>
          </table:table-cell>
          <table:table-cell table:style-name="ce131"/>
          <table:table-cell office:value-type="boolean" office:boolean-value="false" table:formula="of:=IF([.K10];[.K13];1)" table:style-name="ce128">
            <text:p>FALSO</text:p>
          </table:table-cell>
          <table:table-cell office:value-type="boolean" office:boolean-value="false" table:formula="of:=IF([.L10];[.L13];1)" table:style-name="ce129">
            <text:p>FALSO</text:p>
          </table:table-cell>
          <table:table-cell office:value-type="boolean" office:boolean-value="false" table:formula="of:=IF([.M10];[.M13];1)" table:style-name="ce129">
            <text:p>FALSO</text:p>
          </table:table-cell>
          <table:table-cell office:value-type="boolean" office:boolean-value="true" table:formula="of:=IF([.N10];[.N13];1)" table:style-name="ce129">
            <text:p>VERDADEIRO</text:p>
          </table:table-cell>
          <table:table-cell office:value-type="boolean" office:boolean-value="false" table:formula="of:=IF([.O10];[.O13];1)" table:style-name="ce129">
            <text:p>FALSO</text:p>
          </table:table-cell>
          <table:table-cell office:value-type="boolean" office:boolean-value="false" table:formula="of:=IF([.P10];[.P13];1)" table:style-name="ce129">
            <text:p>FALSO</text:p>
          </table:table-cell>
          <table:table-cell office:value-type="boolean" office:boolean-value="false" table:formula="of:=IF([.Q10];[.Q13];1)" table:style-name="ce129">
            <text:p>FALSO</text:p>
          </table:table-cell>
          <table:table-cell office:value-type="boolean" office:boolean-value="false" table:formula="of:=IF([.R10];[.R13];1)" table:style-name="ce130">
            <text:p>FALSO</text:p>
          </table:table-cell>
          <table:table-cell table:style-name="ce131"/>
          <table:table-cell office:value-type="boolean" office:boolean-value="false" table:formula="of:=IF([.T10];[.T13];1)" table:style-name="ce128">
            <text:p>FALSO</text:p>
          </table:table-cell>
          <table:table-cell office:value-type="boolean" office:boolean-value="false" table:formula="of:=IF([.U10];[.U13];1)" table:style-name="ce129">
            <text:p>FALSO</text:p>
          </table:table-cell>
          <table:table-cell office:value-type="boolean" office:boolean-value="false" table:formula="of:=IF([.V10];[.V13];1)" table:style-name="ce129">
            <text:p>FALSO</text:p>
          </table:table-cell>
          <table:table-cell office:value-type="boolean" office:boolean-value="false" table:formula="of:=IF([.W10];[.W13];1)" table:style-name="ce129">
            <text:p>FALSO</text:p>
          </table:table-cell>
          <table:table-cell office:value-type="boolean" office:boolean-value="false" table:formula="of:=IF([.X10];[.X13];1)" table:style-name="ce129">
            <text:p>FALSO</text:p>
          </table:table-cell>
          <table:table-cell office:value-type="boolean" office:boolean-value="true" table:formula="of:=IF([.Y10];[.Y13];1)" table:style-name="ce129">
            <text:p>VERDADEIRO</text:p>
          </table:table-cell>
          <table:table-cell office:value-type="boolean" office:boolean-value="false" table:formula="of:=IF([.Z10];[.Z13];1)" table:style-name="ce129">
            <text:p>FALSO</text:p>
          </table:table-cell>
          <table:table-cell office:value-type="boolean" office:boolean-value="false" table:formula="of:=IF([.AA10];[.AA13];1)" table:style-name="ce130">
            <text:p>FALSO</text:p>
          </table:table-cell>
          <table:table-cell table:style-name="ce131"/>
          <table:table-cell office:value-type="boolean" office:boolean-value="true" table:formula="of:=IF([.AC10];[.AC13];1)" table:style-name="ce128">
            <text:p>VERDADEIRO</text:p>
          </table:table-cell>
          <table:table-cell office:value-type="boolean" office:boolean-value="true" table:formula="of:=IF([.AD10];[.AD13];1)" table:style-name="ce129">
            <text:p>VERDADEIRO</text:p>
          </table:table-cell>
          <table:table-cell office:value-type="float" office:value="1" table:formula="of:=IF([.AE10];[.AE13];1)" table:style-name="ce129">
            <text:p>1</text:p>
          </table:table-cell>
          <table:table-cell office:value-type="float" office:value="1" table:formula="of:=IF([.AF10];[.AF13];1)" table:style-name="ce129">
            <text:p>1</text:p>
          </table:table-cell>
          <table:table-cell office:value-type="float" office:value="1" table:formula="of:=IF([.AG10];[.AG13];1)" table:style-name="ce129">
            <text:p>1</text:p>
          </table:table-cell>
          <table:table-cell office:value-type="float" office:value="1" table:formula="of:=IF([.AH10];[.AH13];1)" table:style-name="ce129">
            <text:p>1</text:p>
          </table:table-cell>
          <table:table-cell office:value-type="float" office:value="1" table:formula="of:=IF([.AI10];[.AI13];1)" table:style-name="ce129">
            <text:p>1</text:p>
          </table:table-cell>
          <table:table-cell office:value-type="float" office:value="1" table:formula="of:=IF([.AJ10];[.AJ13];1)" table:style-name="ce130">
            <text:p>1</text:p>
          </table:table-cell>
          <table:table-cell table:number-columns-repeated="28" table:style-name="ce55"/>
          <table:table-cell table:number-columns-repeated="16320"/>
        </table:table-row>
        <table:table-row table:style-name="ro18">
          <table:table-cell table:style-name="ce66"/>
          <table:table-cell table:number-columns-repeated="8" table:style-name="ce67"/>
          <table:table-cell table:style-name="ce9"/>
          <table:table-cell table:number-columns-repeated="8" table:style-name="ce67"/>
          <table:table-cell table:style-name="ce9"/>
          <table:table-cell table:number-columns-repeated="8" table:style-name="ce67"/>
          <table:table-cell table:style-name="ce9"/>
          <table:table-cell table:number-columns-repeated="8" table:style-name="ce67"/>
          <table:table-cell table:number-columns-repeated="28" table:style-name="ce9"/>
          <table:table-cell table:number-columns-repeated="16320"/>
        </table:table-row>
        <table:table-row table:style-name="ro19">
          <table:table-cell office:value-type="string" table:number-columns-spanned="1" table:number-rows-spanned="2" table:style-name="ce89">
            <text:p>1<text:span text:style-name="T6">o</text:span><text:s/>Endereço Válido</text:p>
          </table:table-cell>
          <table:table-cell office:value-type="float" office:value="172" table:formula="of:=IF([.B19];128)+IF([.C19];64)+IF([.D19];32)+IF([.E19];16)+IF([.F19];8)+IF([.G19];4)+IF([.H19];2)+IF([.I19];1)" table:number-columns-spanned="8" table:number-rows-spanned="1" table:style-name="ce49">
            <text:p>172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16" table:formula="of:=IF([.K19];128)+IF([.L19];64)+IF([.M19];32)+IF([.N19];16)+IF([.O19];8)+IF([.P19];4)+IF([.Q19];2)+IF([.R19];1)" table:number-columns-spanned="8" table:number-rows-spanned="1" table:style-name="ce49">
            <text:p>16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4" table:formula="of:=IF([.T19];128)+IF([.U19];64)+IF([.V19];32)+IF([.W19];16)+IF([.X19];8)+IF([.Y19];4)+IF([.Z19];2)+IF([.AA19];1)" table:number-columns-spanned="8" table:number-rows-spanned="1" table:style-name="ce49">
            <text:p>4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193" table:formula="of:=IF([.AC19];128)+IF([.AD19];64)+IF([.AE19];32)+IF([.AF19];16)+IF([.AG19];8)+IF([.AH19];4)+IF([.AI19];2)+IF([.AJ19];1)" table:number-columns-spanned="8" table:number-rows-spanned="1" table:style-name="ce49">
            <text:p>193</text:p>
          </table:table-cell>
          <table:covered-table-cell table:number-columns-repeated="7"/>
          <table:table-cell table:number-columns-repeated="28" table:style-name="ce55"/>
          <table:table-cell table:number-columns-repeated="16320"/>
        </table:table-row>
        <table:table-row table:style-name="ro20">
          <table:covered-table-cell/>
          <table:table-cell office:value-type="boolean" office:boolean-value="true" table:formula="of:=[.B13]" table:style-name="ce132">
            <text:p>VERDADEIRO</text:p>
          </table:table-cell>
          <table:table-cell office:value-type="boolean" office:boolean-value="false" table:formula="of:=[.C13]" table:style-name="ce133">
            <text:p>FALSO</text:p>
          </table:table-cell>
          <table:table-cell office:value-type="boolean" office:boolean-value="true" table:formula="of:=[.D13]" table:style-name="ce134">
            <text:p>VERDADEIRO</text:p>
          </table:table-cell>
          <table:table-cell office:value-type="boolean" office:boolean-value="false" table:formula="of:=[.E13]" table:style-name="ce134">
            <text:p>FALSO</text:p>
          </table:table-cell>
          <table:table-cell office:value-type="boolean" office:boolean-value="true" table:formula="of:=[.F13]" table:style-name="ce134">
            <text:p>VERDADEIRO</text:p>
          </table:table-cell>
          <table:table-cell office:value-type="boolean" office:boolean-value="true" table:formula="of:=[.G13]" table:style-name="ce134">
            <text:p>VERDADEIRO</text:p>
          </table:table-cell>
          <table:table-cell office:value-type="boolean" office:boolean-value="false" table:formula="of:=[.H13]" table:style-name="ce134">
            <text:p>FALSO</text:p>
          </table:table-cell>
          <table:table-cell office:value-type="boolean" office:boolean-value="false" table:formula="of:=[.I13]" table:style-name="ce135">
            <text:p>FALSO</text:p>
          </table:table-cell>
          <table:table-cell table:style-name="ce136"/>
          <table:table-cell office:value-type="boolean" office:boolean-value="false" table:formula="of:=[.K13]" table:style-name="ce132">
            <text:p>FALSO</text:p>
          </table:table-cell>
          <table:table-cell office:value-type="boolean" office:boolean-value="false" table:formula="of:=[.L13]" table:style-name="ce133">
            <text:p>FALSO</text:p>
          </table:table-cell>
          <table:table-cell office:value-type="boolean" office:boolean-value="false" table:formula="of:=[.M13]" table:style-name="ce134">
            <text:p>FALSO</text:p>
          </table:table-cell>
          <table:table-cell office:value-type="boolean" office:boolean-value="true" table:formula="of:=[.N13]" table:style-name="ce134">
            <text:p>VERDADEIRO</text:p>
          </table:table-cell>
          <table:table-cell office:value-type="boolean" office:boolean-value="false" table:formula="of:=[.O13]" table:style-name="ce134">
            <text:p>FALSO</text:p>
          </table:table-cell>
          <table:table-cell office:value-type="boolean" office:boolean-value="false" table:formula="of:=[.P13]" table:style-name="ce134">
            <text:p>FALSO</text:p>
          </table:table-cell>
          <table:table-cell office:value-type="boolean" office:boolean-value="false" table:formula="of:=[.Q13]" table:style-name="ce134">
            <text:p>FALSO</text:p>
          </table:table-cell>
          <table:table-cell office:value-type="boolean" office:boolean-value="false" table:formula="of:=[.R13]" table:style-name="ce135">
            <text:p>FALSO</text:p>
          </table:table-cell>
          <table:table-cell table:style-name="ce136"/>
          <table:table-cell office:value-type="boolean" office:boolean-value="false" table:formula="of:=[.T13]" table:style-name="ce132">
            <text:p>FALSO</text:p>
          </table:table-cell>
          <table:table-cell office:value-type="boolean" office:boolean-value="false" table:formula="of:=[.U13]" table:style-name="ce133">
            <text:p>FALSO</text:p>
          </table:table-cell>
          <table:table-cell office:value-type="boolean" office:boolean-value="false" table:formula="of:=[.V13]" table:style-name="ce134">
            <text:p>FALSO</text:p>
          </table:table-cell>
          <table:table-cell office:value-type="boolean" office:boolean-value="false" table:formula="of:=[.W13]" table:style-name="ce134">
            <text:p>FALSO</text:p>
          </table:table-cell>
          <table:table-cell office:value-type="boolean" office:boolean-value="false" table:formula="of:=[.X13]" table:style-name="ce134">
            <text:p>FALSO</text:p>
          </table:table-cell>
          <table:table-cell office:value-type="boolean" office:boolean-value="true" table:formula="of:=[.Y13]" table:style-name="ce134">
            <text:p>VERDADEIRO</text:p>
          </table:table-cell>
          <table:table-cell office:value-type="boolean" office:boolean-value="false" table:formula="of:=[.Z13]" table:style-name="ce134">
            <text:p>FALSO</text:p>
          </table:table-cell>
          <table:table-cell office:value-type="boolean" office:boolean-value="false" table:formula="of:=[.AA13]" table:style-name="ce135">
            <text:p>FALSO</text:p>
          </table:table-cell>
          <table:table-cell table:style-name="ce136"/>
          <table:table-cell office:value-type="boolean" office:boolean-value="true" table:formula="of:=[.AC13]" table:style-name="ce132">
            <text:p>VERDADEIRO</text:p>
          </table:table-cell>
          <table:table-cell office:value-type="boolean" office:boolean-value="true" table:formula="of:=[.AD13]" table:style-name="ce133">
            <text:p>VERDADEIRO</text:p>
          </table:table-cell>
          <table:table-cell office:value-type="boolean" office:boolean-value="false" table:formula="of:=[.AE13]" table:style-name="ce134">
            <text:p>FALSO</text:p>
          </table:table-cell>
          <table:table-cell office:value-type="boolean" office:boolean-value="false" table:formula="of:=[.AF13]" table:style-name="ce134">
            <text:p>FALSO</text:p>
          </table:table-cell>
          <table:table-cell office:value-type="boolean" office:boolean-value="false" table:formula="of:=[.AG13]" table:style-name="ce134">
            <text:p>FALSO</text:p>
          </table:table-cell>
          <table:table-cell office:value-type="boolean" office:boolean-value="false" table:formula="of:=[.AH13]" table:style-name="ce134">
            <text:p>FALSO</text:p>
          </table:table-cell>
          <table:table-cell office:value-type="boolean" office:boolean-value="false" table:formula="of:=[.AI13]" table:style-name="ce134">
            <text:p>FALSO</text:p>
          </table:table-cell>
          <table:table-cell office:value-type="float" office:value="1" table:style-name="ce135">
            <text:p>1</text:p>
          </table:table-cell>
          <table:table-cell table:number-columns-repeated="28" table:style-name="ce55"/>
          <table:table-cell table:number-columns-repeated="16320"/>
        </table:table-row>
        <table:table-row table:style-name="ro18">
          <table:table-cell table:style-name="ce1"/>
          <table:table-cell table:number-columns-repeated="63" table:style-name="ce9"/>
          <table:table-cell table:number-columns-repeated="16320"/>
        </table:table-row>
        <table:table-row table:style-name="ro19">
          <table:table-cell office:value-type="string" table:number-columns-spanned="1" table:number-rows-spanned="2" table:style-name="ce89">
            <text:p>Último Endereço Válido</text:p>
          </table:table-cell>
          <table:table-cell office:value-type="float" office:value="172" table:formula="of:=IF([.B22];128)+IF([.C22];64)+IF([.D22];32)+IF([.E22];16)+IF([.F22];8)+IF([.G22];4)+IF([.H22];2)+IF([.I22];1)" table:number-columns-spanned="8" table:number-rows-spanned="1" table:style-name="ce49">
            <text:p>172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16" table:formula="of:=IF([.K22];128)+IF([.L22];64)+IF([.M22];32)+IF([.N22];16)+IF([.O22];8)+IF([.P22];4)+IF([.Q22];2)+IF([.R22];1)" table:number-columns-spanned="8" table:number-rows-spanned="1" table:style-name="ce49">
            <text:p>16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4" table:formula="of:=IF([.T22];128)+IF([.U22];64)+IF([.V22];32)+IF([.W22];16)+IF([.X22];8)+IF([.Y22];4)+IF([.Z22];2)+IF([.AA22];1)" table:number-columns-spanned="8" table:number-rows-spanned="1" table:style-name="ce49">
            <text:p>4</text:p>
          </table:table-cell>
          <table:covered-table-cell table:number-columns-repeated="7"/>
          <table:table-cell office:value-type="string" table:style-name="ce54">
            <text:p>.</text:p>
          </table:table-cell>
          <table:table-cell office:value-type="float" office:value="254" table:formula="of:=IF([.AC22];128)+IF([.AD22];64)+IF([.AE22];32)+IF([.AF22];16)+IF([.AG22];8)+IF([.AH22];4)+IF([.AI22];2)+IF([.AJ22];1)" table:number-columns-spanned="8" table:number-rows-spanned="1" table:style-name="ce49">
            <text:p>254</text:p>
          </table:table-cell>
          <table:covered-table-cell table:number-columns-repeated="7"/>
          <table:table-cell table:number-columns-repeated="28" table:style-name="ce55"/>
          <table:table-cell table:number-columns-repeated="16320"/>
        </table:table-row>
        <table:table-row table:style-name="ro20">
          <table:covered-table-cell/>
          <table:table-cell office:value-type="boolean" office:boolean-value="true" table:formula="of:=[.B16]" table:style-name="ce137">
            <text:p>VERDADEIRO</text:p>
          </table:table-cell>
          <table:table-cell office:value-type="boolean" office:boolean-value="false" table:formula="of:=[.C16]" table:style-name="ce138">
            <text:p>FALSO</text:p>
          </table:table-cell>
          <table:table-cell office:value-type="boolean" office:boolean-value="true" table:formula="of:=[.D16]" table:style-name="ce139">
            <text:p>VERDADEIRO</text:p>
          </table:table-cell>
          <table:table-cell office:value-type="boolean" office:boolean-value="false" table:formula="of:=[.E16]" table:style-name="ce139">
            <text:p>FALSO</text:p>
          </table:table-cell>
          <table:table-cell office:value-type="boolean" office:boolean-value="true" table:formula="of:=[.F16]" table:style-name="ce139">
            <text:p>VERDADEIRO</text:p>
          </table:table-cell>
          <table:table-cell office:value-type="boolean" office:boolean-value="true" table:formula="of:=[.G16]" table:style-name="ce139">
            <text:p>VERDADEIRO</text:p>
          </table:table-cell>
          <table:table-cell office:value-type="boolean" office:boolean-value="false" table:formula="of:=[.H16]" table:style-name="ce139">
            <text:p>FALSO</text:p>
          </table:table-cell>
          <table:table-cell office:value-type="boolean" office:boolean-value="false" table:formula="of:=[.I16]" table:style-name="ce140">
            <text:p>FALSO</text:p>
          </table:table-cell>
          <table:table-cell table:style-name="ce141"/>
          <table:table-cell office:value-type="boolean" office:boolean-value="false" table:formula="of:=[.K16]" table:style-name="ce137">
            <text:p>FALSO</text:p>
          </table:table-cell>
          <table:table-cell office:value-type="boolean" office:boolean-value="false" table:formula="of:=[.L16]" table:style-name="ce138">
            <text:p>FALSO</text:p>
          </table:table-cell>
          <table:table-cell office:value-type="boolean" office:boolean-value="false" table:formula="of:=[.M16]" table:style-name="ce139">
            <text:p>FALSO</text:p>
          </table:table-cell>
          <table:table-cell office:value-type="boolean" office:boolean-value="true" table:formula="of:=[.N16]" table:style-name="ce139">
            <text:p>VERDADEIRO</text:p>
          </table:table-cell>
          <table:table-cell office:value-type="boolean" office:boolean-value="false" table:formula="of:=[.O16]" table:style-name="ce139">
            <text:p>FALSO</text:p>
          </table:table-cell>
          <table:table-cell office:value-type="boolean" office:boolean-value="false" table:formula="of:=[.P16]" table:style-name="ce139">
            <text:p>FALSO</text:p>
          </table:table-cell>
          <table:table-cell office:value-type="boolean" office:boolean-value="false" table:formula="of:=[.Q16]" table:style-name="ce139">
            <text:p>FALSO</text:p>
          </table:table-cell>
          <table:table-cell office:value-type="boolean" office:boolean-value="false" table:formula="of:=[.R16]" table:style-name="ce140">
            <text:p>FALSO</text:p>
          </table:table-cell>
          <table:table-cell table:style-name="ce141"/>
          <table:table-cell office:value-type="boolean" office:boolean-value="false" table:formula="of:=[.T16]" table:style-name="ce137">
            <text:p>FALSO</text:p>
          </table:table-cell>
          <table:table-cell office:value-type="boolean" office:boolean-value="false" table:formula="of:=[.U16]" table:style-name="ce138">
            <text:p>FALSO</text:p>
          </table:table-cell>
          <table:table-cell office:value-type="boolean" office:boolean-value="false" table:formula="of:=[.V16]" table:style-name="ce139">
            <text:p>FALSO</text:p>
          </table:table-cell>
          <table:table-cell office:value-type="boolean" office:boolean-value="false" table:formula="of:=[.W16]" table:style-name="ce139">
            <text:p>FALSO</text:p>
          </table:table-cell>
          <table:table-cell office:value-type="boolean" office:boolean-value="false" table:formula="of:=[.X16]" table:style-name="ce139">
            <text:p>FALSO</text:p>
          </table:table-cell>
          <table:table-cell office:value-type="boolean" office:boolean-value="true" table:formula="of:=[.Y16]" table:style-name="ce139">
            <text:p>VERDADEIRO</text:p>
          </table:table-cell>
          <table:table-cell office:value-type="boolean" office:boolean-value="false" table:formula="of:=[.Z16]" table:style-name="ce139">
            <text:p>FALSO</text:p>
          </table:table-cell>
          <table:table-cell office:value-type="boolean" office:boolean-value="false" table:formula="of:=[.AA16]" table:style-name="ce140">
            <text:p>FALSO</text:p>
          </table:table-cell>
          <table:table-cell table:style-name="ce141"/>
          <table:table-cell office:value-type="boolean" office:boolean-value="true" table:formula="of:=[.AC16]" table:style-name="ce137">
            <text:p>VERDADEIRO</text:p>
          </table:table-cell>
          <table:table-cell office:value-type="boolean" office:boolean-value="true" table:formula="of:=[.AD16]" table:style-name="ce138">
            <text:p>VERDADEIRO</text:p>
          </table:table-cell>
          <table:table-cell office:value-type="float" office:value="1" table:formula="of:=[.AE16]" table:style-name="ce139">
            <text:p>1</text:p>
          </table:table-cell>
          <table:table-cell office:value-type="float" office:value="1" table:formula="of:=[.AF16]" table:style-name="ce139">
            <text:p>1</text:p>
          </table:table-cell>
          <table:table-cell office:value-type="float" office:value="1" table:formula="of:=[.AG16]" table:style-name="ce139">
            <text:p>1</text:p>
          </table:table-cell>
          <table:table-cell office:value-type="float" office:value="1" table:formula="of:=[.AH16]" table:style-name="ce139">
            <text:p>1</text:p>
          </table:table-cell>
          <table:table-cell office:value-type="float" office:value="1" table:formula="of:=[.AI16]" table:style-name="ce139">
            <text:p>1</text:p>
          </table:table-cell>
          <table:table-cell office:value-type="float" office:value="0" table:style-name="ce140">
            <text:p>0</text:p>
          </table:table-cell>
          <table:table-cell table:number-columns-repeated="28" table:style-name="ce55"/>
          <table:table-cell table:number-columns-repeated="16320"/>
        </table:table-row>
        <table:table-row table:number-rows-repeated="1048554" table:style-name="ro8">
          <table:table-cell table:number-columns-repeated="16384"/>
        </table:table-row>
      </table:table>
      <table:table table:name="exercicio1" table:style-name="ta1"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6"/>
        <table:table-column table:style-name="co21" table:default-cell-style-name="ce9"/>
        <table:table-column table:style-name="co19" table:default-cell-style-name="ce9"/>
        <table:table-column table:style-name="co20" table:default-cell-style-name="ce96"/>
        <table:table-column table:style-name="co21" table:default-cell-style-name="ce9"/>
        <table:table-column table:style-name="co17" table:number-columns-repeated="35" table:default-cell-style-name="ce9"/>
        <table:table-column table:style-name="co3" table:number-columns-repeated="21" table:default-cell-style-name="ce9"/>
        <table:table-column table:style-name="co5" table:number-columns-repeated="16320" table:default-cell-style-name="ce1"/>
        <table:table-row table:style-name="ro5">
          <table:table-cell office:value-type="string" table:number-columns-spanned="2" table:number-rows-spanned="2" table:style-name="ce97">
            <text:p><text:span text:style-name="T1">Prefixo</text:span><text:span text:style-name="T1"/></text:p>
            <text:p><text:span text:style-name="T2">b</text:span></text:p>
          </table:table-cell>
          <table:covered-table-cell/>
          <table:table-cell office:value-type="string" table:number-columns-spanned="3" table:number-rows-spanned="2" table:style-name="ce98">
            <text:p>N<text:span text:style-name="T6">o</text:span><text:s/>sub-redes</text:p>
            <text:p>2<text:span text:style-name="T6">b</text:span></text:p>
          </table:table-cell>
          <table:covered-table-cell table:number-columns-repeated="2"/>
          <table:table-cell office:value-type="string" table:number-columns-spanned="3" table:number-rows-spanned="2" table:style-name="ce98">
            <text:p>N<text:span text:style-name="T6">o</text:span><text:s/>Hosts Possíveis</text:p>
            <text:p>2<text:span text:style-name="T6">32-b</text:span></text:p>
          </table:table-cell>
          <table:covered-table-cell table:number-columns-repeated="2"/>
          <table:table-cell office:value-type="string" table:number-columns-spanned="35" table:number-rows-spanned="2" table:style-name="ce98">
            <text:p>Máscara de Sub-rede</text:p>
          </table:table-cell>
          <table:covered-table-cell table:number-columns-repeated="34"/>
          <table:table-cell table:number-columns-repeated="16341"/>
        </table:table-row>
        <table:table-row table:style-name="ro5"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4"/>
          <table:table-cell table:number-columns-repeated="16341"/>
        </table:table-row>
        <table:table-row table:style-name="ro21">
          <table:table-cell office:value-type="string" table:number-columns-spanned="1" table:number-rows-spanned="2" table:style-name="ce99">
            <text:p>/</text:p>
          </table:table-cell>
          <table:table-cell table:number-columns-spanned="1" table:number-rows-spanned="2" table:style-name="ce100"/>
          <table:table-cell office:value-type="string" office:string-value="" table:formula="of:=IF([.$B3];2;&quot;&quot;)" table:number-columns-spanned="1" table:number-rows-spanned="2" table:style-name="ce101"/>
          <table:table-cell office:value-type="string" office:string-value="" table:formula="of:=IF([.$B3];[.$B3];&quot;&quot;)" table:number-columns-spanned="1" table:number-rows-spanned="2" table:style-name="ce102"/>
          <table:table-cell office:value-type="string" office:string-value="" table:formula="of:=IF([.$B3];2^[.$B3];&quot;&quot;)" table:number-columns-spanned="1" table:number-rows-spanned="2" table:style-name="ce103"/>
          <table:table-cell office:value-type="string" office:string-value="" table:formula="of:=IF([.$B3];2;&quot;&quot;)" table:number-columns-spanned="1" table:number-rows-spanned="2" table:style-name="ce101"/>
          <table:table-cell office:value-type="string" office:string-value="" table:formula="of:=IF([.$B3];32-[.$B3];&quot;&quot;)" table:number-columns-spanned="1" table:number-rows-spanned="2" table:style-name="ce104"/>
          <table:table-cell office:value-type="string" office:string-value="" table:formula="of:=IF([.$B3];2^[.G3];&quot;&quot;)" table:number-columns-spanned="1" table:number-rows-spanned="2" table:style-name="ce103"/>
          <table:table-cell office:value-type="string" office:string-value="" table:formula="of:=IF([.$B3];IF([.I4];128)+IF([.J4];64)+IF([.K4];32)+IF([.L4];16)+IF([.M4];8)+IF([.N4];4)+IF([.O4];2)+IF([.P4];1);&quot;&quot;)" table:number-columns-spanned="8" table:number-rows-spanned="1" table:style-name="ce105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3];IF([.R4];128)+IF([.S4];64)+IF([.T4];32)+IF([.U4];16)+IF([.V4];8)+IF([.W4];4)+IF([.X4];2)+IF([.Y4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3];IF([.AA4];128)+IF([.AB4];64)+IF([.AC4];32)+IF([.AD4];16)+IF([.AE4];8)+IF([.AF4];4)+IF([.AG4];2)+IF([.AH4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3];IF([.AJ4];128)+IF([.AK4];64)+IF([.AL4];32)+IF([.AM4];16)+IF([.AN4];8)+IF([.AO4];4)+IF([.AP4];2)+IF([.AQ4];1);&quot;&quot;)" table:number-columns-spanned="8" table:number-rows-spanned="1" table:style-name="ce99"/>
          <table:covered-table-cell table:number-columns-repeated="7"/>
          <table:table-cell table:number-columns-repeated="16341"/>
        </table:table-row>
        <table:table-row table:style-name="ro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" table:formula="of:=IF([.$B3];IF([.$B3]&gt;0;1;0);&quot;&quot;)" table:style-name="ce147"/>
          <table:table-cell office:value-type="string" office:string-value="" table:formula="of:=IF([.$B3];IF([.$B3]&gt;1;1;0);&quot;&quot;)" table:style-name="ce148"/>
          <table:table-cell office:value-type="string" office:string-value="" table:formula="of:=IF([.$B3];IF([.$B3]&gt;2;1;0);&quot;&quot;)" table:style-name="ce148"/>
          <table:table-cell office:value-type="string" office:string-value="" table:formula="of:=IF([.$B3];IF([.$B3]&gt;3;1;0);&quot;&quot;)" table:style-name="ce148"/>
          <table:table-cell office:value-type="string" office:string-value="" table:formula="of:=IF([.$B3];IF([.$B3]&gt;4;1;0);&quot;&quot;)" table:style-name="ce148"/>
          <table:table-cell office:value-type="string" office:string-value="" table:formula="of:=IF([.$B3];IF([.$B3]&gt;5;1;0);&quot;&quot;)" table:style-name="ce148"/>
          <table:table-cell office:value-type="string" office:string-value="" table:formula="of:=IF([.$B3];IF([.$B3]&gt;6;1;0);&quot;&quot;)" table:style-name="ce148"/>
          <table:table-cell office:value-type="string" office:string-value="" table:formula="of:=IF([.$B3];IF([.$B3]&gt;7;1;0);&quot;&quot;)" table:style-name="ce149"/>
          <table:table-cell table:style-name="ce150"/>
          <table:table-cell office:value-type="string" office:string-value="" table:formula="of:=IF([.$B3];IF([.$B3]&gt;8;1;0);&quot;&quot;)" table:style-name="ce151"/>
          <table:table-cell office:value-type="string" office:string-value="" table:formula="of:=IF([.$B3];IF([.$B3]&gt;9;1;0);&quot;&quot;)" table:style-name="ce148"/>
          <table:table-cell office:value-type="string" office:string-value="" table:formula="of:=IF([.$B3];IF([.$B3]&gt;10;1;0);&quot;&quot;)" table:style-name="ce148"/>
          <table:table-cell office:value-type="string" office:string-value="" table:formula="of:=IF([.$B3];IF([.$B3]&gt;11;1;0);&quot;&quot;)" table:style-name="ce148"/>
          <table:table-cell office:value-type="string" office:string-value="" table:formula="of:=IF([.$B3];IF([.$B3]&gt;12;1;0);&quot;&quot;)" table:style-name="ce148"/>
          <table:table-cell office:value-type="string" office:string-value="" table:formula="of:=IF([.$B3];IF([.$B3]&gt;13;1;0);&quot;&quot;)" table:style-name="ce148"/>
          <table:table-cell office:value-type="string" office:string-value="" table:formula="of:=IF([.$B3];IF([.$B3]&gt;14;1;0);&quot;&quot;)" table:style-name="ce148"/>
          <table:table-cell office:value-type="string" office:string-value="" table:formula="of:=IF([.$B3];IF([.$B3]&gt;15;1;0);&quot;&quot;)" table:style-name="ce149"/>
          <table:table-cell table:style-name="ce150"/>
          <table:table-cell office:value-type="string" office:string-value="" table:formula="of:=IF([.$B3];IF([.$B3]&gt;16;1;0);&quot;&quot;)" table:style-name="ce151"/>
          <table:table-cell office:value-type="string" office:string-value="" table:formula="of:=IF([.$B3];IF([.$B3]&gt;17;1;0);&quot;&quot;)" table:style-name="ce148"/>
          <table:table-cell office:value-type="string" office:string-value="" table:formula="of:=IF([.$B3];IF([.$B3]&gt;18;1;0);&quot;&quot;)" table:style-name="ce148"/>
          <table:table-cell office:value-type="string" office:string-value="" table:formula="of:=IF([.$B3];IF([.$B3]&gt;19;1;0);&quot;&quot;)" table:style-name="ce148"/>
          <table:table-cell office:value-type="string" office:string-value="" table:formula="of:=IF([.$B3];IF([.$B3]&gt;20;1;0);&quot;&quot;)" table:style-name="ce148"/>
          <table:table-cell office:value-type="string" office:string-value="" table:formula="of:=IF([.$B3];IF([.$B3]&gt;21;1;0);&quot;&quot;)" table:style-name="ce148"/>
          <table:table-cell office:value-type="string" office:string-value="" table:formula="of:=IF([.$B3];IF([.$B3]&gt;22;1;0);&quot;&quot;)" table:style-name="ce148"/>
          <table:table-cell office:value-type="string" office:string-value="" table:formula="of:=IF([.$B3];IF([.$B3]&gt;23;1;0);&quot;&quot;)" table:style-name="ce149"/>
          <table:table-cell table:style-name="ce150"/>
          <table:table-cell office:value-type="string" office:string-value="" table:formula="of:=IF([.$B3];IF([.$B3]&gt;24;1;0);&quot;&quot;)" table:style-name="ce151"/>
          <table:table-cell office:value-type="string" office:string-value="" table:formula="of:=IF([.$B3];IF([.$B3]&gt;25;1;0);&quot;&quot;)" table:style-name="ce148"/>
          <table:table-cell office:value-type="string" office:string-value="" table:formula="of:=IF([.$B3];IF([.$B3]&gt;26;1;0);&quot;&quot;)" table:style-name="ce148"/>
          <table:table-cell office:value-type="string" office:string-value="" table:formula="of:=IF([.$B3];IF([.$B3]&gt;27;1;0);&quot;&quot;)" table:style-name="ce148"/>
          <table:table-cell office:value-type="string" office:string-value="" table:formula="of:=IF([.$B3];IF([.$B3]&gt;28;1;0);&quot;&quot;)" table:style-name="ce148"/>
          <table:table-cell office:value-type="string" office:string-value="" table:formula="of:=IF([.$B3];IF([.$B3]&gt;29;1;0);&quot;&quot;)" table:style-name="ce148"/>
          <table:table-cell office:value-type="string" office:string-value="" table:formula="of:=IF([.$B3];IF([.$B3]&gt;30;1;0);&quot;&quot;)" table:style-name="ce148"/>
          <table:table-cell office:value-type="string" office:string-value="" table:formula="of:=IF([.$B3];IF([.$B3]&gt;31;1;0);&quot;&quot;)" table:style-name="ce149"/>
          <table:table-cell table:number-columns-repeated="16341"/>
        </table:table-row>
        <table:table-row table:style-name="ro21">
          <table:table-cell office:value-type="string" table:number-columns-spanned="1" table:number-rows-spanned="2" table:style-name="ce99">
            <text:p>/</text:p>
          </table:table-cell>
          <table:table-cell table:number-columns-spanned="1" table:number-rows-spanned="2" table:style-name="ce100"/>
          <table:table-cell office:value-type="string" office:string-value="" table:formula="of:=IF([.$B5];2;&quot;&quot;)" table:number-columns-spanned="1" table:number-rows-spanned="2" table:style-name="ce101"/>
          <table:table-cell office:value-type="string" office:string-value="" table:formula="of:=IF([.$B5];[.$B5];&quot;&quot;)" table:number-columns-spanned="1" table:number-rows-spanned="2" table:style-name="ce102"/>
          <table:table-cell office:value-type="string" office:string-value="" table:formula="of:=IF([.$B5];2^[.$B5];&quot;&quot;)" table:number-columns-spanned="1" table:number-rows-spanned="2" table:style-name="ce103"/>
          <table:table-cell office:value-type="string" office:string-value="" table:formula="of:=IF([.$B5];2;&quot;&quot;)" table:number-columns-spanned="1" table:number-rows-spanned="2" table:style-name="ce101"/>
          <table:table-cell office:value-type="string" office:string-value="" table:formula="of:=IF([.$B5];32-[.$B5];&quot;&quot;)" table:number-columns-spanned="1" table:number-rows-spanned="2" table:style-name="ce104"/>
          <table:table-cell office:value-type="string" office:string-value="" table:formula="of:=IF([.$B5];2^[.G5];&quot;&quot;)" table:number-columns-spanned="1" table:number-rows-spanned="2" table:style-name="ce103"/>
          <table:table-cell office:value-type="string" office:string-value="" table:formula="of:=IF([.$B5];IF([.I6];128)+IF([.J6];64)+IF([.K6];32)+IF([.L6];16)+IF([.M6];8)+IF([.N6];4)+IF([.O6];2)+IF([.P6];1);&quot;&quot;)" table:number-columns-spanned="8" table:number-rows-spanned="1" table:style-name="ce105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5];IF([.R6];128)+IF([.S6];64)+IF([.T6];32)+IF([.U6];16)+IF([.V6];8)+IF([.W6];4)+IF([.X6];2)+IF([.Y6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5];IF([.AA6];128)+IF([.AB6];64)+IF([.AC6];32)+IF([.AD6];16)+IF([.AE6];8)+IF([.AF6];4)+IF([.AG6];2)+IF([.AH6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5];IF([.AJ6];128)+IF([.AK6];64)+IF([.AL6];32)+IF([.AM6];16)+IF([.AN6];8)+IF([.AO6];4)+IF([.AP6];2)+IF([.AQ6];1);&quot;&quot;)" table:number-columns-spanned="8" table:number-rows-spanned="1" table:style-name="ce99"/>
          <table:covered-table-cell table:number-columns-repeated="7"/>
          <table:table-cell table:number-columns-repeated="16341"/>
        </table:table-row>
        <table:table-row table:style-name="ro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" table:formula="of:=IF([.$B5];IF([.$B5]&gt;0;1;0);&quot;&quot;)" table:style-name="ce147"/>
          <table:table-cell office:value-type="string" office:string-value="" table:formula="of:=IF([.$B5];IF([.$B5]&gt;1;1;0);&quot;&quot;)" table:style-name="ce148"/>
          <table:table-cell office:value-type="string" office:string-value="" table:formula="of:=IF([.$B5];IF([.$B5]&gt;2;1;0);&quot;&quot;)" table:style-name="ce148"/>
          <table:table-cell office:value-type="string" office:string-value="" table:formula="of:=IF([.$B5];IF([.$B5]&gt;3;1;0);&quot;&quot;)" table:style-name="ce148"/>
          <table:table-cell office:value-type="string" office:string-value="" table:formula="of:=IF([.$B5];IF([.$B5]&gt;4;1;0);&quot;&quot;)" table:style-name="ce148"/>
          <table:table-cell office:value-type="string" office:string-value="" table:formula="of:=IF([.$B5];IF([.$B5]&gt;5;1;0);&quot;&quot;)" table:style-name="ce148"/>
          <table:table-cell office:value-type="string" office:string-value="" table:formula="of:=IF([.$B5];IF([.$B5]&gt;6;1;0);&quot;&quot;)" table:style-name="ce148"/>
          <table:table-cell office:value-type="string" office:string-value="" table:formula="of:=IF([.$B5];IF([.$B5]&gt;7;1;0);&quot;&quot;)" table:style-name="ce149"/>
          <table:table-cell table:style-name="ce150"/>
          <table:table-cell office:value-type="string" office:string-value="" table:formula="of:=IF([.$B5];IF([.$B5]&gt;8;1;0);&quot;&quot;)" table:style-name="ce151"/>
          <table:table-cell office:value-type="string" office:string-value="" table:formula="of:=IF([.$B5];IF([.$B5]&gt;9;1;0);&quot;&quot;)" table:style-name="ce148"/>
          <table:table-cell office:value-type="string" office:string-value="" table:formula="of:=IF([.$B5];IF([.$B5]&gt;10;1;0);&quot;&quot;)" table:style-name="ce148"/>
          <table:table-cell office:value-type="string" office:string-value="" table:formula="of:=IF([.$B5];IF([.$B5]&gt;11;1;0);&quot;&quot;)" table:style-name="ce148"/>
          <table:table-cell office:value-type="string" office:string-value="" table:formula="of:=IF([.$B5];IF([.$B5]&gt;12;1;0);&quot;&quot;)" table:style-name="ce148"/>
          <table:table-cell office:value-type="string" office:string-value="" table:formula="of:=IF([.$B5];IF([.$B5]&gt;13;1;0);&quot;&quot;)" table:style-name="ce148"/>
          <table:table-cell office:value-type="string" office:string-value="" table:formula="of:=IF([.$B5];IF([.$B5]&gt;14;1;0);&quot;&quot;)" table:style-name="ce148"/>
          <table:table-cell office:value-type="string" office:string-value="" table:formula="of:=IF([.$B5];IF([.$B5]&gt;15;1;0);&quot;&quot;)" table:style-name="ce149"/>
          <table:table-cell table:style-name="ce150"/>
          <table:table-cell office:value-type="string" office:string-value="" table:formula="of:=IF([.$B5];IF([.$B5]&gt;16;1;0);&quot;&quot;)" table:style-name="ce151"/>
          <table:table-cell office:value-type="string" office:string-value="" table:formula="of:=IF([.$B5];IF([.$B5]&gt;17;1;0);&quot;&quot;)" table:style-name="ce148"/>
          <table:table-cell office:value-type="string" office:string-value="" table:formula="of:=IF([.$B5];IF([.$B5]&gt;18;1;0);&quot;&quot;)" table:style-name="ce148"/>
          <table:table-cell office:value-type="string" office:string-value="" table:formula="of:=IF([.$B5];IF([.$B5]&gt;19;1;0);&quot;&quot;)" table:style-name="ce148"/>
          <table:table-cell office:value-type="string" office:string-value="" table:formula="of:=IF([.$B5];IF([.$B5]&gt;20;1;0);&quot;&quot;)" table:style-name="ce148"/>
          <table:table-cell office:value-type="string" office:string-value="" table:formula="of:=IF([.$B5];IF([.$B5]&gt;21;1;0);&quot;&quot;)" table:style-name="ce148"/>
          <table:table-cell office:value-type="string" office:string-value="" table:formula="of:=IF([.$B5];IF([.$B5]&gt;22;1;0);&quot;&quot;)" table:style-name="ce148"/>
          <table:table-cell office:value-type="string" office:string-value="" table:formula="of:=IF([.$B5];IF([.$B5]&gt;23;1;0);&quot;&quot;)" table:style-name="ce149"/>
          <table:table-cell table:style-name="ce150"/>
          <table:table-cell office:value-type="string" office:string-value="" table:formula="of:=IF([.$B5];IF([.$B5]&gt;24;1;0);&quot;&quot;)" table:style-name="ce151"/>
          <table:table-cell office:value-type="string" office:string-value="" table:formula="of:=IF([.$B5];IF([.$B5]&gt;25;1;0);&quot;&quot;)" table:style-name="ce148"/>
          <table:table-cell office:value-type="string" office:string-value="" table:formula="of:=IF([.$B5];IF([.$B5]&gt;26;1;0);&quot;&quot;)" table:style-name="ce148"/>
          <table:table-cell office:value-type="string" office:string-value="" table:formula="of:=IF([.$B5];IF([.$B5]&gt;27;1;0);&quot;&quot;)" table:style-name="ce148"/>
          <table:table-cell office:value-type="string" office:string-value="" table:formula="of:=IF([.$B5];IF([.$B5]&gt;28;1;0);&quot;&quot;)" table:style-name="ce148"/>
          <table:table-cell office:value-type="string" office:string-value="" table:formula="of:=IF([.$B5];IF([.$B5]&gt;29;1;0);&quot;&quot;)" table:style-name="ce148"/>
          <table:table-cell office:value-type="string" office:string-value="" table:formula="of:=IF([.$B5];IF([.$B5]&gt;30;1;0);&quot;&quot;)" table:style-name="ce148"/>
          <table:table-cell office:value-type="string" office:string-value="" table:formula="of:=IF([.$B5];IF([.$B5]&gt;31;1;0);&quot;&quot;)" table:style-name="ce149"/>
          <table:table-cell table:number-columns-repeated="16341"/>
        </table:table-row>
        <table:table-row table:style-name="ro21">
          <table:table-cell office:value-type="string" table:number-columns-spanned="1" table:number-rows-spanned="2" table:style-name="ce99">
            <text:p>/</text:p>
          </table:table-cell>
          <table:table-cell table:number-columns-spanned="1" table:number-rows-spanned="2" table:style-name="ce100"/>
          <table:table-cell office:value-type="string" office:string-value="" table:formula="of:=IF([.$B7];2;&quot;&quot;)" table:number-columns-spanned="1" table:number-rows-spanned="2" table:style-name="ce101"/>
          <table:table-cell office:value-type="string" office:string-value="" table:formula="of:=IF([.$B7];[.$B7];&quot;&quot;)" table:number-columns-spanned="1" table:number-rows-spanned="2" table:style-name="ce102"/>
          <table:table-cell office:value-type="string" office:string-value="" table:formula="of:=IF([.$B7];2^[.$B7];&quot;&quot;)" table:number-columns-spanned="1" table:number-rows-spanned="2" table:style-name="ce103"/>
          <table:table-cell office:value-type="string" office:string-value="" table:formula="of:=IF([.$B7];2;&quot;&quot;)" table:number-columns-spanned="1" table:number-rows-spanned="2" table:style-name="ce101"/>
          <table:table-cell office:value-type="string" office:string-value="" table:formula="of:=IF([.$B7];32-[.$B7];&quot;&quot;)" table:number-columns-spanned="1" table:number-rows-spanned="2" table:style-name="ce104"/>
          <table:table-cell office:value-type="string" office:string-value="" table:formula="of:=IF([.$B7];2^[.G7];&quot;&quot;)" table:number-columns-spanned="1" table:number-rows-spanned="2" table:style-name="ce103"/>
          <table:table-cell office:value-type="string" office:string-value="" table:formula="of:=IF([.$B7];IF([.I8];128)+IF([.J8];64)+IF([.K8];32)+IF([.L8];16)+IF([.M8];8)+IF([.N8];4)+IF([.O8];2)+IF([.P8];1);&quot;&quot;)" table:number-columns-spanned="8" table:number-rows-spanned="1" table:style-name="ce105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7];IF([.R8];128)+IF([.S8];64)+IF([.T8];32)+IF([.U8];16)+IF([.V8];8)+IF([.W8];4)+IF([.X8];2)+IF([.Y8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7];IF([.AA8];128)+IF([.AB8];64)+IF([.AC8];32)+IF([.AD8];16)+IF([.AE8];8)+IF([.AF8];4)+IF([.AG8];2)+IF([.AH8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7];IF([.AJ8];128)+IF([.AK8];64)+IF([.AL8];32)+IF([.AM8];16)+IF([.AN8];8)+IF([.AO8];4)+IF([.AP8];2)+IF([.AQ8];1);&quot;&quot;)" table:number-columns-spanned="8" table:number-rows-spanned="1" table:style-name="ce99"/>
          <table:covered-table-cell table:number-columns-repeated="7"/>
          <table:table-cell table:number-columns-repeated="16341"/>
        </table:table-row>
        <table:table-row table:style-name="ro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" table:formula="of:=IF([.$B7];IF([.$B7]&gt;0;1;0);&quot;&quot;)" table:style-name="ce147"/>
          <table:table-cell office:value-type="string" office:string-value="" table:formula="of:=IF([.$B7];IF([.$B7]&gt;1;1;0);&quot;&quot;)" table:style-name="ce148"/>
          <table:table-cell office:value-type="string" office:string-value="" table:formula="of:=IF([.$B7];IF([.$B7]&gt;2;1;0);&quot;&quot;)" table:style-name="ce148"/>
          <table:table-cell office:value-type="string" office:string-value="" table:formula="of:=IF([.$B7];IF([.$B7]&gt;3;1;0);&quot;&quot;)" table:style-name="ce148"/>
          <table:table-cell office:value-type="string" office:string-value="" table:formula="of:=IF([.$B7];IF([.$B7]&gt;4;1;0);&quot;&quot;)" table:style-name="ce148"/>
          <table:table-cell office:value-type="string" office:string-value="" table:formula="of:=IF([.$B7];IF([.$B7]&gt;5;1;0);&quot;&quot;)" table:style-name="ce148"/>
          <table:table-cell office:value-type="string" office:string-value="" table:formula="of:=IF([.$B7];IF([.$B7]&gt;6;1;0);&quot;&quot;)" table:style-name="ce148"/>
          <table:table-cell office:value-type="string" office:string-value="" table:formula="of:=IF([.$B7];IF([.$B7]&gt;7;1;0);&quot;&quot;)" table:style-name="ce149"/>
          <table:table-cell table:style-name="ce150"/>
          <table:table-cell office:value-type="string" office:string-value="" table:formula="of:=IF([.$B7];IF([.$B7]&gt;8;1;0);&quot;&quot;)" table:style-name="ce151"/>
          <table:table-cell office:value-type="string" office:string-value="" table:formula="of:=IF([.$B7];IF([.$B7]&gt;9;1;0);&quot;&quot;)" table:style-name="ce148"/>
          <table:table-cell office:value-type="string" office:string-value="" table:formula="of:=IF([.$B7];IF([.$B7]&gt;10;1;0);&quot;&quot;)" table:style-name="ce148"/>
          <table:table-cell office:value-type="string" office:string-value="" table:formula="of:=IF([.$B7];IF([.$B7]&gt;11;1;0);&quot;&quot;)" table:style-name="ce148"/>
          <table:table-cell office:value-type="string" office:string-value="" table:formula="of:=IF([.$B7];IF([.$B7]&gt;12;1;0);&quot;&quot;)" table:style-name="ce148"/>
          <table:table-cell office:value-type="string" office:string-value="" table:formula="of:=IF([.$B7];IF([.$B7]&gt;13;1;0);&quot;&quot;)" table:style-name="ce148"/>
          <table:table-cell office:value-type="string" office:string-value="" table:formula="of:=IF([.$B7];IF([.$B7]&gt;14;1;0);&quot;&quot;)" table:style-name="ce148"/>
          <table:table-cell office:value-type="string" office:string-value="" table:formula="of:=IF([.$B7];IF([.$B7]&gt;15;1;0);&quot;&quot;)" table:style-name="ce149"/>
          <table:table-cell table:style-name="ce150"/>
          <table:table-cell office:value-type="string" office:string-value="" table:formula="of:=IF([.$B7];IF([.$B7]&gt;16;1;0);&quot;&quot;)" table:style-name="ce151"/>
          <table:table-cell office:value-type="string" office:string-value="" table:formula="of:=IF([.$B7];IF([.$B7]&gt;17;1;0);&quot;&quot;)" table:style-name="ce148"/>
          <table:table-cell office:value-type="string" office:string-value="" table:formula="of:=IF([.$B7];IF([.$B7]&gt;18;1;0);&quot;&quot;)" table:style-name="ce148"/>
          <table:table-cell office:value-type="string" office:string-value="" table:formula="of:=IF([.$B7];IF([.$B7]&gt;19;1;0);&quot;&quot;)" table:style-name="ce148"/>
          <table:table-cell office:value-type="string" office:string-value="" table:formula="of:=IF([.$B7];IF([.$B7]&gt;20;1;0);&quot;&quot;)" table:style-name="ce148"/>
          <table:table-cell office:value-type="string" office:string-value="" table:formula="of:=IF([.$B7];IF([.$B7]&gt;21;1;0);&quot;&quot;)" table:style-name="ce148"/>
          <table:table-cell office:value-type="string" office:string-value="" table:formula="of:=IF([.$B7];IF([.$B7]&gt;22;1;0);&quot;&quot;)" table:style-name="ce148"/>
          <table:table-cell office:value-type="string" office:string-value="" table:formula="of:=IF([.$B7];IF([.$B7]&gt;23;1;0);&quot;&quot;)" table:style-name="ce149"/>
          <table:table-cell table:style-name="ce150"/>
          <table:table-cell office:value-type="string" office:string-value="" table:formula="of:=IF([.$B7];IF([.$B7]&gt;24;1;0);&quot;&quot;)" table:style-name="ce151"/>
          <table:table-cell office:value-type="string" office:string-value="" table:formula="of:=IF([.$B7];IF([.$B7]&gt;25;1;0);&quot;&quot;)" table:style-name="ce148"/>
          <table:table-cell office:value-type="string" office:string-value="" table:formula="of:=IF([.$B7];IF([.$B7]&gt;26;1;0);&quot;&quot;)" table:style-name="ce148"/>
          <table:table-cell office:value-type="string" office:string-value="" table:formula="of:=IF([.$B7];IF([.$B7]&gt;27;1;0);&quot;&quot;)" table:style-name="ce148"/>
          <table:table-cell office:value-type="string" office:string-value="" table:formula="of:=IF([.$B7];IF([.$B7]&gt;28;1;0);&quot;&quot;)" table:style-name="ce148"/>
          <table:table-cell office:value-type="string" office:string-value="" table:formula="of:=IF([.$B7];IF([.$B7]&gt;29;1;0);&quot;&quot;)" table:style-name="ce148"/>
          <table:table-cell office:value-type="string" office:string-value="" table:formula="of:=IF([.$B7];IF([.$B7]&gt;30;1;0);&quot;&quot;)" table:style-name="ce148"/>
          <table:table-cell office:value-type="string" office:string-value="" table:formula="of:=IF([.$B7];IF([.$B7]&gt;31;1;0);&quot;&quot;)" table:style-name="ce149"/>
          <table:table-cell table:number-columns-repeated="16341"/>
        </table:table-row>
        <table:table-row table:style-name="ro21">
          <table:table-cell office:value-type="string" table:number-columns-spanned="1" table:number-rows-spanned="2" table:style-name="ce99">
            <text:p>/</text:p>
          </table:table-cell>
          <table:table-cell table:number-columns-spanned="1" table:number-rows-spanned="2" table:style-name="ce100"/>
          <table:table-cell office:value-type="string" office:string-value="" table:formula="of:=IF([.$B9];2;&quot;&quot;)" table:number-columns-spanned="1" table:number-rows-spanned="2" table:style-name="ce101"/>
          <table:table-cell office:value-type="string" office:string-value="" table:formula="of:=IF([.$B9];[.$B9];&quot;&quot;)" table:number-columns-spanned="1" table:number-rows-spanned="2" table:style-name="ce102"/>
          <table:table-cell office:value-type="string" office:string-value="" table:formula="of:=IF([.$B9];2^[.$B9];&quot;&quot;)" table:number-columns-spanned="1" table:number-rows-spanned="2" table:style-name="ce103"/>
          <table:table-cell office:value-type="string" office:string-value="" table:formula="of:=IF([.$B9];2;&quot;&quot;)" table:number-columns-spanned="1" table:number-rows-spanned="2" table:style-name="ce101"/>
          <table:table-cell office:value-type="string" office:string-value="" table:formula="of:=IF([.$B9];32-[.$B9];&quot;&quot;)" table:number-columns-spanned="1" table:number-rows-spanned="2" table:style-name="ce104"/>
          <table:table-cell office:value-type="string" office:string-value="" table:formula="of:=IF([.$B9];2^[.G9];&quot;&quot;)" table:number-columns-spanned="1" table:number-rows-spanned="2" table:style-name="ce103"/>
          <table:table-cell office:value-type="string" office:string-value="" table:formula="of:=IF([.$B9];IF([.I10];128)+IF([.J10];64)+IF([.K10];32)+IF([.L10];16)+IF([.M10];8)+IF([.N10];4)+IF([.O10];2)+IF([.P10];1);&quot;&quot;)" table:number-columns-spanned="8" table:number-rows-spanned="1" table:style-name="ce105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9];IF([.R10];128)+IF([.S10];64)+IF([.T10];32)+IF([.U10];16)+IF([.V10];8)+IF([.W10];4)+IF([.X10];2)+IF([.Y10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9];IF([.AA10];128)+IF([.AB10];64)+IF([.AC10];32)+IF([.AD10];16)+IF([.AE10];8)+IF([.AF10];4)+IF([.AG10];2)+IF([.AH10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9];IF([.AJ10];128)+IF([.AK10];64)+IF([.AL10];32)+IF([.AM10];16)+IF([.AN10];8)+IF([.AO10];4)+IF([.AP10];2)+IF([.AQ10];1);&quot;&quot;)" table:number-columns-spanned="8" table:number-rows-spanned="1" table:style-name="ce99"/>
          <table:covered-table-cell table:number-columns-repeated="7"/>
          <table:table-cell table:number-columns-repeated="16341"/>
        </table:table-row>
        <table:table-row table:style-name="ro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" table:formula="of:=IF([.$B9];IF([.$B9]&gt;0;1;0);&quot;&quot;)" table:style-name="ce147"/>
          <table:table-cell office:value-type="string" office:string-value="" table:formula="of:=IF([.$B9];IF([.$B9]&gt;1;1;0);&quot;&quot;)" table:style-name="ce148"/>
          <table:table-cell office:value-type="string" office:string-value="" table:formula="of:=IF([.$B9];IF([.$B9]&gt;2;1;0);&quot;&quot;)" table:style-name="ce148"/>
          <table:table-cell office:value-type="string" office:string-value="" table:formula="of:=IF([.$B9];IF([.$B9]&gt;3;1;0);&quot;&quot;)" table:style-name="ce148"/>
          <table:table-cell office:value-type="string" office:string-value="" table:formula="of:=IF([.$B9];IF([.$B9]&gt;4;1;0);&quot;&quot;)" table:style-name="ce148"/>
          <table:table-cell office:value-type="string" office:string-value="" table:formula="of:=IF([.$B9];IF([.$B9]&gt;5;1;0);&quot;&quot;)" table:style-name="ce148"/>
          <table:table-cell office:value-type="string" office:string-value="" table:formula="of:=IF([.$B9];IF([.$B9]&gt;6;1;0);&quot;&quot;)" table:style-name="ce148"/>
          <table:table-cell office:value-type="string" office:string-value="" table:formula="of:=IF([.$B9];IF([.$B9]&gt;7;1;0);&quot;&quot;)" table:style-name="ce149"/>
          <table:table-cell table:style-name="ce150"/>
          <table:table-cell office:value-type="string" office:string-value="" table:formula="of:=IF([.$B9];IF([.$B9]&gt;8;1;0);&quot;&quot;)" table:style-name="ce151"/>
          <table:table-cell office:value-type="string" office:string-value="" table:formula="of:=IF([.$B9];IF([.$B9]&gt;9;1;0);&quot;&quot;)" table:style-name="ce148"/>
          <table:table-cell office:value-type="string" office:string-value="" table:formula="of:=IF([.$B9];IF([.$B9]&gt;10;1;0);&quot;&quot;)" table:style-name="ce148"/>
          <table:table-cell office:value-type="string" office:string-value="" table:formula="of:=IF([.$B9];IF([.$B9]&gt;11;1;0);&quot;&quot;)" table:style-name="ce148"/>
          <table:table-cell office:value-type="string" office:string-value="" table:formula="of:=IF([.$B9];IF([.$B9]&gt;12;1;0);&quot;&quot;)" table:style-name="ce148"/>
          <table:table-cell office:value-type="string" office:string-value="" table:formula="of:=IF([.$B9];IF([.$B9]&gt;13;1;0);&quot;&quot;)" table:style-name="ce148"/>
          <table:table-cell office:value-type="string" office:string-value="" table:formula="of:=IF([.$B9];IF([.$B9]&gt;14;1;0);&quot;&quot;)" table:style-name="ce148"/>
          <table:table-cell office:value-type="string" office:string-value="" table:formula="of:=IF([.$B9];IF([.$B9]&gt;15;1;0);&quot;&quot;)" table:style-name="ce149"/>
          <table:table-cell table:style-name="ce150"/>
          <table:table-cell office:value-type="string" office:string-value="" table:formula="of:=IF([.$B9];IF([.$B9]&gt;16;1;0);&quot;&quot;)" table:style-name="ce151"/>
          <table:table-cell office:value-type="string" office:string-value="" table:formula="of:=IF([.$B9];IF([.$B9]&gt;17;1;0);&quot;&quot;)" table:style-name="ce148"/>
          <table:table-cell office:value-type="string" office:string-value="" table:formula="of:=IF([.$B9];IF([.$B9]&gt;18;1;0);&quot;&quot;)" table:style-name="ce148"/>
          <table:table-cell office:value-type="string" office:string-value="" table:formula="of:=IF([.$B9];IF([.$B9]&gt;19;1;0);&quot;&quot;)" table:style-name="ce148"/>
          <table:table-cell office:value-type="string" office:string-value="" table:formula="of:=IF([.$B9];IF([.$B9]&gt;20;1;0);&quot;&quot;)" table:style-name="ce148"/>
          <table:table-cell office:value-type="string" office:string-value="" table:formula="of:=IF([.$B9];IF([.$B9]&gt;21;1;0);&quot;&quot;)" table:style-name="ce148"/>
          <table:table-cell office:value-type="string" office:string-value="" table:formula="of:=IF([.$B9];IF([.$B9]&gt;22;1;0);&quot;&quot;)" table:style-name="ce148"/>
          <table:table-cell office:value-type="string" office:string-value="" table:formula="of:=IF([.$B9];IF([.$B9]&gt;23;1;0);&quot;&quot;)" table:style-name="ce149"/>
          <table:table-cell table:style-name="ce150"/>
          <table:table-cell office:value-type="string" office:string-value="" table:formula="of:=IF([.$B9];IF([.$B9]&gt;24;1;0);&quot;&quot;)" table:style-name="ce151"/>
          <table:table-cell office:value-type="string" office:string-value="" table:formula="of:=IF([.$B9];IF([.$B9]&gt;25;1;0);&quot;&quot;)" table:style-name="ce148"/>
          <table:table-cell office:value-type="string" office:string-value="" table:formula="of:=IF([.$B9];IF([.$B9]&gt;26;1;0);&quot;&quot;)" table:style-name="ce148"/>
          <table:table-cell office:value-type="string" office:string-value="" table:formula="of:=IF([.$B9];IF([.$B9]&gt;27;1;0);&quot;&quot;)" table:style-name="ce148"/>
          <table:table-cell office:value-type="string" office:string-value="" table:formula="of:=IF([.$B9];IF([.$B9]&gt;28;1;0);&quot;&quot;)" table:style-name="ce148"/>
          <table:table-cell office:value-type="string" office:string-value="" table:formula="of:=IF([.$B9];IF([.$B9]&gt;29;1;0);&quot;&quot;)" table:style-name="ce148"/>
          <table:table-cell office:value-type="string" office:string-value="" table:formula="of:=IF([.$B9];IF([.$B9]&gt;30;1;0);&quot;&quot;)" table:style-name="ce148"/>
          <table:table-cell office:value-type="string" office:string-value="" table:formula="of:=IF([.$B9];IF([.$B9]&gt;31;1;0);&quot;&quot;)" table:style-name="ce149"/>
          <table:table-cell table:number-columns-repeated="16341"/>
        </table:table-row>
        <table:table-row table:style-name="ro21">
          <table:table-cell office:value-type="string" table:number-columns-spanned="1" table:number-rows-spanned="2" table:style-name="ce99">
            <text:p>/</text:p>
          </table:table-cell>
          <table:table-cell table:number-columns-spanned="1" table:number-rows-spanned="2" table:style-name="ce100"/>
          <table:table-cell office:value-type="string" office:string-value="" table:formula="of:=IF([.$B11];2;&quot;&quot;)" table:number-columns-spanned="1" table:number-rows-spanned="2" table:style-name="ce101"/>
          <table:table-cell office:value-type="string" office:string-value="" table:formula="of:=IF([.$B11];[.$B11];&quot;&quot;)" table:number-columns-spanned="1" table:number-rows-spanned="2" table:style-name="ce102"/>
          <table:table-cell office:value-type="string" office:string-value="" table:formula="of:=IF([.$B11];2^[.$B11];&quot;&quot;)" table:number-columns-spanned="1" table:number-rows-spanned="2" table:style-name="ce103"/>
          <table:table-cell office:value-type="string" office:string-value="" table:formula="of:=IF([.$B11];2;&quot;&quot;)" table:number-columns-spanned="1" table:number-rows-spanned="2" table:style-name="ce101"/>
          <table:table-cell office:value-type="string" office:string-value="" table:formula="of:=IF([.$B11];32-[.$B11];&quot;&quot;)" table:number-columns-spanned="1" table:number-rows-spanned="2" table:style-name="ce104"/>
          <table:table-cell office:value-type="string" office:string-value="" table:formula="of:=IF([.$B11];2^[.G11];&quot;&quot;)" table:number-columns-spanned="1" table:number-rows-spanned="2" table:style-name="ce103"/>
          <table:table-cell office:value-type="string" office:string-value="" table:formula="of:=IF([.$B11];IF([.I12];128)+IF([.J12];64)+IF([.K12];32)+IF([.L12];16)+IF([.M12];8)+IF([.N12];4)+IF([.O12];2)+IF([.P12];1);&quot;&quot;)" table:number-columns-spanned="8" table:number-rows-spanned="1" table:style-name="ce105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1];IF([.R12];128)+IF([.S12];64)+IF([.T12];32)+IF([.U12];16)+IF([.V12];8)+IF([.W12];4)+IF([.X12];2)+IF([.Y12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1];IF([.AA12];128)+IF([.AB12];64)+IF([.AC12];32)+IF([.AD12];16)+IF([.AE12];8)+IF([.AF12];4)+IF([.AG12];2)+IF([.AH12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1];IF([.AJ12];128)+IF([.AK12];64)+IF([.AL12];32)+IF([.AM12];16)+IF([.AN12];8)+IF([.AO12];4)+IF([.AP12];2)+IF([.AQ12];1);&quot;&quot;)" table:number-columns-spanned="8" table:number-rows-spanned="1" table:style-name="ce99"/>
          <table:covered-table-cell table:number-columns-repeated="7"/>
          <table:table-cell table:number-columns-repeated="16341"/>
        </table:table-row>
        <table:table-row table:style-name="ro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" table:formula="of:=IF([.$B11];IF([.$B11]&gt;0;1;0);&quot;&quot;)" table:style-name="ce147"/>
          <table:table-cell office:value-type="string" office:string-value="" table:formula="of:=IF([.$B11];IF([.$B11]&gt;1;1;0);&quot;&quot;)" table:style-name="ce148"/>
          <table:table-cell office:value-type="string" office:string-value="" table:formula="of:=IF([.$B11];IF([.$B11]&gt;2;1;0);&quot;&quot;)" table:style-name="ce148"/>
          <table:table-cell office:value-type="string" office:string-value="" table:formula="of:=IF([.$B11];IF([.$B11]&gt;3;1;0);&quot;&quot;)" table:style-name="ce148"/>
          <table:table-cell office:value-type="string" office:string-value="" table:formula="of:=IF([.$B11];IF([.$B11]&gt;4;1;0);&quot;&quot;)" table:style-name="ce148"/>
          <table:table-cell office:value-type="string" office:string-value="" table:formula="of:=IF([.$B11];IF([.$B11]&gt;5;1;0);&quot;&quot;)" table:style-name="ce148"/>
          <table:table-cell office:value-type="string" office:string-value="" table:formula="of:=IF([.$B11];IF([.$B11]&gt;6;1;0);&quot;&quot;)" table:style-name="ce148"/>
          <table:table-cell office:value-type="string" office:string-value="" table:formula="of:=IF([.$B11];IF([.$B11]&gt;7;1;0);&quot;&quot;)" table:style-name="ce149"/>
          <table:table-cell table:style-name="ce150"/>
          <table:table-cell office:value-type="string" office:string-value="" table:formula="of:=IF([.$B11];IF([.$B11]&gt;8;1;0);&quot;&quot;)" table:style-name="ce151"/>
          <table:table-cell office:value-type="string" office:string-value="" table:formula="of:=IF([.$B11];IF([.$B11]&gt;9;1;0);&quot;&quot;)" table:style-name="ce148"/>
          <table:table-cell office:value-type="string" office:string-value="" table:formula="of:=IF([.$B11];IF([.$B11]&gt;10;1;0);&quot;&quot;)" table:style-name="ce148"/>
          <table:table-cell office:value-type="string" office:string-value="" table:formula="of:=IF([.$B11];IF([.$B11]&gt;11;1;0);&quot;&quot;)" table:style-name="ce148"/>
          <table:table-cell office:value-type="string" office:string-value="" table:formula="of:=IF([.$B11];IF([.$B11]&gt;12;1;0);&quot;&quot;)" table:style-name="ce148"/>
          <table:table-cell office:value-type="string" office:string-value="" table:formula="of:=IF([.$B11];IF([.$B11]&gt;13;1;0);&quot;&quot;)" table:style-name="ce148"/>
          <table:table-cell office:value-type="string" office:string-value="" table:formula="of:=IF([.$B11];IF([.$B11]&gt;14;1;0);&quot;&quot;)" table:style-name="ce148"/>
          <table:table-cell office:value-type="string" office:string-value="" table:formula="of:=IF([.$B11];IF([.$B11]&gt;15;1;0);&quot;&quot;)" table:style-name="ce149"/>
          <table:table-cell table:style-name="ce150"/>
          <table:table-cell office:value-type="string" office:string-value="" table:formula="of:=IF([.$B11];IF([.$B11]&gt;16;1;0);&quot;&quot;)" table:style-name="ce151"/>
          <table:table-cell office:value-type="string" office:string-value="" table:formula="of:=IF([.$B11];IF([.$B11]&gt;17;1;0);&quot;&quot;)" table:style-name="ce148"/>
          <table:table-cell office:value-type="string" office:string-value="" table:formula="of:=IF([.$B11];IF([.$B11]&gt;18;1;0);&quot;&quot;)" table:style-name="ce148"/>
          <table:table-cell office:value-type="string" office:string-value="" table:formula="of:=IF([.$B11];IF([.$B11]&gt;19;1;0);&quot;&quot;)" table:style-name="ce148"/>
          <table:table-cell office:value-type="string" office:string-value="" table:formula="of:=IF([.$B11];IF([.$B11]&gt;20;1;0);&quot;&quot;)" table:style-name="ce148"/>
          <table:table-cell office:value-type="string" office:string-value="" table:formula="of:=IF([.$B11];IF([.$B11]&gt;21;1;0);&quot;&quot;)" table:style-name="ce148"/>
          <table:table-cell office:value-type="string" office:string-value="" table:formula="of:=IF([.$B11];IF([.$B11]&gt;22;1;0);&quot;&quot;)" table:style-name="ce148"/>
          <table:table-cell office:value-type="string" office:string-value="" table:formula="of:=IF([.$B11];IF([.$B11]&gt;23;1;0);&quot;&quot;)" table:style-name="ce149"/>
          <table:table-cell table:style-name="ce150"/>
          <table:table-cell office:value-type="string" office:string-value="" table:formula="of:=IF([.$B11];IF([.$B11]&gt;24;1;0);&quot;&quot;)" table:style-name="ce151"/>
          <table:table-cell office:value-type="string" office:string-value="" table:formula="of:=IF([.$B11];IF([.$B11]&gt;25;1;0);&quot;&quot;)" table:style-name="ce148"/>
          <table:table-cell office:value-type="string" office:string-value="" table:formula="of:=IF([.$B11];IF([.$B11]&gt;26;1;0);&quot;&quot;)" table:style-name="ce148"/>
          <table:table-cell office:value-type="string" office:string-value="" table:formula="of:=IF([.$B11];IF([.$B11]&gt;27;1;0);&quot;&quot;)" table:style-name="ce148"/>
          <table:table-cell office:value-type="string" office:string-value="" table:formula="of:=IF([.$B11];IF([.$B11]&gt;28;1;0);&quot;&quot;)" table:style-name="ce148"/>
          <table:table-cell office:value-type="string" office:string-value="" table:formula="of:=IF([.$B11];IF([.$B11]&gt;29;1;0);&quot;&quot;)" table:style-name="ce148"/>
          <table:table-cell office:value-type="string" office:string-value="" table:formula="of:=IF([.$B11];IF([.$B11]&gt;30;1;0);&quot;&quot;)" table:style-name="ce148"/>
          <table:table-cell office:value-type="string" office:string-value="" table:formula="of:=IF([.$B11];IF([.$B11]&gt;31;1;0);&quot;&quot;)" table:style-name="ce149"/>
          <table:table-cell table:number-columns-repeated="16341"/>
        </table:table-row>
        <table:table-row table:style-name="ro21">
          <table:table-cell office:value-type="string" table:number-columns-spanned="1" table:number-rows-spanned="2" table:style-name="ce99">
            <text:p>/</text:p>
          </table:table-cell>
          <table:table-cell table:number-columns-spanned="1" table:number-rows-spanned="2" table:style-name="ce100"/>
          <table:table-cell office:value-type="string" office:string-value="" table:formula="of:=IF([.$B13];2;&quot;&quot;)" table:number-columns-spanned="1" table:number-rows-spanned="2" table:style-name="ce101"/>
          <table:table-cell office:value-type="string" office:string-value="" table:formula="of:=IF([.$B13];[.$B13];&quot;&quot;)" table:number-columns-spanned="1" table:number-rows-spanned="2" table:style-name="ce102"/>
          <table:table-cell office:value-type="string" office:string-value="" table:formula="of:=IF([.$B13];2^[.$B13];&quot;&quot;)" table:number-columns-spanned="1" table:number-rows-spanned="2" table:style-name="ce103"/>
          <table:table-cell office:value-type="string" office:string-value="" table:formula="of:=IF([.$B13];2;&quot;&quot;)" table:number-columns-spanned="1" table:number-rows-spanned="2" table:style-name="ce101"/>
          <table:table-cell office:value-type="string" office:string-value="" table:formula="of:=IF([.$B13];32-[.$B13];&quot;&quot;)" table:number-columns-spanned="1" table:number-rows-spanned="2" table:style-name="ce104"/>
          <table:table-cell office:value-type="string" office:string-value="" table:formula="of:=IF([.$B13];2^[.G13];&quot;&quot;)" table:number-columns-spanned="1" table:number-rows-spanned="2" table:style-name="ce103"/>
          <table:table-cell office:value-type="string" office:string-value="" table:formula="of:=IF([.$B13];IF([.I14];128)+IF([.J14];64)+IF([.K14];32)+IF([.L14];16)+IF([.M14];8)+IF([.N14];4)+IF([.O14];2)+IF([.P14];1);&quot;&quot;)" table:number-columns-spanned="8" table:number-rows-spanned="1" table:style-name="ce105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3];IF([.R14];128)+IF([.S14];64)+IF([.T14];32)+IF([.U14];16)+IF([.V14];8)+IF([.W14];4)+IF([.X14];2)+IF([.Y14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3];IF([.AA14];128)+IF([.AB14];64)+IF([.AC14];32)+IF([.AD14];16)+IF([.AE14];8)+IF([.AF14];4)+IF([.AG14];2)+IF([.AH14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3];IF([.AJ14];128)+IF([.AK14];64)+IF([.AL14];32)+IF([.AM14];16)+IF([.AN14];8)+IF([.AO14];4)+IF([.AP14];2)+IF([.AQ14];1);&quot;&quot;)" table:number-columns-spanned="8" table:number-rows-spanned="1" table:style-name="ce99"/>
          <table:covered-table-cell table:number-columns-repeated="7"/>
          <table:table-cell table:number-columns-repeated="16341"/>
        </table:table-row>
        <table:table-row table:style-name="ro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" table:formula="of:=IF([.$B13];IF([.$B13]&gt;0;1;0);&quot;&quot;)" table:style-name="ce147"/>
          <table:table-cell office:value-type="string" office:string-value="" table:formula="of:=IF([.$B13];IF([.$B13]&gt;1;1;0);&quot;&quot;)" table:style-name="ce148"/>
          <table:table-cell office:value-type="string" office:string-value="" table:formula="of:=IF([.$B13];IF([.$B13]&gt;2;1;0);&quot;&quot;)" table:style-name="ce148"/>
          <table:table-cell office:value-type="string" office:string-value="" table:formula="of:=IF([.$B13];IF([.$B13]&gt;3;1;0);&quot;&quot;)" table:style-name="ce148"/>
          <table:table-cell office:value-type="string" office:string-value="" table:formula="of:=IF([.$B13];IF([.$B13]&gt;4;1;0);&quot;&quot;)" table:style-name="ce148"/>
          <table:table-cell office:value-type="string" office:string-value="" table:formula="of:=IF([.$B13];IF([.$B13]&gt;5;1;0);&quot;&quot;)" table:style-name="ce148"/>
          <table:table-cell office:value-type="string" office:string-value="" table:formula="of:=IF([.$B13];IF([.$B13]&gt;6;1;0);&quot;&quot;)" table:style-name="ce148"/>
          <table:table-cell office:value-type="string" office:string-value="" table:formula="of:=IF([.$B13];IF([.$B13]&gt;7;1;0);&quot;&quot;)" table:style-name="ce149"/>
          <table:table-cell table:style-name="ce150"/>
          <table:table-cell office:value-type="string" office:string-value="" table:formula="of:=IF([.$B13];IF([.$B13]&gt;8;1;0);&quot;&quot;)" table:style-name="ce151"/>
          <table:table-cell office:value-type="string" office:string-value="" table:formula="of:=IF([.$B13];IF([.$B13]&gt;9;1;0);&quot;&quot;)" table:style-name="ce148"/>
          <table:table-cell office:value-type="string" office:string-value="" table:formula="of:=IF([.$B13];IF([.$B13]&gt;10;1;0);&quot;&quot;)" table:style-name="ce148"/>
          <table:table-cell office:value-type="string" office:string-value="" table:formula="of:=IF([.$B13];IF([.$B13]&gt;11;1;0);&quot;&quot;)" table:style-name="ce148"/>
          <table:table-cell office:value-type="string" office:string-value="" table:formula="of:=IF([.$B13];IF([.$B13]&gt;12;1;0);&quot;&quot;)" table:style-name="ce148"/>
          <table:table-cell office:value-type="string" office:string-value="" table:formula="of:=IF([.$B13];IF([.$B13]&gt;13;1;0);&quot;&quot;)" table:style-name="ce148"/>
          <table:table-cell office:value-type="string" office:string-value="" table:formula="of:=IF([.$B13];IF([.$B13]&gt;14;1;0);&quot;&quot;)" table:style-name="ce148"/>
          <table:table-cell office:value-type="string" office:string-value="" table:formula="of:=IF([.$B13];IF([.$B13]&gt;15;1;0);&quot;&quot;)" table:style-name="ce149"/>
          <table:table-cell table:style-name="ce150"/>
          <table:table-cell office:value-type="string" office:string-value="" table:formula="of:=IF([.$B13];IF([.$B13]&gt;16;1;0);&quot;&quot;)" table:style-name="ce151"/>
          <table:table-cell office:value-type="string" office:string-value="" table:formula="of:=IF([.$B13];IF([.$B13]&gt;17;1;0);&quot;&quot;)" table:style-name="ce148"/>
          <table:table-cell office:value-type="string" office:string-value="" table:formula="of:=IF([.$B13];IF([.$B13]&gt;18;1;0);&quot;&quot;)" table:style-name="ce148"/>
          <table:table-cell office:value-type="string" office:string-value="" table:formula="of:=IF([.$B13];IF([.$B13]&gt;19;1;0);&quot;&quot;)" table:style-name="ce148"/>
          <table:table-cell office:value-type="string" office:string-value="" table:formula="of:=IF([.$B13];IF([.$B13]&gt;20;1;0);&quot;&quot;)" table:style-name="ce148"/>
          <table:table-cell office:value-type="string" office:string-value="" table:formula="of:=IF([.$B13];IF([.$B13]&gt;21;1;0);&quot;&quot;)" table:style-name="ce148"/>
          <table:table-cell office:value-type="string" office:string-value="" table:formula="of:=IF([.$B13];IF([.$B13]&gt;22;1;0);&quot;&quot;)" table:style-name="ce148"/>
          <table:table-cell office:value-type="string" office:string-value="" table:formula="of:=IF([.$B13];IF([.$B13]&gt;23;1;0);&quot;&quot;)" table:style-name="ce149"/>
          <table:table-cell table:style-name="ce150"/>
          <table:table-cell office:value-type="string" office:string-value="" table:formula="of:=IF([.$B13];IF([.$B13]&gt;24;1;0);&quot;&quot;)" table:style-name="ce151"/>
          <table:table-cell office:value-type="string" office:string-value="" table:formula="of:=IF([.$B13];IF([.$B13]&gt;25;1;0);&quot;&quot;)" table:style-name="ce148"/>
          <table:table-cell office:value-type="string" office:string-value="" table:formula="of:=IF([.$B13];IF([.$B13]&gt;26;1;0);&quot;&quot;)" table:style-name="ce148"/>
          <table:table-cell office:value-type="string" office:string-value="" table:formula="of:=IF([.$B13];IF([.$B13]&gt;27;1;0);&quot;&quot;)" table:style-name="ce148"/>
          <table:table-cell office:value-type="string" office:string-value="" table:formula="of:=IF([.$B13];IF([.$B13]&gt;28;1;0);&quot;&quot;)" table:style-name="ce148"/>
          <table:table-cell office:value-type="string" office:string-value="" table:formula="of:=IF([.$B13];IF([.$B13]&gt;29;1;0);&quot;&quot;)" table:style-name="ce148"/>
          <table:table-cell office:value-type="string" office:string-value="" table:formula="of:=IF([.$B13];IF([.$B13]&gt;30;1;0);&quot;&quot;)" table:style-name="ce148"/>
          <table:table-cell office:value-type="string" office:string-value="" table:formula="of:=IF([.$B13];IF([.$B13]&gt;31;1;0);&quot;&quot;)" table:style-name="ce149"/>
          <table:table-cell table:number-columns-repeated="16341"/>
        </table:table-row>
        <table:table-row table:style-name="ro21">
          <table:table-cell office:value-type="string" table:number-columns-spanned="1" table:number-rows-spanned="2" table:style-name="ce99">
            <text:p>/</text:p>
          </table:table-cell>
          <table:table-cell table:number-columns-spanned="1" table:number-rows-spanned="2" table:style-name="ce100"/>
          <table:table-cell office:value-type="string" office:string-value="" table:formula="of:=IF([.$B15];2;&quot;&quot;)" table:number-columns-spanned="1" table:number-rows-spanned="2" table:style-name="ce101"/>
          <table:table-cell office:value-type="string" office:string-value="" table:formula="of:=IF([.$B15];[.$B15];&quot;&quot;)" table:number-columns-spanned="1" table:number-rows-spanned="2" table:style-name="ce102"/>
          <table:table-cell office:value-type="string" office:string-value="" table:formula="of:=IF([.$B15];2^[.$B15];&quot;&quot;)" table:number-columns-spanned="1" table:number-rows-spanned="2" table:style-name="ce103"/>
          <table:table-cell office:value-type="string" office:string-value="" table:formula="of:=IF([.$B15];2;&quot;&quot;)" table:number-columns-spanned="1" table:number-rows-spanned="2" table:style-name="ce101"/>
          <table:table-cell office:value-type="string" office:string-value="" table:formula="of:=IF([.$B15];32-[.$B15];&quot;&quot;)" table:number-columns-spanned="1" table:number-rows-spanned="2" table:style-name="ce104"/>
          <table:table-cell office:value-type="string" office:string-value="" table:formula="of:=IF([.$B15];2^[.G15];&quot;&quot;)" table:number-columns-spanned="1" table:number-rows-spanned="2" table:style-name="ce103"/>
          <table:table-cell office:value-type="string" office:string-value="" table:formula="of:=IF([.$B15];IF([.I16];128)+IF([.J16];64)+IF([.K16];32)+IF([.L16];16)+IF([.M16];8)+IF([.N16];4)+IF([.O16];2)+IF([.P16];1);&quot;&quot;)" table:number-columns-spanned="8" table:number-rows-spanned="1" table:style-name="ce105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5];IF([.R16];128)+IF([.S16];64)+IF([.T16];32)+IF([.U16];16)+IF([.V16];8)+IF([.W16];4)+IF([.X16];2)+IF([.Y16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5];IF([.AA16];128)+IF([.AB16];64)+IF([.AC16];32)+IF([.AD16];16)+IF([.AE16];8)+IF([.AF16];4)+IF([.AG16];2)+IF([.AH16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5];IF([.AJ16];128)+IF([.AK16];64)+IF([.AL16];32)+IF([.AM16];16)+IF([.AN16];8)+IF([.AO16];4)+IF([.AP16];2)+IF([.AQ16];1);&quot;&quot;)" table:number-columns-spanned="8" table:number-rows-spanned="1" table:style-name="ce99"/>
          <table:covered-table-cell table:number-columns-repeated="7"/>
          <table:table-cell table:number-columns-repeated="16341"/>
        </table:table-row>
        <table:table-row table:style-name="ro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" table:formula="of:=IF([.$B15];IF([.$B15]&gt;0;1;0);&quot;&quot;)" table:style-name="ce147"/>
          <table:table-cell office:value-type="string" office:string-value="" table:formula="of:=IF([.$B15];IF([.$B15]&gt;1;1;0);&quot;&quot;)" table:style-name="ce148"/>
          <table:table-cell office:value-type="string" office:string-value="" table:formula="of:=IF([.$B15];IF([.$B15]&gt;2;1;0);&quot;&quot;)" table:style-name="ce148"/>
          <table:table-cell office:value-type="string" office:string-value="" table:formula="of:=IF([.$B15];IF([.$B15]&gt;3;1;0);&quot;&quot;)" table:style-name="ce148"/>
          <table:table-cell office:value-type="string" office:string-value="" table:formula="of:=IF([.$B15];IF([.$B15]&gt;4;1;0);&quot;&quot;)" table:style-name="ce148"/>
          <table:table-cell office:value-type="string" office:string-value="" table:formula="of:=IF([.$B15];IF([.$B15]&gt;5;1;0);&quot;&quot;)" table:style-name="ce148"/>
          <table:table-cell office:value-type="string" office:string-value="" table:formula="of:=IF([.$B15];IF([.$B15]&gt;6;1;0);&quot;&quot;)" table:style-name="ce148"/>
          <table:table-cell office:value-type="string" office:string-value="" table:formula="of:=IF([.$B15];IF([.$B15]&gt;7;1;0);&quot;&quot;)" table:style-name="ce149"/>
          <table:table-cell table:style-name="ce150"/>
          <table:table-cell office:value-type="string" office:string-value="" table:formula="of:=IF([.$B15];IF([.$B15]&gt;8;1;0);&quot;&quot;)" table:style-name="ce151"/>
          <table:table-cell office:value-type="string" office:string-value="" table:formula="of:=IF([.$B15];IF([.$B15]&gt;9;1;0);&quot;&quot;)" table:style-name="ce148"/>
          <table:table-cell office:value-type="string" office:string-value="" table:formula="of:=IF([.$B15];IF([.$B15]&gt;10;1;0);&quot;&quot;)" table:style-name="ce148"/>
          <table:table-cell office:value-type="string" office:string-value="" table:formula="of:=IF([.$B15];IF([.$B15]&gt;11;1;0);&quot;&quot;)" table:style-name="ce148"/>
          <table:table-cell office:value-type="string" office:string-value="" table:formula="of:=IF([.$B15];IF([.$B15]&gt;12;1;0);&quot;&quot;)" table:style-name="ce148"/>
          <table:table-cell office:value-type="string" office:string-value="" table:formula="of:=IF([.$B15];IF([.$B15]&gt;13;1;0);&quot;&quot;)" table:style-name="ce148"/>
          <table:table-cell office:value-type="string" office:string-value="" table:formula="of:=IF([.$B15];IF([.$B15]&gt;14;1;0);&quot;&quot;)" table:style-name="ce148"/>
          <table:table-cell office:value-type="string" office:string-value="" table:formula="of:=IF([.$B15];IF([.$B15]&gt;15;1;0);&quot;&quot;)" table:style-name="ce149"/>
          <table:table-cell table:style-name="ce150"/>
          <table:table-cell office:value-type="string" office:string-value="" table:formula="of:=IF([.$B15];IF([.$B15]&gt;16;1;0);&quot;&quot;)" table:style-name="ce151"/>
          <table:table-cell office:value-type="string" office:string-value="" table:formula="of:=IF([.$B15];IF([.$B15]&gt;17;1;0);&quot;&quot;)" table:style-name="ce148"/>
          <table:table-cell office:value-type="string" office:string-value="" table:formula="of:=IF([.$B15];IF([.$B15]&gt;18;1;0);&quot;&quot;)" table:style-name="ce148"/>
          <table:table-cell office:value-type="string" office:string-value="" table:formula="of:=IF([.$B15];IF([.$B15]&gt;19;1;0);&quot;&quot;)" table:style-name="ce148"/>
          <table:table-cell office:value-type="string" office:string-value="" table:formula="of:=IF([.$B15];IF([.$B15]&gt;20;1;0);&quot;&quot;)" table:style-name="ce148"/>
          <table:table-cell office:value-type="string" office:string-value="" table:formula="of:=IF([.$B15];IF([.$B15]&gt;21;1;0);&quot;&quot;)" table:style-name="ce148"/>
          <table:table-cell office:value-type="string" office:string-value="" table:formula="of:=IF([.$B15];IF([.$B15]&gt;22;1;0);&quot;&quot;)" table:style-name="ce148"/>
          <table:table-cell office:value-type="string" office:string-value="" table:formula="of:=IF([.$B15];IF([.$B15]&gt;23;1;0);&quot;&quot;)" table:style-name="ce149"/>
          <table:table-cell table:style-name="ce150"/>
          <table:table-cell office:value-type="string" office:string-value="" table:formula="of:=IF([.$B15];IF([.$B15]&gt;24;1;0);&quot;&quot;)" table:style-name="ce151"/>
          <table:table-cell office:value-type="string" office:string-value="" table:formula="of:=IF([.$B15];IF([.$B15]&gt;25;1;0);&quot;&quot;)" table:style-name="ce148"/>
          <table:table-cell office:value-type="string" office:string-value="" table:formula="of:=IF([.$B15];IF([.$B15]&gt;26;1;0);&quot;&quot;)" table:style-name="ce148"/>
          <table:table-cell office:value-type="string" office:string-value="" table:formula="of:=IF([.$B15];IF([.$B15]&gt;27;1;0);&quot;&quot;)" table:style-name="ce148"/>
          <table:table-cell office:value-type="string" office:string-value="" table:formula="of:=IF([.$B15];IF([.$B15]&gt;28;1;0);&quot;&quot;)" table:style-name="ce148"/>
          <table:table-cell office:value-type="string" office:string-value="" table:formula="of:=IF([.$B15];IF([.$B15]&gt;29;1;0);&quot;&quot;)" table:style-name="ce148"/>
          <table:table-cell office:value-type="string" office:string-value="" table:formula="of:=IF([.$B15];IF([.$B15]&gt;30;1;0);&quot;&quot;)" table:style-name="ce148"/>
          <table:table-cell office:value-type="string" office:string-value="" table:formula="of:=IF([.$B15];IF([.$B15]&gt;31;1;0);&quot;&quot;)" table:style-name="ce149"/>
          <table:table-cell table:number-columns-repeated="16341"/>
        </table:table-row>
        <table:table-row table:style-name="ro21">
          <table:table-cell office:value-type="string" table:number-columns-spanned="1" table:number-rows-spanned="2" table:style-name="ce99">
            <text:p>/</text:p>
          </table:table-cell>
          <table:table-cell table:number-columns-spanned="1" table:number-rows-spanned="2" table:style-name="ce100"/>
          <table:table-cell office:value-type="string" office:string-value="" table:formula="of:=IF([.$B17];2;&quot;&quot;)" table:number-columns-spanned="1" table:number-rows-spanned="2" table:style-name="ce101"/>
          <table:table-cell office:value-type="string" office:string-value="" table:formula="of:=IF([.$B17];[.$B17];&quot;&quot;)" table:number-columns-spanned="1" table:number-rows-spanned="2" table:style-name="ce102"/>
          <table:table-cell office:value-type="string" office:string-value="" table:formula="of:=IF([.$B17];2^[.$B17];&quot;&quot;)" table:number-columns-spanned="1" table:number-rows-spanned="2" table:style-name="ce103"/>
          <table:table-cell office:value-type="string" office:string-value="" table:formula="of:=IF([.$B17];2;&quot;&quot;)" table:number-columns-spanned="1" table:number-rows-spanned="2" table:style-name="ce101"/>
          <table:table-cell office:value-type="string" office:string-value="" table:formula="of:=IF([.$B17];32-[.$B17];&quot;&quot;)" table:number-columns-spanned="1" table:number-rows-spanned="2" table:style-name="ce104"/>
          <table:table-cell office:value-type="string" office:string-value="" table:formula="of:=IF([.$B17];2^[.G17];&quot;&quot;)" table:number-columns-spanned="1" table:number-rows-spanned="2" table:style-name="ce103"/>
          <table:table-cell office:value-type="string" office:string-value="" table:formula="of:=IF([.$B17];IF([.I18];128)+IF([.J18];64)+IF([.K18];32)+IF([.L18];16)+IF([.M18];8)+IF([.N18];4)+IF([.O18];2)+IF([.P18];1);&quot;&quot;)" table:number-columns-spanned="8" table:number-rows-spanned="1" table:style-name="ce105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7];IF([.R18];128)+IF([.S18];64)+IF([.T18];32)+IF([.U18];16)+IF([.V18];8)+IF([.W18];4)+IF([.X18];2)+IF([.Y18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7];IF([.AA18];128)+IF([.AB18];64)+IF([.AC18];32)+IF([.AD18];16)+IF([.AE18];8)+IF([.AF18];4)+IF([.AG18];2)+IF([.AH18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7];IF([.AJ18];128)+IF([.AK18];64)+IF([.AL18];32)+IF([.AM18];16)+IF([.AN18];8)+IF([.AO18];4)+IF([.AP18];2)+IF([.AQ18];1);&quot;&quot;)" table:number-columns-spanned="8" table:number-rows-spanned="1" table:style-name="ce99"/>
          <table:covered-table-cell table:number-columns-repeated="7"/>
          <table:table-cell table:number-columns-repeated="16341"/>
        </table:table-row>
        <table:table-row table:style-name="ro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" table:formula="of:=IF([.$B17];IF([.$B17]&gt;0;1;0);&quot;&quot;)" table:style-name="ce147"/>
          <table:table-cell office:value-type="string" office:string-value="" table:formula="of:=IF([.$B17];IF([.$B17]&gt;1;1;0);&quot;&quot;)" table:style-name="ce148"/>
          <table:table-cell office:value-type="string" office:string-value="" table:formula="of:=IF([.$B17];IF([.$B17]&gt;2;1;0);&quot;&quot;)" table:style-name="ce148"/>
          <table:table-cell office:value-type="string" office:string-value="" table:formula="of:=IF([.$B17];IF([.$B17]&gt;3;1;0);&quot;&quot;)" table:style-name="ce148"/>
          <table:table-cell office:value-type="string" office:string-value="" table:formula="of:=IF([.$B17];IF([.$B17]&gt;4;1;0);&quot;&quot;)" table:style-name="ce148"/>
          <table:table-cell office:value-type="string" office:string-value="" table:formula="of:=IF([.$B17];IF([.$B17]&gt;5;1;0);&quot;&quot;)" table:style-name="ce148"/>
          <table:table-cell office:value-type="string" office:string-value="" table:formula="of:=IF([.$B17];IF([.$B17]&gt;6;1;0);&quot;&quot;)" table:style-name="ce148"/>
          <table:table-cell office:value-type="string" office:string-value="" table:formula="of:=IF([.$B17];IF([.$B17]&gt;7;1;0);&quot;&quot;)" table:style-name="ce149"/>
          <table:table-cell table:style-name="ce150"/>
          <table:table-cell office:value-type="string" office:string-value="" table:formula="of:=IF([.$B17];IF([.$B17]&gt;8;1;0);&quot;&quot;)" table:style-name="ce151"/>
          <table:table-cell office:value-type="string" office:string-value="" table:formula="of:=IF([.$B17];IF([.$B17]&gt;9;1;0);&quot;&quot;)" table:style-name="ce148"/>
          <table:table-cell office:value-type="string" office:string-value="" table:formula="of:=IF([.$B17];IF([.$B17]&gt;10;1;0);&quot;&quot;)" table:style-name="ce148"/>
          <table:table-cell office:value-type="string" office:string-value="" table:formula="of:=IF([.$B17];IF([.$B17]&gt;11;1;0);&quot;&quot;)" table:style-name="ce148"/>
          <table:table-cell office:value-type="string" office:string-value="" table:formula="of:=IF([.$B17];IF([.$B17]&gt;12;1;0);&quot;&quot;)" table:style-name="ce148"/>
          <table:table-cell office:value-type="string" office:string-value="" table:formula="of:=IF([.$B17];IF([.$B17]&gt;13;1;0);&quot;&quot;)" table:style-name="ce148"/>
          <table:table-cell office:value-type="string" office:string-value="" table:formula="of:=IF([.$B17];IF([.$B17]&gt;14;1;0);&quot;&quot;)" table:style-name="ce148"/>
          <table:table-cell office:value-type="string" office:string-value="" table:formula="of:=IF([.$B17];IF([.$B17]&gt;15;1;0);&quot;&quot;)" table:style-name="ce149"/>
          <table:table-cell table:style-name="ce150"/>
          <table:table-cell office:value-type="string" office:string-value="" table:formula="of:=IF([.$B17];IF([.$B17]&gt;16;1;0);&quot;&quot;)" table:style-name="ce151"/>
          <table:table-cell office:value-type="string" office:string-value="" table:formula="of:=IF([.$B17];IF([.$B17]&gt;17;1;0);&quot;&quot;)" table:style-name="ce148"/>
          <table:table-cell office:value-type="string" office:string-value="" table:formula="of:=IF([.$B17];IF([.$B17]&gt;18;1;0);&quot;&quot;)" table:style-name="ce148"/>
          <table:table-cell office:value-type="string" office:string-value="" table:formula="of:=IF([.$B17];IF([.$B17]&gt;19;1;0);&quot;&quot;)" table:style-name="ce148"/>
          <table:table-cell office:value-type="string" office:string-value="" table:formula="of:=IF([.$B17];IF([.$B17]&gt;20;1;0);&quot;&quot;)" table:style-name="ce148"/>
          <table:table-cell office:value-type="string" office:string-value="" table:formula="of:=IF([.$B17];IF([.$B17]&gt;21;1;0);&quot;&quot;)" table:style-name="ce148"/>
          <table:table-cell office:value-type="string" office:string-value="" table:formula="of:=IF([.$B17];IF([.$B17]&gt;22;1;0);&quot;&quot;)" table:style-name="ce148"/>
          <table:table-cell office:value-type="string" office:string-value="" table:formula="of:=IF([.$B17];IF([.$B17]&gt;23;1;0);&quot;&quot;)" table:style-name="ce149"/>
          <table:table-cell table:style-name="ce150"/>
          <table:table-cell office:value-type="string" office:string-value="" table:formula="of:=IF([.$B17];IF([.$B17]&gt;24;1;0);&quot;&quot;)" table:style-name="ce151"/>
          <table:table-cell office:value-type="string" office:string-value="" table:formula="of:=IF([.$B17];IF([.$B17]&gt;25;1;0);&quot;&quot;)" table:style-name="ce148"/>
          <table:table-cell office:value-type="string" office:string-value="" table:formula="of:=IF([.$B17];IF([.$B17]&gt;26;1;0);&quot;&quot;)" table:style-name="ce148"/>
          <table:table-cell office:value-type="string" office:string-value="" table:formula="of:=IF([.$B17];IF([.$B17]&gt;27;1;0);&quot;&quot;)" table:style-name="ce148"/>
          <table:table-cell office:value-type="string" office:string-value="" table:formula="of:=IF([.$B17];IF([.$B17]&gt;28;1;0);&quot;&quot;)" table:style-name="ce148"/>
          <table:table-cell office:value-type="string" office:string-value="" table:formula="of:=IF([.$B17];IF([.$B17]&gt;29;1;0);&quot;&quot;)" table:style-name="ce148"/>
          <table:table-cell office:value-type="string" office:string-value="" table:formula="of:=IF([.$B17];IF([.$B17]&gt;30;1;0);&quot;&quot;)" table:style-name="ce148"/>
          <table:table-cell office:value-type="string" office:string-value="" table:formula="of:=IF([.$B17];IF([.$B17]&gt;31;1;0);&quot;&quot;)" table:style-name="ce149"/>
          <table:table-cell table:number-columns-repeated="16341"/>
        </table:table-row>
        <table:table-row table:style-name="ro21">
          <table:table-cell office:value-type="string" table:number-columns-spanned="1" table:number-rows-spanned="2" table:style-name="ce99">
            <text:p>/</text:p>
          </table:table-cell>
          <table:table-cell table:number-columns-spanned="1" table:number-rows-spanned="2" table:style-name="ce100"/>
          <table:table-cell office:value-type="string" office:string-value="" table:formula="of:=IF([.$B19];2;&quot;&quot;)" table:number-columns-spanned="1" table:number-rows-spanned="2" table:style-name="ce101"/>
          <table:table-cell office:value-type="string" office:string-value="" table:formula="of:=IF([.$B19];[.$B19];&quot;&quot;)" table:number-columns-spanned="1" table:number-rows-spanned="2" table:style-name="ce102"/>
          <table:table-cell office:value-type="string" office:string-value="" table:formula="of:=IF([.$B19];2^[.$B19];&quot;&quot;)" table:number-columns-spanned="1" table:number-rows-spanned="2" table:style-name="ce103"/>
          <table:table-cell office:value-type="string" office:string-value="" table:formula="of:=IF([.$B19];2;&quot;&quot;)" table:number-columns-spanned="1" table:number-rows-spanned="2" table:style-name="ce101"/>
          <table:table-cell office:value-type="string" office:string-value="" table:formula="of:=IF([.$B19];32-[.$B19];&quot;&quot;)" table:number-columns-spanned="1" table:number-rows-spanned="2" table:style-name="ce104"/>
          <table:table-cell office:value-type="string" office:string-value="" table:formula="of:=IF([.$B19];2^[.G19];&quot;&quot;)" table:number-columns-spanned="1" table:number-rows-spanned="2" table:style-name="ce103"/>
          <table:table-cell office:value-type="string" office:string-value="" table:formula="of:=IF([.$B19];IF([.I20];128)+IF([.J20];64)+IF([.K20];32)+IF([.L20];16)+IF([.M20];8)+IF([.N20];4)+IF([.O20];2)+IF([.P20];1);&quot;&quot;)" table:number-columns-spanned="8" table:number-rows-spanned="1" table:style-name="ce105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9];IF([.R20];128)+IF([.S20];64)+IF([.T20];32)+IF([.U20];16)+IF([.V20];8)+IF([.W20];4)+IF([.X20];2)+IF([.Y20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9];IF([.AA20];128)+IF([.AB20];64)+IF([.AC20];32)+IF([.AD20];16)+IF([.AE20];8)+IF([.AF20];4)+IF([.AG20];2)+IF([.AH20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19];IF([.AJ20];128)+IF([.AK20];64)+IF([.AL20];32)+IF([.AM20];16)+IF([.AN20];8)+IF([.AO20];4)+IF([.AP20];2)+IF([.AQ20];1);&quot;&quot;)" table:number-columns-spanned="8" table:number-rows-spanned="1" table:style-name="ce99"/>
          <table:covered-table-cell table:number-columns-repeated="7"/>
          <table:table-cell table:number-columns-repeated="16341"/>
        </table:table-row>
        <table:table-row table:style-name="ro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" table:formula="of:=IF([.$B19];IF([.$B19]&gt;0;1;0);&quot;&quot;)" table:style-name="ce147"/>
          <table:table-cell office:value-type="string" office:string-value="" table:formula="of:=IF([.$B19];IF([.$B19]&gt;1;1;0);&quot;&quot;)" table:style-name="ce148"/>
          <table:table-cell office:value-type="string" office:string-value="" table:formula="of:=IF([.$B19];IF([.$B19]&gt;2;1;0);&quot;&quot;)" table:style-name="ce148"/>
          <table:table-cell office:value-type="string" office:string-value="" table:formula="of:=IF([.$B19];IF([.$B19]&gt;3;1;0);&quot;&quot;)" table:style-name="ce148"/>
          <table:table-cell office:value-type="string" office:string-value="" table:formula="of:=IF([.$B19];IF([.$B19]&gt;4;1;0);&quot;&quot;)" table:style-name="ce148"/>
          <table:table-cell office:value-type="string" office:string-value="" table:formula="of:=IF([.$B19];IF([.$B19]&gt;5;1;0);&quot;&quot;)" table:style-name="ce148"/>
          <table:table-cell office:value-type="string" office:string-value="" table:formula="of:=IF([.$B19];IF([.$B19]&gt;6;1;0);&quot;&quot;)" table:style-name="ce148"/>
          <table:table-cell office:value-type="string" office:string-value="" table:formula="of:=IF([.$B19];IF([.$B19]&gt;7;1;0);&quot;&quot;)" table:style-name="ce149"/>
          <table:table-cell table:style-name="ce150"/>
          <table:table-cell office:value-type="string" office:string-value="" table:formula="of:=IF([.$B19];IF([.$B19]&gt;8;1;0);&quot;&quot;)" table:style-name="ce151"/>
          <table:table-cell office:value-type="string" office:string-value="" table:formula="of:=IF([.$B19];IF([.$B19]&gt;9;1;0);&quot;&quot;)" table:style-name="ce148"/>
          <table:table-cell office:value-type="string" office:string-value="" table:formula="of:=IF([.$B19];IF([.$B19]&gt;10;1;0);&quot;&quot;)" table:style-name="ce148"/>
          <table:table-cell office:value-type="string" office:string-value="" table:formula="of:=IF([.$B19];IF([.$B19]&gt;11;1;0);&quot;&quot;)" table:style-name="ce148"/>
          <table:table-cell office:value-type="string" office:string-value="" table:formula="of:=IF([.$B19];IF([.$B19]&gt;12;1;0);&quot;&quot;)" table:style-name="ce148"/>
          <table:table-cell office:value-type="string" office:string-value="" table:formula="of:=IF([.$B19];IF([.$B19]&gt;13;1;0);&quot;&quot;)" table:style-name="ce148"/>
          <table:table-cell office:value-type="string" office:string-value="" table:formula="of:=IF([.$B19];IF([.$B19]&gt;14;1;0);&quot;&quot;)" table:style-name="ce148"/>
          <table:table-cell office:value-type="string" office:string-value="" table:formula="of:=IF([.$B19];IF([.$B19]&gt;15;1;0);&quot;&quot;)" table:style-name="ce149"/>
          <table:table-cell table:style-name="ce150"/>
          <table:table-cell office:value-type="string" office:string-value="" table:formula="of:=IF([.$B19];IF([.$B19]&gt;16;1;0);&quot;&quot;)" table:style-name="ce151"/>
          <table:table-cell office:value-type="string" office:string-value="" table:formula="of:=IF([.$B19];IF([.$B19]&gt;17;1;0);&quot;&quot;)" table:style-name="ce148"/>
          <table:table-cell office:value-type="string" office:string-value="" table:formula="of:=IF([.$B19];IF([.$B19]&gt;18;1;0);&quot;&quot;)" table:style-name="ce148"/>
          <table:table-cell office:value-type="string" office:string-value="" table:formula="of:=IF([.$B19];IF([.$B19]&gt;19;1;0);&quot;&quot;)" table:style-name="ce148"/>
          <table:table-cell office:value-type="string" office:string-value="" table:formula="of:=IF([.$B19];IF([.$B19]&gt;20;1;0);&quot;&quot;)" table:style-name="ce148"/>
          <table:table-cell office:value-type="string" office:string-value="" table:formula="of:=IF([.$B19];IF([.$B19]&gt;21;1;0);&quot;&quot;)" table:style-name="ce148"/>
          <table:table-cell office:value-type="string" office:string-value="" table:formula="of:=IF([.$B19];IF([.$B19]&gt;22;1;0);&quot;&quot;)" table:style-name="ce148"/>
          <table:table-cell office:value-type="string" office:string-value="" table:formula="of:=IF([.$B19];IF([.$B19]&gt;23;1;0);&quot;&quot;)" table:style-name="ce149"/>
          <table:table-cell table:style-name="ce150"/>
          <table:table-cell office:value-type="string" office:string-value="" table:formula="of:=IF([.$B19];IF([.$B19]&gt;24;1;0);&quot;&quot;)" table:style-name="ce151"/>
          <table:table-cell office:value-type="string" office:string-value="" table:formula="of:=IF([.$B19];IF([.$B19]&gt;25;1;0);&quot;&quot;)" table:style-name="ce148"/>
          <table:table-cell office:value-type="string" office:string-value="" table:formula="of:=IF([.$B19];IF([.$B19]&gt;26;1;0);&quot;&quot;)" table:style-name="ce148"/>
          <table:table-cell office:value-type="string" office:string-value="" table:formula="of:=IF([.$B19];IF([.$B19]&gt;27;1;0);&quot;&quot;)" table:style-name="ce148"/>
          <table:table-cell office:value-type="string" office:string-value="" table:formula="of:=IF([.$B19];IF([.$B19]&gt;28;1;0);&quot;&quot;)" table:style-name="ce148"/>
          <table:table-cell office:value-type="string" office:string-value="" table:formula="of:=IF([.$B19];IF([.$B19]&gt;29;1;0);&quot;&quot;)" table:style-name="ce148"/>
          <table:table-cell office:value-type="string" office:string-value="" table:formula="of:=IF([.$B19];IF([.$B19]&gt;30;1;0);&quot;&quot;)" table:style-name="ce148"/>
          <table:table-cell office:value-type="string" office:string-value="" table:formula="of:=IF([.$B19];IF([.$B19]&gt;31;1;0);&quot;&quot;)" table:style-name="ce149"/>
          <table:table-cell table:number-columns-repeated="16341"/>
        </table:table-row>
        <table:table-row table:style-name="ro21">
          <table:table-cell office:value-type="string" table:number-columns-spanned="1" table:number-rows-spanned="2" table:style-name="ce99">
            <text:p>/</text:p>
          </table:table-cell>
          <table:table-cell table:number-columns-spanned="1" table:number-rows-spanned="2" table:style-name="ce100"/>
          <table:table-cell office:value-type="string" office:string-value="" table:formula="of:=IF([.$B21];2;&quot;&quot;)" table:number-columns-spanned="1" table:number-rows-spanned="2" table:style-name="ce101"/>
          <table:table-cell office:value-type="string" office:string-value="" table:formula="of:=IF([.$B21];[.$B21];&quot;&quot;)" table:number-columns-spanned="1" table:number-rows-spanned="2" table:style-name="ce102"/>
          <table:table-cell office:value-type="string" office:string-value="" table:formula="of:=IF([.$B21];2^[.$B21];&quot;&quot;)" table:number-columns-spanned="1" table:number-rows-spanned="2" table:style-name="ce103"/>
          <table:table-cell office:value-type="string" office:string-value="" table:formula="of:=IF([.$B21];2;&quot;&quot;)" table:number-columns-spanned="1" table:number-rows-spanned="2" table:style-name="ce101"/>
          <table:table-cell office:value-type="string" office:string-value="" table:formula="of:=IF([.$B21];32-[.$B21];&quot;&quot;)" table:number-columns-spanned="1" table:number-rows-spanned="2" table:style-name="ce104"/>
          <table:table-cell office:value-type="string" office:string-value="" table:formula="of:=IF([.$B21];2^[.G21];&quot;&quot;)" table:number-columns-spanned="1" table:number-rows-spanned="2" table:style-name="ce103"/>
          <table:table-cell office:value-type="string" office:string-value="" table:formula="of:=IF([.$B21];IF([.I22];128)+IF([.J22];64)+IF([.K22];32)+IF([.L22];16)+IF([.M22];8)+IF([.N22];4)+IF([.O22];2)+IF([.P22];1);&quot;&quot;)" table:number-columns-spanned="8" table:number-rows-spanned="1" table:style-name="ce105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21];IF([.R22];128)+IF([.S22];64)+IF([.T22];32)+IF([.U22];16)+IF([.V22];8)+IF([.W22];4)+IF([.X22];2)+IF([.Y22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21];IF([.AA22];128)+IF([.AB22];64)+IF([.AC22];32)+IF([.AD22];16)+IF([.AE22];8)+IF([.AF22];4)+IF([.AG22];2)+IF([.AH22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21];IF([.AJ22];128)+IF([.AK22];64)+IF([.AL22];32)+IF([.AM22];16)+IF([.AN22];8)+IF([.AO22];4)+IF([.AP22];2)+IF([.AQ22];1);&quot;&quot;)" table:number-columns-spanned="8" table:number-rows-spanned="1" table:style-name="ce99"/>
          <table:covered-table-cell table:number-columns-repeated="7"/>
          <table:table-cell table:number-columns-repeated="16341"/>
        </table:table-row>
        <table:table-row table:style-name="ro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" table:formula="of:=IF([.$B21];IF([.$B21]&gt;0;1;0);&quot;&quot;)" table:style-name="ce147"/>
          <table:table-cell office:value-type="string" office:string-value="" table:formula="of:=IF([.$B21];IF([.$B21]&gt;1;1;0);&quot;&quot;)" table:style-name="ce148"/>
          <table:table-cell office:value-type="string" office:string-value="" table:formula="of:=IF([.$B21];IF([.$B21]&gt;2;1;0);&quot;&quot;)" table:style-name="ce148"/>
          <table:table-cell office:value-type="string" office:string-value="" table:formula="of:=IF([.$B21];IF([.$B21]&gt;3;1;0);&quot;&quot;)" table:style-name="ce148"/>
          <table:table-cell office:value-type="string" office:string-value="" table:formula="of:=IF([.$B21];IF([.$B21]&gt;4;1;0);&quot;&quot;)" table:style-name="ce148"/>
          <table:table-cell office:value-type="string" office:string-value="" table:formula="of:=IF([.$B21];IF([.$B21]&gt;5;1;0);&quot;&quot;)" table:style-name="ce148"/>
          <table:table-cell office:value-type="string" office:string-value="" table:formula="of:=IF([.$B21];IF([.$B21]&gt;6;1;0);&quot;&quot;)" table:style-name="ce148"/>
          <table:table-cell office:value-type="string" office:string-value="" table:formula="of:=IF([.$B21];IF([.$B21]&gt;7;1;0);&quot;&quot;)" table:style-name="ce149"/>
          <table:table-cell table:style-name="ce150"/>
          <table:table-cell office:value-type="string" office:string-value="" table:formula="of:=IF([.$B21];IF([.$B21]&gt;8;1;0);&quot;&quot;)" table:style-name="ce151"/>
          <table:table-cell office:value-type="string" office:string-value="" table:formula="of:=IF([.$B21];IF([.$B21]&gt;9;1;0);&quot;&quot;)" table:style-name="ce148"/>
          <table:table-cell office:value-type="string" office:string-value="" table:formula="of:=IF([.$B21];IF([.$B21]&gt;10;1;0);&quot;&quot;)" table:style-name="ce148"/>
          <table:table-cell office:value-type="string" office:string-value="" table:formula="of:=IF([.$B21];IF([.$B21]&gt;11;1;0);&quot;&quot;)" table:style-name="ce148"/>
          <table:table-cell office:value-type="string" office:string-value="" table:formula="of:=IF([.$B21];IF([.$B21]&gt;12;1;0);&quot;&quot;)" table:style-name="ce148"/>
          <table:table-cell office:value-type="string" office:string-value="" table:formula="of:=IF([.$B21];IF([.$B21]&gt;13;1;0);&quot;&quot;)" table:style-name="ce148"/>
          <table:table-cell office:value-type="string" office:string-value="" table:formula="of:=IF([.$B21];IF([.$B21]&gt;14;1;0);&quot;&quot;)" table:style-name="ce148"/>
          <table:table-cell office:value-type="string" office:string-value="" table:formula="of:=IF([.$B21];IF([.$B21]&gt;15;1;0);&quot;&quot;)" table:style-name="ce149"/>
          <table:table-cell table:style-name="ce150"/>
          <table:table-cell office:value-type="string" office:string-value="" table:formula="of:=IF([.$B21];IF([.$B21]&gt;16;1;0);&quot;&quot;)" table:style-name="ce151"/>
          <table:table-cell office:value-type="string" office:string-value="" table:formula="of:=IF([.$B21];IF([.$B21]&gt;17;1;0);&quot;&quot;)" table:style-name="ce148"/>
          <table:table-cell office:value-type="string" office:string-value="" table:formula="of:=IF([.$B21];IF([.$B21]&gt;18;1;0);&quot;&quot;)" table:style-name="ce148"/>
          <table:table-cell office:value-type="string" office:string-value="" table:formula="of:=IF([.$B21];IF([.$B21]&gt;19;1;0);&quot;&quot;)" table:style-name="ce148"/>
          <table:table-cell office:value-type="string" office:string-value="" table:formula="of:=IF([.$B21];IF([.$B21]&gt;20;1;0);&quot;&quot;)" table:style-name="ce148"/>
          <table:table-cell office:value-type="string" office:string-value="" table:formula="of:=IF([.$B21];IF([.$B21]&gt;21;1;0);&quot;&quot;)" table:style-name="ce148"/>
          <table:table-cell office:value-type="string" office:string-value="" table:formula="of:=IF([.$B21];IF([.$B21]&gt;22;1;0);&quot;&quot;)" table:style-name="ce148"/>
          <table:table-cell office:value-type="string" office:string-value="" table:formula="of:=IF([.$B21];IF([.$B21]&gt;23;1;0);&quot;&quot;)" table:style-name="ce149"/>
          <table:table-cell table:style-name="ce150"/>
          <table:table-cell office:value-type="string" office:string-value="" table:formula="of:=IF([.$B21];IF([.$B21]&gt;24;1;0);&quot;&quot;)" table:style-name="ce151"/>
          <table:table-cell office:value-type="string" office:string-value="" table:formula="of:=IF([.$B21];IF([.$B21]&gt;25;1;0);&quot;&quot;)" table:style-name="ce148"/>
          <table:table-cell office:value-type="string" office:string-value="" table:formula="of:=IF([.$B21];IF([.$B21]&gt;26;1;0);&quot;&quot;)" table:style-name="ce148"/>
          <table:table-cell office:value-type="string" office:string-value="" table:formula="of:=IF([.$B21];IF([.$B21]&gt;27;1;0);&quot;&quot;)" table:style-name="ce148"/>
          <table:table-cell office:value-type="string" office:string-value="" table:formula="of:=IF([.$B21];IF([.$B21]&gt;28;1;0);&quot;&quot;)" table:style-name="ce148"/>
          <table:table-cell office:value-type="string" office:string-value="" table:formula="of:=IF([.$B21];IF([.$B21]&gt;29;1;0);&quot;&quot;)" table:style-name="ce148"/>
          <table:table-cell office:value-type="string" office:string-value="" table:formula="of:=IF([.$B21];IF([.$B21]&gt;30;1;0);&quot;&quot;)" table:style-name="ce148"/>
          <table:table-cell office:value-type="string" office:string-value="" table:formula="of:=IF([.$B21];IF([.$B21]&gt;31;1;0);&quot;&quot;)" table:style-name="ce149"/>
          <table:table-cell table:number-columns-repeated="16341"/>
        </table:table-row>
        <table:table-row table:style-name="ro21">
          <table:table-cell office:value-type="string" table:number-columns-spanned="1" table:number-rows-spanned="2" table:style-name="ce99">
            <text:p>/</text:p>
          </table:table-cell>
          <table:table-cell table:number-columns-spanned="1" table:number-rows-spanned="2" table:style-name="ce100"/>
          <table:table-cell office:value-type="string" office:string-value="" table:formula="of:=IF([.$B23];2;&quot;&quot;)" table:number-columns-spanned="1" table:number-rows-spanned="2" table:style-name="ce101"/>
          <table:table-cell office:value-type="string" office:string-value="" table:formula="of:=IF([.$B23];[.$B23];&quot;&quot;)" table:number-columns-spanned="1" table:number-rows-spanned="2" table:style-name="ce102"/>
          <table:table-cell office:value-type="string" office:string-value="" table:formula="of:=IF([.$B23];2^[.$B23];&quot;&quot;)" table:number-columns-spanned="1" table:number-rows-spanned="2" table:style-name="ce103"/>
          <table:table-cell office:value-type="string" office:string-value="" table:formula="of:=IF([.$B23];2;&quot;&quot;)" table:number-columns-spanned="1" table:number-rows-spanned="2" table:style-name="ce101"/>
          <table:table-cell office:value-type="string" office:string-value="" table:formula="of:=IF([.$B23];32-[.$B23];&quot;&quot;)" table:number-columns-spanned="1" table:number-rows-spanned="2" table:style-name="ce104"/>
          <table:table-cell office:value-type="string" office:string-value="" table:formula="of:=IF([.$B23];2^[.G23];&quot;&quot;)" table:number-columns-spanned="1" table:number-rows-spanned="2" table:style-name="ce103"/>
          <table:table-cell office:value-type="string" office:string-value="" table:formula="of:=IF([.$B23];IF([.I24];128)+IF([.J24];64)+IF([.K24];32)+IF([.L24];16)+IF([.M24];8)+IF([.N24];4)+IF([.O24];2)+IF([.P24];1);&quot;&quot;)" table:number-columns-spanned="8" table:number-rows-spanned="1" table:style-name="ce105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23];IF([.R24];128)+IF([.S24];64)+IF([.T24];32)+IF([.U24];16)+IF([.V24];8)+IF([.W24];4)+IF([.X24];2)+IF([.Y24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23];IF([.AA24];128)+IF([.AB24];64)+IF([.AC24];32)+IF([.AD24];16)+IF([.AE24];8)+IF([.AF24];4)+IF([.AG24];2)+IF([.AH24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23];IF([.AJ24];128)+IF([.AK24];64)+IF([.AL24];32)+IF([.AM24];16)+IF([.AN24];8)+IF([.AO24];4)+IF([.AP24];2)+IF([.AQ24];1);&quot;&quot;)" table:number-columns-spanned="8" table:number-rows-spanned="1" table:style-name="ce99"/>
          <table:covered-table-cell table:number-columns-repeated="7"/>
          <table:table-cell table:number-columns-repeated="16341"/>
        </table:table-row>
        <table:table-row table:style-name="ro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" table:formula="of:=IF([.$B23];IF([.$B23]&gt;0;1;0);&quot;&quot;)" table:style-name="ce147"/>
          <table:table-cell office:value-type="string" office:string-value="" table:formula="of:=IF([.$B23];IF([.$B23]&gt;1;1;0);&quot;&quot;)" table:style-name="ce148"/>
          <table:table-cell office:value-type="string" office:string-value="" table:formula="of:=IF([.$B23];IF([.$B23]&gt;2;1;0);&quot;&quot;)" table:style-name="ce148"/>
          <table:table-cell office:value-type="string" office:string-value="" table:formula="of:=IF([.$B23];IF([.$B23]&gt;3;1;0);&quot;&quot;)" table:style-name="ce148"/>
          <table:table-cell office:value-type="string" office:string-value="" table:formula="of:=IF([.$B23];IF([.$B23]&gt;4;1;0);&quot;&quot;)" table:style-name="ce148"/>
          <table:table-cell office:value-type="string" office:string-value="" table:formula="of:=IF([.$B23];IF([.$B23]&gt;5;1;0);&quot;&quot;)" table:style-name="ce148"/>
          <table:table-cell office:value-type="string" office:string-value="" table:formula="of:=IF([.$B23];IF([.$B23]&gt;6;1;0);&quot;&quot;)" table:style-name="ce148"/>
          <table:table-cell office:value-type="string" office:string-value="" table:formula="of:=IF([.$B23];IF([.$B23]&gt;7;1;0);&quot;&quot;)" table:style-name="ce149"/>
          <table:table-cell table:style-name="ce150"/>
          <table:table-cell office:value-type="string" office:string-value="" table:formula="of:=IF([.$B23];IF([.$B23]&gt;8;1;0);&quot;&quot;)" table:style-name="ce151"/>
          <table:table-cell office:value-type="string" office:string-value="" table:formula="of:=IF([.$B23];IF([.$B23]&gt;9;1;0);&quot;&quot;)" table:style-name="ce148"/>
          <table:table-cell office:value-type="string" office:string-value="" table:formula="of:=IF([.$B23];IF([.$B23]&gt;10;1;0);&quot;&quot;)" table:style-name="ce148"/>
          <table:table-cell office:value-type="string" office:string-value="" table:formula="of:=IF([.$B23];IF([.$B23]&gt;11;1;0);&quot;&quot;)" table:style-name="ce148"/>
          <table:table-cell office:value-type="string" office:string-value="" table:formula="of:=IF([.$B23];IF([.$B23]&gt;12;1;0);&quot;&quot;)" table:style-name="ce148"/>
          <table:table-cell office:value-type="string" office:string-value="" table:formula="of:=IF([.$B23];IF([.$B23]&gt;13;1;0);&quot;&quot;)" table:style-name="ce148"/>
          <table:table-cell office:value-type="string" office:string-value="" table:formula="of:=IF([.$B23];IF([.$B23]&gt;14;1;0);&quot;&quot;)" table:style-name="ce148"/>
          <table:table-cell office:value-type="string" office:string-value="" table:formula="of:=IF([.$B23];IF([.$B23]&gt;15;1;0);&quot;&quot;)" table:style-name="ce149"/>
          <table:table-cell table:style-name="ce150"/>
          <table:table-cell office:value-type="string" office:string-value="" table:formula="of:=IF([.$B23];IF([.$B23]&gt;16;1;0);&quot;&quot;)" table:style-name="ce151"/>
          <table:table-cell office:value-type="string" office:string-value="" table:formula="of:=IF([.$B23];IF([.$B23]&gt;17;1;0);&quot;&quot;)" table:style-name="ce148"/>
          <table:table-cell office:value-type="string" office:string-value="" table:formula="of:=IF([.$B23];IF([.$B23]&gt;18;1;0);&quot;&quot;)" table:style-name="ce148"/>
          <table:table-cell office:value-type="string" office:string-value="" table:formula="of:=IF([.$B23];IF([.$B23]&gt;19;1;0);&quot;&quot;)" table:style-name="ce148"/>
          <table:table-cell office:value-type="string" office:string-value="" table:formula="of:=IF([.$B23];IF([.$B23]&gt;20;1;0);&quot;&quot;)" table:style-name="ce148"/>
          <table:table-cell office:value-type="string" office:string-value="" table:formula="of:=IF([.$B23];IF([.$B23]&gt;21;1;0);&quot;&quot;)" table:style-name="ce148"/>
          <table:table-cell office:value-type="string" office:string-value="" table:formula="of:=IF([.$B23];IF([.$B23]&gt;22;1;0);&quot;&quot;)" table:style-name="ce148"/>
          <table:table-cell office:value-type="string" office:string-value="" table:formula="of:=IF([.$B23];IF([.$B23]&gt;23;1;0);&quot;&quot;)" table:style-name="ce149"/>
          <table:table-cell table:style-name="ce150"/>
          <table:table-cell office:value-type="string" office:string-value="" table:formula="of:=IF([.$B23];IF([.$B23]&gt;24;1;0);&quot;&quot;)" table:style-name="ce151"/>
          <table:table-cell office:value-type="string" office:string-value="" table:formula="of:=IF([.$B23];IF([.$B23]&gt;25;1;0);&quot;&quot;)" table:style-name="ce148"/>
          <table:table-cell office:value-type="string" office:string-value="" table:formula="of:=IF([.$B23];IF([.$B23]&gt;26;1;0);&quot;&quot;)" table:style-name="ce148"/>
          <table:table-cell office:value-type="string" office:string-value="" table:formula="of:=IF([.$B23];IF([.$B23]&gt;27;1;0);&quot;&quot;)" table:style-name="ce148"/>
          <table:table-cell office:value-type="string" office:string-value="" table:formula="of:=IF([.$B23];IF([.$B23]&gt;28;1;0);&quot;&quot;)" table:style-name="ce148"/>
          <table:table-cell office:value-type="string" office:string-value="" table:formula="of:=IF([.$B23];IF([.$B23]&gt;29;1;0);&quot;&quot;)" table:style-name="ce148"/>
          <table:table-cell office:value-type="string" office:string-value="" table:formula="of:=IF([.$B23];IF([.$B23]&gt;30;1;0);&quot;&quot;)" table:style-name="ce148"/>
          <table:table-cell office:value-type="string" office:string-value="" table:formula="of:=IF([.$B23];IF([.$B23]&gt;31;1;0);&quot;&quot;)" table:style-name="ce149"/>
          <table:table-cell table:number-columns-repeated="16341"/>
        </table:table-row>
        <table:table-row table:style-name="ro7">
          <table:table-cell office:value-type="string" table:number-columns-spanned="1" table:number-rows-spanned="2" table:style-name="ce99">
            <text:p>/</text:p>
          </table:table-cell>
          <table:table-cell table:number-columns-spanned="1" table:number-rows-spanned="2" table:style-name="ce100"/>
          <table:table-cell office:value-type="string" office:string-value="" table:formula="of:=IF([.$B25];2;&quot;&quot;)" table:number-columns-spanned="1" table:number-rows-spanned="2" table:style-name="ce101"/>
          <table:table-cell office:value-type="string" office:string-value="" table:formula="of:=IF([.$B25];[.$B25];&quot;&quot;)" table:number-columns-spanned="1" table:number-rows-spanned="2" table:style-name="ce102"/>
          <table:table-cell office:value-type="string" office:string-value="" table:formula="of:=IF([.$B25];2^[.$B25];&quot;&quot;)" table:number-columns-spanned="1" table:number-rows-spanned="2" table:style-name="ce103"/>
          <table:table-cell office:value-type="string" office:string-value="" table:formula="of:=IF([.$B25];2;&quot;&quot;)" table:number-columns-spanned="1" table:number-rows-spanned="2" table:style-name="ce101"/>
          <table:table-cell office:value-type="string" office:string-value="" table:formula="of:=IF([.$B25];32-[.$B25];&quot;&quot;)" table:number-columns-spanned="1" table:number-rows-spanned="2" table:style-name="ce104"/>
          <table:table-cell office:value-type="string" office:string-value="" table:formula="of:=IF([.$B25];2^[.G25];&quot;&quot;)" table:number-columns-spanned="1" table:number-rows-spanned="2" table:style-name="ce103"/>
          <table:table-cell office:value-type="string" office:string-value="" table:formula="of:=IF([.$B25];IF([.I26];128)+IF([.J26];64)+IF([.K26];32)+IF([.L26];16)+IF([.M26];8)+IF([.N26];4)+IF([.O26];2)+IF([.P26];1);&quot;&quot;)" table:number-columns-spanned="8" table:number-rows-spanned="1" table:style-name="ce105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25];IF([.R26];128)+IF([.S26];64)+IF([.T26];32)+IF([.U26];16)+IF([.V26];8)+IF([.W26];4)+IF([.X26];2)+IF([.Y26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25];IF([.AA26];128)+IF([.AB26];64)+IF([.AC26];32)+IF([.AD26];16)+IF([.AE26];8)+IF([.AF26];4)+IF([.AG26];2)+IF([.AH26];1);&quot;&quot;)" table:number-columns-spanned="8" table:number-rows-spanned="1" table:style-name="ce99"/>
          <table:covered-table-cell table:number-columns-repeated="7"/>
          <table:table-cell office:value-type="string" table:style-name="ce90">
            <text:p>.</text:p>
          </table:table-cell>
          <table:table-cell office:value-type="string" office:string-value="" table:formula="of:=IF([.$B25];IF([.AJ26];128)+IF([.AK26];64)+IF([.AL26];32)+IF([.AM26];16)+IF([.AN26];8)+IF([.AO26];4)+IF([.AP26];2)+IF([.AQ26];1);&quot;&quot;)" table:number-columns-spanned="8" table:number-rows-spanned="1" table:style-name="ce99"/>
          <table:covered-table-cell table:number-columns-repeated="7"/>
          <table:table-cell table:number-columns-repeated="1634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office:string-value="" table:formula="of:=IF([.$B25];IF([.$B25]&gt;0;1;0);&quot;&quot;)" table:style-name="ce147"/>
          <table:table-cell office:value-type="string" office:string-value="" table:formula="of:=IF([.$B25];IF([.$B25]&gt;1;1;0);&quot;&quot;)" table:style-name="ce148"/>
          <table:table-cell office:value-type="string" office:string-value="" table:formula="of:=IF([.$B25];IF([.$B25]&gt;2;1;0);&quot;&quot;)" table:style-name="ce148"/>
          <table:table-cell office:value-type="string" office:string-value="" table:formula="of:=IF([.$B25];IF([.$B25]&gt;3;1;0);&quot;&quot;)" table:style-name="ce148"/>
          <table:table-cell office:value-type="string" office:string-value="" table:formula="of:=IF([.$B25];IF([.$B25]&gt;4;1;0);&quot;&quot;)" table:style-name="ce148"/>
          <table:table-cell office:value-type="string" office:string-value="" table:formula="of:=IF([.$B25];IF([.$B25]&gt;5;1;0);&quot;&quot;)" table:style-name="ce148"/>
          <table:table-cell office:value-type="string" office:string-value="" table:formula="of:=IF([.$B25];IF([.$B25]&gt;6;1;0);&quot;&quot;)" table:style-name="ce148"/>
          <table:table-cell office:value-type="string" office:string-value="" table:formula="of:=IF([.$B25];IF([.$B25]&gt;7;1;0);&quot;&quot;)" table:style-name="ce149"/>
          <table:table-cell table:style-name="ce150"/>
          <table:table-cell office:value-type="string" office:string-value="" table:formula="of:=IF([.$B25];IF([.$B25]&gt;8;1;0);&quot;&quot;)" table:style-name="ce151"/>
          <table:table-cell office:value-type="string" office:string-value="" table:formula="of:=IF([.$B25];IF([.$B25]&gt;9;1;0);&quot;&quot;)" table:style-name="ce148"/>
          <table:table-cell office:value-type="string" office:string-value="" table:formula="of:=IF([.$B25];IF([.$B25]&gt;10;1;0);&quot;&quot;)" table:style-name="ce148"/>
          <table:table-cell office:value-type="string" office:string-value="" table:formula="of:=IF([.$B25];IF([.$B25]&gt;11;1;0);&quot;&quot;)" table:style-name="ce148"/>
          <table:table-cell office:value-type="string" office:string-value="" table:formula="of:=IF([.$B25];IF([.$B25]&gt;12;1;0);&quot;&quot;)" table:style-name="ce148"/>
          <table:table-cell office:value-type="string" office:string-value="" table:formula="of:=IF([.$B25];IF([.$B25]&gt;13;1;0);&quot;&quot;)" table:style-name="ce148"/>
          <table:table-cell office:value-type="string" office:string-value="" table:formula="of:=IF([.$B25];IF([.$B25]&gt;14;1;0);&quot;&quot;)" table:style-name="ce148"/>
          <table:table-cell office:value-type="string" office:string-value="" table:formula="of:=IF([.$B25];IF([.$B25]&gt;15;1;0);&quot;&quot;)" table:style-name="ce149"/>
          <table:table-cell table:style-name="ce150"/>
          <table:table-cell office:value-type="string" office:string-value="" table:formula="of:=IF([.$B25];IF([.$B25]&gt;16;1;0);&quot;&quot;)" table:style-name="ce151"/>
          <table:table-cell office:value-type="string" office:string-value="" table:formula="of:=IF([.$B25];IF([.$B25]&gt;17;1;0);&quot;&quot;)" table:style-name="ce148"/>
          <table:table-cell office:value-type="string" office:string-value="" table:formula="of:=IF([.$B25];IF([.$B25]&gt;18;1;0);&quot;&quot;)" table:style-name="ce148"/>
          <table:table-cell office:value-type="string" office:string-value="" table:formula="of:=IF([.$B25];IF([.$B25]&gt;19;1;0);&quot;&quot;)" table:style-name="ce148"/>
          <table:table-cell office:value-type="string" office:string-value="" table:formula="of:=IF([.$B25];IF([.$B25]&gt;20;1;0);&quot;&quot;)" table:style-name="ce148"/>
          <table:table-cell office:value-type="string" office:string-value="" table:formula="of:=IF([.$B25];IF([.$B25]&gt;21;1;0);&quot;&quot;)" table:style-name="ce148"/>
          <table:table-cell office:value-type="string" office:string-value="" table:formula="of:=IF([.$B25];IF([.$B25]&gt;22;1;0);&quot;&quot;)" table:style-name="ce148"/>
          <table:table-cell office:value-type="string" office:string-value="" table:formula="of:=IF([.$B25];IF([.$B25]&gt;23;1;0);&quot;&quot;)" table:style-name="ce149"/>
          <table:table-cell table:style-name="ce150"/>
          <table:table-cell office:value-type="string" office:string-value="" table:formula="of:=IF([.$B25];IF([.$B25]&gt;24;1;0);&quot;&quot;)" table:style-name="ce151"/>
          <table:table-cell office:value-type="string" office:string-value="" table:formula="of:=IF([.$B25];IF([.$B25]&gt;25;1;0);&quot;&quot;)" table:style-name="ce148"/>
          <table:table-cell office:value-type="string" office:string-value="" table:formula="of:=IF([.$B25];IF([.$B25]&gt;26;1;0);&quot;&quot;)" table:style-name="ce148"/>
          <table:table-cell office:value-type="string" office:string-value="" table:formula="of:=IF([.$B25];IF([.$B25]&gt;27;1;0);&quot;&quot;)" table:style-name="ce148"/>
          <table:table-cell office:value-type="string" office:string-value="" table:formula="of:=IF([.$B25];IF([.$B25]&gt;28;1;0);&quot;&quot;)" table:style-name="ce148"/>
          <table:table-cell office:value-type="string" office:string-value="" table:formula="of:=IF([.$B25];IF([.$B25]&gt;29;1;0);&quot;&quot;)" table:style-name="ce148"/>
          <table:table-cell office:value-type="string" office:string-value="" table:formula="of:=IF([.$B25];IF([.$B25]&gt;30;1;0);&quot;&quot;)" table:style-name="ce148"/>
          <table:table-cell office:value-type="string" office:string-value="" table:formula="of:=IF([.$B25];IF([.$B25]&gt;31;1;0);&quot;&quot;)" table:style-name="ce149"/>
          <table:table-cell table:number-columns-repeated="16341"/>
        </table:table-row>
        <table:table-row table:number-rows-repeated="1048550" table:style-name="ro8">
          <table:table-cell table:number-columns-repeated="16384"/>
        </table:table-row>
      </table:table>
      <table:table table:name="exercícios" table:style-name="ta1">
        <table:table-column table:style-name="co12" table:default-cell-style-name="ce1"/>
        <table:table-column table:style-name="co7" table:number-columns-repeated="8" table:default-cell-style-name="ce9"/>
        <table:table-column table:style-name="co9" table:default-cell-style-name="ce9"/>
        <table:table-column table:style-name="co7" table:number-columns-repeated="26" table:default-cell-style-name="ce9"/>
        <table:table-column table:style-name="co3" table:number-columns-repeated="28" table:default-cell-style-name="ce9"/>
        <table:table-column table:style-name="co5" table:number-columns-repeated="16320" table:default-cell-style-name="ce1"/>
        <table:table-row table:style-name="ro3">
          <table:table-cell table:style-name="ce1"/>
          <table:table-cell office:value-type="string" table:number-columns-spanned="35" table:number-rows-spanned="1" table:style-name="ce10">
            <text:p>Prefixo</text:p>
          </table:table-cell>
          <table:covered-table-cell table:number-columns-repeated="34"/>
          <table:table-cell table:number-columns-repeated="16348"/>
        </table:table-row>
        <table:table-row table:style-name="ro9">
          <table:table-cell table:style-name="ce1"/>
          <table:table-cell table:style-name="ce5"/>
          <table:table-cell table:number-columns-repeated="62" table:style-name="ce9"/>
          <table:table-cell table:number-columns-repeated="16320"/>
        </table:table-row>
        <table:table-row table:style-name="ro5">
          <table:table-cell table:style-name="ce1"/>
          <table:table-cell office:value-type="string" table:number-columns-spanned="8" table:number-rows-spanned="1" table:style-name="ce30">
            <text:p>1<text:span text:style-name="T6">o</text:span><text:s/>Octeto</text:p>
          </table:table-cell>
          <table:covered-table-cell table:number-columns-repeated="7"/>
          <table:table-cell table:style-name="ce9"/>
          <table:table-cell office:value-type="string" table:number-columns-spanned="8" table:number-rows-spanned="1" table:style-name="ce30">
            <text:p>2<text:span text:style-name="T6">o</text:span><text:s/>Octeto</text:p>
          </table:table-cell>
          <table:covered-table-cell table:number-columns-repeated="7"/>
          <table:table-cell table:style-name="ce9"/>
          <table:table-cell office:value-type="string" table:number-columns-spanned="8" table:number-rows-spanned="1" table:style-name="ce30">
            <text:p>3<text:span text:style-name="T6">o</text:span><text:s/>Octeto</text:p>
          </table:table-cell>
          <table:covered-table-cell table:number-columns-repeated="7"/>
          <table:table-cell table:style-name="ce9"/>
          <table:table-cell office:value-type="string" table:number-columns-spanned="8" table:number-rows-spanned="1" table:style-name="ce30">
            <text:p>4<text:span text:style-name="T6">o</text:span><text:s/>Octeto</text:p>
          </table:table-cell>
          <table:covered-table-cell table:number-columns-repeated="7"/>
          <table:table-cell table:number-columns-repeated="16348"/>
        </table:table-row>
        <table:table-row table:style-name="ro1">
          <table:table-cell office:value-type="string" table:number-columns-spanned="1" table:number-rows-spanned="3" table:style-name="ce31">
            <text:p>IP</text:p>
          </table:table-cell>
          <table:table-cell office:value-type="float" office:value="178" table:number-columns-spanned="8" table:number-rows-spanned="1" table:style-name="ce50">
            <text:p>178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255" table:number-columns-spanned="8" table:number-rows-spanned="1" table:style-name="ce50">
            <text:p>255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171" table:number-columns-spanned="8" table:number-rows-spanned="1" table:style-name="ce50">
            <text:p>171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13" table:number-columns-spanned="8" table:number-rows-spanned="1" table:style-name="ce50">
            <text:p>13</text:p>
          </table:table-cell>
          <table:covered-table-cell table:number-columns-repeated="7"/>
          <table:table-cell table:number-columns-repeated="16348"/>
        </table:table-row>
        <table:table-row table:style-name="ro10">
          <table:covered-table-cell/>
          <table:table-cell office:value-type="string" office:string-value="10110010" table:formula="of:=DEC2BIN([.B4];8)" table:number-columns-spanned="8" table:number-rows-spanned="1" table:style-name="ce33">
            <text:p>10110010</text:p>
          </table:table-cell>
          <table:covered-table-cell table:number-columns-repeated="7"/>
          <table:table-cell table:style-name="ce9"/>
          <table:table-cell office:value-type="string" office:string-value="11111111" table:formula="of:=DEC2BIN([.K4];8)" table:number-columns-spanned="8" table:number-rows-spanned="1" table:style-name="ce33">
            <text:p>11111111</text:p>
          </table:table-cell>
          <table:covered-table-cell table:number-columns-repeated="7"/>
          <table:table-cell table:style-name="ce9"/>
          <table:table-cell office:value-type="string" office:string-value="10101011" table:formula="of:=DEC2BIN([.T4];8)" table:number-columns-spanned="8" table:number-rows-spanned="1" table:style-name="ce33">
            <text:p>10101011</text:p>
          </table:table-cell>
          <table:covered-table-cell table:number-columns-repeated="7"/>
          <table:table-cell table:style-name="ce9"/>
          <table:table-cell office:value-type="string" office:string-value="00001101" table:formula="of:=DEC2BIN([.AC4];8)" table:number-columns-spanned="8" table:number-rows-spanned="1" table:style-name="ce33">
            <text:p>00001101</text:p>
          </table:table-cell>
          <table:covered-table-cell table:number-columns-repeated="7"/>
          <table:table-cell table:number-columns-repeated="16348"/>
        </table:table-row>
        <table:table-row table:style-name="ro11">
          <table:covered-table-cell/>
          <table:table-cell office:value-type="string" office:string-value="1" table:formula="of:=MID([.$B5];1;1)" table:style-name="ce156">
            <text:p>1</text:p>
          </table:table-cell>
          <table:table-cell office:value-type="string" office:string-value="0" table:formula="of:=MID([.$B5];2;1)" table:style-name="ce156">
            <text:p>0</text:p>
          </table:table-cell>
          <table:table-cell office:value-type="string" office:string-value="1" table:formula="of:=MID([.$B5];3;1)" table:style-name="ce157">
            <text:p>1</text:p>
          </table:table-cell>
          <table:table-cell office:value-type="string" office:string-value="1" table:formula="of:=MID([.$B5];4;1)" table:style-name="ce157">
            <text:p>1</text:p>
          </table:table-cell>
          <table:table-cell office:value-type="string" office:string-value="0" table:formula="of:=MID([.$B5];5;1)" table:style-name="ce157">
            <text:p>0</text:p>
          </table:table-cell>
          <table:table-cell office:value-type="string" office:string-value="0" table:formula="of:=MID([.$B5];6;1)" table:style-name="ce157">
            <text:p>0</text:p>
          </table:table-cell>
          <table:table-cell office:value-type="string" office:string-value="1" table:formula="of:=MID([.$B5];7;1)" table:style-name="ce157">
            <text:p>1</text:p>
          </table:table-cell>
          <table:table-cell office:value-type="string" office:string-value="0" table:formula="of:=MID([.$B5];8;1)" table:style-name="ce157">
            <text:p>0</text:p>
          </table:table-cell>
          <table:table-cell table:style-name="ce24"/>
          <table:table-cell office:value-type="string" office:string-value="1" table:formula="of:=MID([.$K5];1;1)" table:style-name="ce156">
            <text:p>1</text:p>
          </table:table-cell>
          <table:table-cell office:value-type="string" office:string-value="1" table:formula="of:=MID([.$K5];2;1)" table:style-name="ce156">
            <text:p>1</text:p>
          </table:table-cell>
          <table:table-cell office:value-type="string" office:string-value="1" table:formula="of:=MID([.$K5];3;1)" table:style-name="ce157">
            <text:p>1</text:p>
          </table:table-cell>
          <table:table-cell office:value-type="string" office:string-value="1" table:formula="of:=MID([.$K5];4;1)" table:style-name="ce157">
            <text:p>1</text:p>
          </table:table-cell>
          <table:table-cell office:value-type="string" office:string-value="1" table:formula="of:=MID([.$K5];5;1)" table:style-name="ce157">
            <text:p>1</text:p>
          </table:table-cell>
          <table:table-cell office:value-type="string" office:string-value="1" table:formula="of:=MID([.$K5];6;1)" table:style-name="ce157">
            <text:p>1</text:p>
          </table:table-cell>
          <table:table-cell office:value-type="string" office:string-value="1" table:formula="of:=MID([.$K5];7;1)" table:style-name="ce157">
            <text:p>1</text:p>
          </table:table-cell>
          <table:table-cell office:value-type="string" office:string-value="1" table:formula="of:=MID([.$K5];8;1)" table:style-name="ce157">
            <text:p>1</text:p>
          </table:table-cell>
          <table:table-cell table:style-name="ce24"/>
          <table:table-cell office:value-type="string" office:string-value="1" table:formula="of:=MID([.$T5];1;1)" table:style-name="ce156">
            <text:p>1</text:p>
          </table:table-cell>
          <table:table-cell office:value-type="string" office:string-value="0" table:formula="of:=MID([.$T5];2;1)" table:style-name="ce156">
            <text:p>0</text:p>
          </table:table-cell>
          <table:table-cell office:value-type="string" office:string-value="1" table:formula="of:=MID([.$T5];3;1)" table:style-name="ce157">
            <text:p>1</text:p>
          </table:table-cell>
          <table:table-cell office:value-type="string" office:string-value="0" table:formula="of:=MID([.$T5];4;1)" table:style-name="ce157">
            <text:p>0</text:p>
          </table:table-cell>
          <table:table-cell office:value-type="string" office:string-value="1" table:formula="of:=MID([.$T5];5;1)" table:style-name="ce157">
            <text:p>1</text:p>
          </table:table-cell>
          <table:table-cell office:value-type="string" office:string-value="0" table:formula="of:=MID([.$T5];6;1)" table:style-name="ce157">
            <text:p>0</text:p>
          </table:table-cell>
          <table:table-cell office:value-type="string" office:string-value="1" table:formula="of:=MID([.$T5];7;1)" table:style-name="ce157">
            <text:p>1</text:p>
          </table:table-cell>
          <table:table-cell office:value-type="string" office:string-value="1" table:formula="of:=MID([.$T5];8;1)" table:style-name="ce157">
            <text:p>1</text:p>
          </table:table-cell>
          <table:table-cell table:style-name="ce24"/>
          <table:table-cell office:value-type="string" office:string-value="0" table:formula="of:=MID([.$AC5];1;1)" table:style-name="ce156">
            <text:p>0</text:p>
          </table:table-cell>
          <table:table-cell office:value-type="string" office:string-value="0" table:formula="of:=MID([.$AC5];2;1)" table:style-name="ce156">
            <text:p>0</text:p>
          </table:table-cell>
          <table:table-cell office:value-type="string" office:string-value="0" table:formula="of:=MID([.$AC5];3;1)" table:style-name="ce157">
            <text:p>0</text:p>
          </table:table-cell>
          <table:table-cell office:value-type="string" office:string-value="0" table:formula="of:=MID([.$AC5];4;1)" table:style-name="ce157">
            <text:p>0</text:p>
          </table:table-cell>
          <table:table-cell office:value-type="string" office:string-value="1" table:formula="of:=MID([.$AC5];5;1)" table:style-name="ce157">
            <text:p>1</text:p>
          </table:table-cell>
          <table:table-cell office:value-type="string" office:string-value="1" table:formula="of:=MID([.$AC5];6;1)" table:style-name="ce157">
            <text:p>1</text:p>
          </table:table-cell>
          <table:table-cell office:value-type="string" office:string-value="0" table:formula="of:=MID([.$AC5];7;1)" table:style-name="ce157">
            <text:p>0</text:p>
          </table:table-cell>
          <table:table-cell office:value-type="string" office:string-value="1" table:formula="of:=MID([.$AC5];8;1)" table:style-name="ce157">
            <text:p>1</text:p>
          </table:table-cell>
          <table:table-cell table:number-columns-repeated="16348"/>
        </table:table-row>
        <table:table-row table:style-name="ro5">
          <table:table-cell table:number-columns-spanned="36" table:number-rows-spanned="1" table:style-name="ce44"/>
          <table:covered-table-cell table:number-columns-repeated="35"/>
          <table:table-cell table:number-columns-repeated="16348"/>
        </table:table-row>
        <table:table-row table:style-name="ro6">
          <table:table-cell office:value-type="string" table:style-name="ce35">
            <text:p>Prefixo (b):</text:p>
          </table:table-cell>
          <table:table-cell office:value-type="string" table:style-name="ce36">
            <text:p>/</text:p>
          </table:table-cell>
          <table:table-cell office:value-type="float" office:value="8" table:number-columns-spanned="2" table:number-rows-spanned="1" table:style-name="ce45">
            <text:p>8</text:p>
          </table:table-cell>
          <table:covered-table-cell/>
          <table:table-cell table:number-columns-repeated="60" table:style-name="ce9"/>
          <table:table-cell table:number-columns-repeated="16320"/>
        </table:table-row>
        <table:table-row table:style-name="ro11">
          <table:table-cell office:value-type="string" table:style-name="ce37">
            <text:p>Nr. de redes possíveis (2<text:span text:style-name="T6">b</text:span>):</text:p>
          </table:table-cell>
          <table:table-cell table:number-columns-repeated="5" table:style-name="ce24"/>
          <table:table-cell table:style-name="ce1"/>
          <table:table-cell office:value-type="float" office:value="2" table:style-name="ce106">
            <text:p>2</text:p>
          </table:table-cell>
          <table:table-cell office:value-type="float" office:value="8" table:formula="of:=[.C8]" table:style-name="ce39">
            <text:p>8</text:p>
          </table:table-cell>
          <table:table-cell table:style-name="ce1"/>
          <table:table-cell office:value-type="string" table:style-name="ce40">
            <text:p>=</text:p>
          </table:table-cell>
          <table:table-cell office:value-type="float" office:value="256" table:formula="of:=2^[.C8]" table:number-columns-spanned="6" table:number-rows-spanned="1" table:style-name="ce152">
            <text:p>256</text:p>
          </table:table-cell>
          <table:covered-table-cell table:number-columns-repeated="5"/>
          <table:table-cell table:number-columns-repeated="5" table:style-name="ce1"/>
          <table:table-cell table:number-columns-repeated="42" table:style-name="ce9"/>
          <table:table-cell table:number-columns-repeated="16320"/>
        </table:table-row>
        <table:table-row table:style-name="ro15">
          <table:table-cell table:number-columns-spanned="36" table:number-rows-spanned="1" table:style-name="ce44"/>
          <table:covered-table-cell table:number-columns-repeated="35"/>
          <table:table-cell table:number-columns-repeated="16348"/>
        </table:table-row>
        <table:table-row table:style-name="ro7">
          <table:table-cell office:value-type="string" table:style-name="ce37">
            <text:p>Nr. de hosts possíveis (2<text:span text:style-name="T6">32-b</text:span>):</text:p>
          </table:table-cell>
          <table:table-cell table:number-columns-repeated="6" table:style-name="ce1"/>
          <table:table-cell office:value-type="float" office:value="2" table:style-name="ce107">
            <text:p>2</text:p>
          </table:table-cell>
          <table:table-cell office:value-type="float" office:value="24" table:formula="of:=32-[.C8]" table:style-name="ce42">
            <text:p>24</text:p>
          </table:table-cell>
          <table:table-cell table:style-name="ce1"/>
          <table:table-cell office:value-type="string" table:style-name="ce40">
            <text:p>=</text:p>
          </table:table-cell>
          <table:table-cell office:value-type="float" office:value="16777216" table:formula="of:=2^(32-[.C8])" table:number-columns-spanned="6" table:number-rows-spanned="1" table:style-name="ce153">
            <text:p>16.777.216</text:p>
          </table:table-cell>
          <table:covered-table-cell table:number-columns-repeated="5"/>
          <table:table-cell table:number-columns-repeated="5" table:style-name="ce1"/>
          <table:table-cell table:number-columns-repeated="42" table:style-name="ce9"/>
          <table:table-cell table:number-columns-repeated="16320"/>
        </table:table-row>
        <table:table-row table:style-name="ro17">
          <table:table-cell table:number-columns-spanned="36" table:number-rows-spanned="1" table:style-name="ce44"/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1" table:number-rows-spanned="2" table:style-name="ce48">
            <text:p>Máscara</text:p>
          </table:table-cell>
          <table:table-cell office:value-type="float" office:value="255" table:formula="of:=IF([.B14];128)+IF([.C14];64)+IF([.D14];32)+IF([.E14];16)+IF([.F14];8)+IF([.G14];4)+IF([.H14];2)+IF([.I14];1)" table:number-columns-spanned="8" table:number-rows-spanned="1" table:style-name="ce49">
            <text:p>255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0" table:formula="of:=IF([.K14];128)+IF([.L14];64)+IF([.M14];32)+IF([.N14];16)+IF([.O14];8)+IF([.P14];4)+IF([.Q14];2)+IF([.R14];1)" table:number-columns-spanned="8" table:number-rows-spanned="1" table:style-name="ce49">
            <text:p>0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0" table:formula="of:=IF([.T14];128)+IF([.U14];64)+IF([.V14];32)+IF([.W14];16)+IF([.X14];8)+IF([.Y14];4)+IF([.Z14];2)+IF([.AA14];1)" table:number-columns-spanned="8" table:number-rows-spanned="1" table:style-name="ce49">
            <text:p>0</text:p>
          </table:table-cell>
          <table:covered-table-cell table:number-columns-repeated="7"/>
          <table:table-cell office:value-type="string" table:style-name="ce14">
            <text:p>.</text:p>
          </table:table-cell>
          <table:table-cell office:value-type="float" office:value="0" table:formula="of:=IF([.AC14];128)+IF([.AD14];64)+IF([.AE14];32)+IF([.AF14];16)+IF([.AG14];8)+IF([.AH14];4)+IF([.AI14];2)+IF([.AJ14];1)" table:number-columns-spanned="8" table:number-rows-spanned="1" table:style-name="ce49">
            <text:p>0</text:p>
          </table:table-cell>
          <table:covered-table-cell table:number-columns-repeated="7"/>
          <table:table-cell table:number-columns-repeated="16348"/>
        </table:table-row>
        <table:table-row table:style-name="ro11">
          <table:covered-table-cell/>
          <table:table-cell office:value-type="float" office:value="1" table:formula="of:=IF([.$C$8]&gt;0;1;0)" table:style-name="ce154">
            <text:p>1</text:p>
          </table:table-cell>
          <table:table-cell office:value-type="float" office:value="1" table:formula="of:=IF([.$C$8]&gt;1;1;0)" table:style-name="ce154">
            <text:p>1</text:p>
          </table:table-cell>
          <table:table-cell office:value-type="float" office:value="1" table:formula="of:=IF([.$C$8]&gt;2;1;0)" table:style-name="ce154">
            <text:p>1</text:p>
          </table:table-cell>
          <table:table-cell office:value-type="float" office:value="1" table:formula="of:=IF([.$C$8]&gt;3;1;0)" table:style-name="ce154">
            <text:p>1</text:p>
          </table:table-cell>
          <table:table-cell office:value-type="float" office:value="1" table:formula="of:=IF([.$C$8]&gt;4;1;0)" table:style-name="ce154">
            <text:p>1</text:p>
          </table:table-cell>
          <table:table-cell office:value-type="float" office:value="1" table:formula="of:=IF([.$C$8]&gt;5;1;0)" table:style-name="ce154">
            <text:p>1</text:p>
          </table:table-cell>
          <table:table-cell office:value-type="float" office:value="1" table:formula="of:=IF([.$C$8]&gt;6;1;0)" table:style-name="ce154">
            <text:p>1</text:p>
          </table:table-cell>
          <table:table-cell office:value-type="float" office:value="1" table:formula="of:=IF([.$C$8]&gt;7;1;0)" table:style-name="ce154">
            <text:p>1</text:p>
          </table:table-cell>
          <table:table-cell table:style-name="ce155"/>
          <table:table-cell office:value-type="float" office:value="0" table:formula="of:=IF([.$C$8]&gt;8;1;0)" table:style-name="ce154">
            <text:p>0</text:p>
          </table:table-cell>
          <table:table-cell office:value-type="float" office:value="0" table:formula="of:=IF([.$C$8]&gt;9;1;0)" table:style-name="ce154">
            <text:p>0</text:p>
          </table:table-cell>
          <table:table-cell office:value-type="float" office:value="0" table:formula="of:=IF([.$C$8]&gt;10;1;0)" table:style-name="ce154">
            <text:p>0</text:p>
          </table:table-cell>
          <table:table-cell office:value-type="float" office:value="0" table:formula="of:=IF([.$C$8]&gt;11;1;0)" table:style-name="ce154">
            <text:p>0</text:p>
          </table:table-cell>
          <table:table-cell office:value-type="float" office:value="0" table:formula="of:=IF([.$C$8]&gt;12;1;0)" table:style-name="ce154">
            <text:p>0</text:p>
          </table:table-cell>
          <table:table-cell office:value-type="float" office:value="0" table:formula="of:=IF([.$C$8]&gt;13;1;0)" table:style-name="ce154">
            <text:p>0</text:p>
          </table:table-cell>
          <table:table-cell office:value-type="float" office:value="0" table:formula="of:=IF([.$C$8]&gt;14;1;0)" table:style-name="ce154">
            <text:p>0</text:p>
          </table:table-cell>
          <table:table-cell office:value-type="float" office:value="0" table:formula="of:=IF([.$C$8]&gt;15;1;0)" table:style-name="ce154">
            <text:p>0</text:p>
          </table:table-cell>
          <table:table-cell table:style-name="ce24"/>
          <table:table-cell office:value-type="float" office:value="0" table:formula="of:=IF([.$C$8]&gt;16;1;0)" table:style-name="ce154">
            <text:p>0</text:p>
          </table:table-cell>
          <table:table-cell office:value-type="float" office:value="0" table:formula="of:=IF([.$C$8]&gt;17;1;0)" table:style-name="ce154">
            <text:p>0</text:p>
          </table:table-cell>
          <table:table-cell office:value-type="float" office:value="0" table:formula="of:=IF([.$C$8]&gt;18;1;0)" table:style-name="ce154">
            <text:p>0</text:p>
          </table:table-cell>
          <table:table-cell office:value-type="float" office:value="0" table:formula="of:=IF([.$C$8]&gt;19;1;0)" table:style-name="ce154">
            <text:p>0</text:p>
          </table:table-cell>
          <table:table-cell office:value-type="float" office:value="0" table:formula="of:=IF([.$C$8]&gt;20;1;0)" table:style-name="ce154">
            <text:p>0</text:p>
          </table:table-cell>
          <table:table-cell office:value-type="float" office:value="0" table:formula="of:=IF([.$C$8]&gt;21;1;0)" table:style-name="ce154">
            <text:p>0</text:p>
          </table:table-cell>
          <table:table-cell office:value-type="float" office:value="0" table:formula="of:=IF([.$C$8]&gt;22;1;0)" table:style-name="ce154">
            <text:p>0</text:p>
          </table:table-cell>
          <table:table-cell office:value-type="float" office:value="0" table:formula="of:=IF([.$C$8]&gt;23;1;0)" table:style-name="ce154">
            <text:p>0</text:p>
          </table:table-cell>
          <table:table-cell table:style-name="ce24"/>
          <table:table-cell office:value-type="float" office:value="0" table:formula="of:=IF([.$C$8]&gt;24;1;0)" table:style-name="ce154">
            <text:p>0</text:p>
          </table:table-cell>
          <table:table-cell office:value-type="float" office:value="0" table:formula="of:=IF([.$C$8]&gt;25;1;0)" table:style-name="ce154">
            <text:p>0</text:p>
          </table:table-cell>
          <table:table-cell office:value-type="float" office:value="0" table:formula="of:=IF([.$C$8]&gt;26;1;0)" table:style-name="ce154">
            <text:p>0</text:p>
          </table:table-cell>
          <table:table-cell office:value-type="float" office:value="0" table:formula="of:=IF([.$C$8]&gt;27;1;0)" table:style-name="ce154">
            <text:p>0</text:p>
          </table:table-cell>
          <table:table-cell office:value-type="float" office:value="0" table:formula="of:=IF([.$C$8]&gt;28;1;0)" table:style-name="ce154">
            <text:p>0</text:p>
          </table:table-cell>
          <table:table-cell office:value-type="float" office:value="0" table:formula="of:=IF([.$C$8]&gt;29;1;0)" table:style-name="ce154">
            <text:p>0</text:p>
          </table:table-cell>
          <table:table-cell office:value-type="float" office:value="0" table:formula="of:=IF([.$C$8]&gt;30;1;0)" table:style-name="ce154">
            <text:p>0</text:p>
          </table:table-cell>
          <table:table-cell office:value-type="float" office:value="0" table:formula="of:=IF([.$C$8]&gt;31;1;0)" table:style-name="ce154">
            <text:p>0</text:p>
          </table:table-cell>
          <table:table-cell table:number-columns-repeated="16348"/>
        </table:table-row>
        <table:table-row table:style-name="ro11">
          <table:table-cell table:style-name="ce3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24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24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style-name="ce155"/>
          <table:table-cell table:number-columns-repeated="16348"/>
        </table:table-row>
        <table:table-row table:style-name="ro11">
          <table:table-cell table:number-columns-repeated="21" table:style-name="ce1"/>
          <table:table-cell table:number-columns-repeated="15" table:style-name="ce24"/>
          <table:table-cell table:number-columns-repeated="16348"/>
        </table:table-row>
        <table:table-row table:style-name="ro5">
          <table:table-cell/>
          <table:table-cell table:number-columns-repeated="20" table:style-name="ce1"/>
          <table:table-cell table:number-columns-repeated="43" table:style-name="ce9"/>
          <table:table-cell table:number-columns-repeated="16320"/>
        </table:table-row>
        <table:table-row table:style-name="ro5">
          <table:table-cell/>
          <table:table-cell table:number-columns-repeated="6" table:style-name="ce1"/>
          <table:table-cell table:number-columns-repeated="57" table:style-name="ce9"/>
          <table:table-cell table:number-columns-repeated="16320"/>
        </table:table-row>
        <table:table-row table:number-rows-repeated="2" table:style-name="ro5">
          <table:table-cell/>
          <table:table-cell table:style-name="ce1"/>
          <table:table-cell table:number-columns-repeated="62" table:style-name="ce9"/>
          <table:table-cell table:number-columns-repeated="16320"/>
        </table:table-row>
        <table:table-row table:style-name="ro5">
          <table:table-cell/>
          <table:table-cell table:number-columns-repeated="35" table:style-name="ce15"/>
          <table:table-cell table:number-columns-repeated="16348"/>
        </table:table-row>
        <table:table-row table:style-name="ro5">
          <table:table-cell/>
          <table:table-cell table:style-name="ce1"/>
          <table:table-cell table:number-columns-repeated="62" table:style-name="ce9"/>
          <table:table-cell table:number-columns-repeated="16320"/>
        </table:table-row>
        <table:table-row table:number-rows-repeated="104855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marelinho14pt" style:family="table-cell" style:data-style-name="N0">
      <style:table-cell-properties fo:border="thin solid #000000" style:vertical-align="middle" fo:background-color="#FFFFD7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Amarelo" style:family="table-cell" style:data-style-name="N0">
      <style:table-cell-properties style:vertical-align="automatic" fo:background-color="#FFFF00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Amarelo12pt" style:family="table-cell" style:data-style-name="N0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ranco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f1" style:family="table-cell" style:data-style-name="N0">
      <style:table-cell-properties fo:background-color="#FFFF00"/>
      <style:text-properties fo:font-weight="bold" style:font-weight-asian="bold" style:font-weight-complex="bold"/>
    </style:style>
    <style:style style:name="cf2" style:family="table-cell" style:data-style-name="N0">
      <style:table-cell-properties fo:border-top="thin solid #000000" fo:border-bottom="thin solid #000000" fo:border-left="thin solid #000000" fo:border-right="none" fo:background-color="#FFFF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vis_237_vel" style:display-name="Invisível" style:family="table-cell" style:data-style-name="N0">
      <style:table-cell-properties style:vertical-align="middle" fo:background-color="#FFFFFF"/>
      <style:text-properties fo:color="#FFFFFF" fo:font-size="16pt" style:font-size-asian="16pt" style:font-size-complex="16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dc:creator>Daniel</dc:creator>
    <meta:creation-date>2020-08-18T16:31:50Z</meta:creation-date>
    <dc:date>2021-11-01T17:52:12Z</dc:date>
    <meta:editing-cycles>27</meta:editing-cycles>
    <meta:editing-duration>PT13745S</meta:editing-duration>
  </office:meta>
</office:document-meta>
</file>